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1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2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3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4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5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6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7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8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09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0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1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2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3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4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5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6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7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8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19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0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1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2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3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4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5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6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7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8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29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0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1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2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3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4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5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6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7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8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39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0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1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2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3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4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5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6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7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8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49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b_50_n150_m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50 instâncias</text:p>
          </table:table-cell>
          <table:table-cell table:number-columns-repeated="1023"/>
        </table:table-row>
        <table:table-row table:style-name="ro1" table:visibility="collapse" table:number-rows-repeated="104852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GKD-b_01_n025_m02" calcext:value-type="string">
            <text:p>GKD-b_01_n025_m02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517" calcext:value-type="float">
            <text:p>0,000517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687" calcext:value-type="float">
            <text:p>0,000687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514" calcext:value-type="float">
            <text:p>0,000514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529" calcext:value-type="float">
            <text:p>0,000529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666" calcext:value-type="float">
            <text:p>0,000666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795" calcext:value-type="float">
            <text:p>0,000795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793" calcext:value-type="float">
            <text:p>0,000793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515" calcext:value-type="float">
            <text:p>0,000515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946" calcext:value-type="float">
            <text:p>0,000946</text:p>
          </table:table-cell>
          <table:table-cell table:style-name="ce11" table:content-validation-name="val3" office:value-type="float" office:value="13.7499" calcext:value-type="float">
            <text:p>13,7499</text:p>
          </table:table-cell>
          <table:table-cell table:style-name="ce11" table:content-validation-name="val3" office:value-type="float" office:value="0.000514" calcext:value-type="float">
            <text:p>0,000514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GKD-b_02_n025_m02" calcext:value-type="string">
            <text:p>GKD-b_02_n025_m02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843" calcext:value-type="float">
            <text:p>0,000843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854" calcext:value-type="float">
            <text:p>0,000854</text:p>
          </table:table-cell>
          <table:table-cell table:style-name="ce11" table:content-validation-name="val3" office:value-type="float" office:value="119.9" calcext:value-type="float">
            <text:p>119,9</text:p>
          </table:table-cell>
          <table:table-cell table:style-name="ce11" table:content-validation-name="val3" office:value-type="float" office:value="0.000497" calcext:value-type="float">
            <text:p>0,000497</text:p>
          </table:table-cell>
          <table:table-cell table:style-name="ce11" table:content-validation-name="val3" office:value-type="float" office:value="119.9" calcext:value-type="float">
            <text:p>119,9</text:p>
          </table:table-cell>
          <table:table-cell table:style-name="ce11" table:content-validation-name="val3" office:value-type="float" office:value="0.000793" calcext:value-type="float">
            <text:p>0,000793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767" calcext:value-type="float">
            <text:p>0,000767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753" calcext:value-type="float">
            <text:p>0,000753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949" calcext:value-type="float">
            <text:p>0,000949</text:p>
          </table:table-cell>
          <table:table-cell table:style-name="ce11" table:content-validation-name="val3" office:value-type="float" office:value="116.181" calcext:value-type="float">
            <text:p>116,181</text:p>
          </table:table-cell>
          <table:table-cell table:style-name="ce11" table:content-validation-name="val3" office:value-type="float" office:value="0.000573" calcext:value-type="float">
            <text:p>0,000573</text:p>
          </table:table-cell>
          <table:table-cell table:style-name="ce11" table:content-validation-name="val3" office:value-type="float" office:value="119.9" calcext:value-type="float">
            <text:p>119,9</text:p>
          </table:table-cell>
          <table:table-cell table:style-name="ce11" table:content-validation-name="val3" office:value-type="float" office:value="0.000945" calcext:value-type="float">
            <text:p>0,000945</text:p>
          </table:table-cell>
          <table:table-cell table:style-name="ce11" table:content-validation-name="val3" office:value-type="float" office:value="119.9" calcext:value-type="float">
            <text:p>119,9</text:p>
          </table:table-cell>
          <table:table-cell table:style-name="ce11" table:content-validation-name="val3" office:value-type="float" office:value="0.000708" calcext:value-type="float">
            <text:p>0,000708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GKD-b_03_n025_m02" calcext:value-type="string">
            <text:p>GKD-b_03_n025_m02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8" calcext:value-type="float">
            <text:p>0,0008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673" calcext:value-type="float">
            <text:p>0,000673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675" calcext:value-type="float">
            <text:p>0,000675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955" calcext:value-type="float">
            <text:p>0,000955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801" calcext:value-type="float">
            <text:p>0,000801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674" calcext:value-type="float">
            <text:p>0,000674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519" calcext:value-type="float">
            <text:p>0,000519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533" calcext:value-type="float">
            <text:p>0,000533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673" calcext:value-type="float">
            <text:p>0,000673</text:p>
          </table:table-cell>
          <table:table-cell table:style-name="ce11" table:content-validation-name="val3" office:value-type="float" office:value="2.03767" calcext:value-type="float">
            <text:p>2,03767</text:p>
          </table:table-cell>
          <table:table-cell table:style-name="ce11" table:content-validation-name="val3" office:value-type="float" office:value="0.000984" calcext:value-type="float">
            <text:p>0,000984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GKD-b_04_n025_m02" calcext:value-type="string">
            <text:p>GKD-b_04_n025_m02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786" calcext:value-type="float">
            <text:p>0,000786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521" calcext:value-type="float">
            <text:p>0,000521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51" calcext:value-type="float">
            <text:p>0,00051</text:p>
          </table:table-cell>
          <table:table-cell table:style-name="ce11" table:content-validation-name="val3" office:value-type="float" office:value="90.5341" calcext:value-type="float">
            <text:p>90,5341</text:p>
          </table:table-cell>
          <table:table-cell table:style-name="ce11" table:content-validation-name="val3" office:value-type="float" office:value="0.000681" calcext:value-type="float">
            <text:p>0,000681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787" calcext:value-type="float">
            <text:p>0,000787</text:p>
          </table:table-cell>
          <table:table-cell table:style-name="ce11" table:content-validation-name="val3" office:value-type="float" office:value="90.5341" calcext:value-type="float">
            <text:p>90,5341</text:p>
          </table:table-cell>
          <table:table-cell table:style-name="ce11" table:content-validation-name="val3" office:value-type="float" office:value="0.000949" calcext:value-type="float">
            <text:p>0,000949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663" calcext:value-type="float">
            <text:p>0,000663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788" calcext:value-type="float">
            <text:p>0,000788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805" calcext:value-type="float">
            <text:p>0,000805</text:p>
          </table:table-cell>
          <table:table-cell table:style-name="ce11" table:content-validation-name="val3" office:value-type="float" office:value="75.3624" calcext:value-type="float">
            <text:p>75,3624</text:p>
          </table:table-cell>
          <table:table-cell table:style-name="ce11" table:content-validation-name="val3" office:value-type="float" office:value="0.000933" calcext:value-type="float">
            <text:p>0,000933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GKD-b_05_n025_m02" calcext:value-type="string">
            <text:p>GKD-b_05_n025_m02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95" calcext:value-type="float">
            <text:p>0,00095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511" calcext:value-type="float">
            <text:p>0,000511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661" calcext:value-type="float">
            <text:p>0,000661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512" calcext:value-type="float">
            <text:p>0,000512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512" calcext:value-type="float">
            <text:p>0,000512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954" calcext:value-type="float">
            <text:p>0,000954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804" calcext:value-type="float">
            <text:p>0,000804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678" calcext:value-type="float">
            <text:p>0,000678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679" calcext:value-type="float">
            <text:p>0,000679</text:p>
          </table:table-cell>
          <table:table-cell table:style-name="ce11" table:content-validation-name="val3" office:value-type="float" office:value="124.357" calcext:value-type="float">
            <text:p>124,357</text:p>
          </table:table-cell>
          <table:table-cell table:style-name="ce11" table:content-validation-name="val3" office:value-type="float" office:value="0.000665" calcext:value-type="float">
            <text:p>0,000665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GKD-b_06_n025_m07" calcext:value-type="string">
            <text:p>GKD-b_06_n025_m07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969" calcext:value-type="float">
            <text:p>0,000969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1155" calcext:value-type="float">
            <text:p>0,001155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756" calcext:value-type="float">
            <text:p>0,000756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952" calcext:value-type="float">
            <text:p>0,000952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732" calcext:value-type="float">
            <text:p>0,000732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1367" calcext:value-type="float">
            <text:p>0,001367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1167" calcext:value-type="float">
            <text:p>0,001167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1136" calcext:value-type="float">
            <text:p>0,001136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965" calcext:value-type="float">
            <text:p>0,000965</text:p>
          </table:table-cell>
          <table:table-cell table:style-name="ce11" table:content-validation-name="val3" office:value-type="float" office:value="2887.76" calcext:value-type="float">
            <text:p>2887,76</text:p>
          </table:table-cell>
          <table:table-cell table:style-name="ce11" table:content-validation-name="val3" office:value-type="float" office:value="0.000733" calcext:value-type="float">
            <text:p>0,000733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GKD-b_07_n025_m07" calcext:value-type="string">
            <text:p>GKD-b_07_n025_m07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19" calcext:value-type="float">
            <text:p>0,00119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273" calcext:value-type="float">
            <text:p>0,001273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174" calcext:value-type="float">
            <text:p>0,001174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458" calcext:value-type="float">
            <text:p>0,001458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392" calcext:value-type="float">
            <text:p>0,001392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292" calcext:value-type="float">
            <text:p>0,001292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15" calcext:value-type="float">
            <text:p>0,00115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02" calcext:value-type="float">
            <text:p>0,00102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213" calcext:value-type="float">
            <text:p>0,001213</text:p>
          </table:table-cell>
          <table:table-cell table:style-name="ce11" table:content-validation-name="val3" office:value-type="float" office:value="3220.41" calcext:value-type="float">
            <text:p>3220,41</text:p>
          </table:table-cell>
          <table:table-cell table:style-name="ce11" table:content-validation-name="val3" office:value-type="float" office:value="0.00137" calcext:value-type="float">
            <text:p>0,00137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GKD-b_08_n025_m07" calcext:value-type="string">
            <text:p>GKD-b_08_n025_m07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991" calcext:value-type="float">
            <text:p>0,000991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116" calcext:value-type="float">
            <text:p>0,00116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989" calcext:value-type="float">
            <text:p>0,000989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966" calcext:value-type="float">
            <text:p>0,000966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1175" calcext:value-type="float">
            <text:p>0,001175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1402" calcext:value-type="float">
            <text:p>0,001402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975" calcext:value-type="float">
            <text:p>0,000975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757" calcext:value-type="float">
            <text:p>0,000757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746" calcext:value-type="float">
            <text:p>0,000746</text:p>
          </table:table-cell>
          <table:table-cell table:style-name="ce11" table:content-validation-name="val3" office:value-type="float" office:value="2717.44" calcext:value-type="float">
            <text:p>2717,44</text:p>
          </table:table-cell>
          <table:table-cell table:style-name="ce11" table:content-validation-name="val3" office:value-type="float" office:value="0.000761" calcext:value-type="float">
            <text:p>0,000761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GKD-b_09_n025_m07" calcext:value-type="string">
            <text:p>GKD-b_09_n025_m07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1174" calcext:value-type="float">
            <text:p>0,001174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98" calcext:value-type="float">
            <text:p>0,00098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1147" calcext:value-type="float">
            <text:p>0,001147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961" calcext:value-type="float">
            <text:p>0,000961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745" calcext:value-type="float">
            <text:p>0,000745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744" calcext:value-type="float">
            <text:p>0,000744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1166" calcext:value-type="float">
            <text:p>0,001166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986" calcext:value-type="float">
            <text:p>0,000986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0991" calcext:value-type="float">
            <text:p>0,000991</text:p>
          </table:table-cell>
          <table:table-cell table:style-name="ce11" table:content-validation-name="val3" office:value-type="float" office:value="527.674" calcext:value-type="float">
            <text:p>527,674</text:p>
          </table:table-cell>
          <table:table-cell table:style-name="ce11" table:content-validation-name="val3" office:value-type="float" office:value="0.001152" calcext:value-type="float">
            <text:p>0,001152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GKD-b_10_n025_m07" calcext:value-type="string">
            <text:p>GKD-b_10_n025_m07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111" calcext:value-type="float">
            <text:p>0,001111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46" calcext:value-type="float">
            <text:p>0,00146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372" calcext:value-type="float">
            <text:p>0,001372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0768" calcext:value-type="float">
            <text:p>0,000768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377" calcext:value-type="float">
            <text:p>0,001377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0758" calcext:value-type="float">
            <text:p>0,000758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167" calcext:value-type="float">
            <text:p>0,001167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452" calcext:value-type="float">
            <text:p>0,001452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385" calcext:value-type="float">
            <text:p>0,001385</text:p>
          </table:table-cell>
          <table:table-cell table:style-name="ce11" table:content-validation-name="val3" office:value-type="float" office:value="1901.14" calcext:value-type="float">
            <text:p>1901,14</text:p>
          </table:table-cell>
          <table:table-cell table:style-name="ce11" table:content-validation-name="val3" office:value-type="float" office:value="0.001094" calcext:value-type="float">
            <text:p>0,001094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GKD-b_11_n050_m05" calcext:value-type="string">
            <text:p>GKD-b_11_n050_m05</text:p>
          </table:table-cell>
          <table:table-cell table:style-name="ce11" table:content-validation-name="val3" office:value-type="float" office:value="1027.82" calcext:value-type="float">
            <text:p>1027,82</text:p>
          </table:table-cell>
          <table:table-cell table:style-name="ce11" table:content-validation-name="val3" office:value-type="float" office:value="0.003634" calcext:value-type="float">
            <text:p>0,003634</text:p>
          </table:table-cell>
          <table:table-cell table:style-name="ce11" table:content-validation-name="val3" office:value-type="float" office:value="1016.25" calcext:value-type="float">
            <text:p>1016,25</text:p>
          </table:table-cell>
          <table:table-cell table:style-name="ce11" table:content-validation-name="val3" office:value-type="float" office:value="0.005975" calcext:value-type="float">
            <text:p>0,005975</text:p>
          </table:table-cell>
          <table:table-cell table:style-name="ce11" table:content-validation-name="val3" office:value-type="float" office:value="1013.33" calcext:value-type="float">
            <text:p>1013,33</text:p>
          </table:table-cell>
          <table:table-cell table:style-name="ce11" table:content-validation-name="val3" office:value-type="float" office:value="0.003991" calcext:value-type="float">
            <text:p>0,003991</text:p>
          </table:table-cell>
          <table:table-cell table:style-name="ce11" table:content-validation-name="val3" office:value-type="float" office:value="1016.25" calcext:value-type="float">
            <text:p>1016,25</text:p>
          </table:table-cell>
          <table:table-cell table:style-name="ce11" table:content-validation-name="val3" office:value-type="float" office:value="0.004546" calcext:value-type="float">
            <text:p>0,004546</text:p>
          </table:table-cell>
          <table:table-cell table:style-name="ce11" table:content-validation-name="val3" office:value-type="float" office:value="1013.33" calcext:value-type="float">
            <text:p>1013,33</text:p>
          </table:table-cell>
          <table:table-cell table:style-name="ce11" table:content-validation-name="val3" office:value-type="float" office:value="0.003133" calcext:value-type="float">
            <text:p>0,003133</text:p>
          </table:table-cell>
          <table:table-cell table:style-name="ce11" table:content-validation-name="val3" office:value-type="float" office:value="1013.33" calcext:value-type="float">
            <text:p>1013,33</text:p>
          </table:table-cell>
          <table:table-cell table:style-name="ce11" table:content-validation-name="val3" office:value-type="float" office:value="0.00456" calcext:value-type="float">
            <text:p>0,00456</text:p>
          </table:table-cell>
          <table:table-cell table:style-name="ce11" table:content-validation-name="val3" office:value-type="float" office:value="1016.25" calcext:value-type="float">
            <text:p>1016,25</text:p>
          </table:table-cell>
          <table:table-cell table:style-name="ce11" table:content-validation-name="val3" office:value-type="float" office:value="0.003952" calcext:value-type="float">
            <text:p>0,003952</text:p>
          </table:table-cell>
          <table:table-cell table:style-name="ce11" table:content-validation-name="val3" office:value-type="float" office:value="1013.33" calcext:value-type="float">
            <text:p>1013,33</text:p>
          </table:table-cell>
          <table:table-cell table:style-name="ce11" table:content-validation-name="val3" office:value-type="float" office:value="0.003947" calcext:value-type="float">
            <text:p>0,003947</text:p>
          </table:table-cell>
          <table:table-cell table:style-name="ce11" table:content-validation-name="val3" office:value-type="float" office:value="1016.25" calcext:value-type="float">
            <text:p>1016,25</text:p>
          </table:table-cell>
          <table:table-cell table:style-name="ce11" table:content-validation-name="val3" office:value-type="float" office:value="0.003545" calcext:value-type="float">
            <text:p>0,003545</text:p>
          </table:table-cell>
          <table:table-cell table:style-name="ce11" table:content-validation-name="val3" office:value-type="float" office:value="1016.25" calcext:value-type="float">
            <text:p>1016,25</text:p>
          </table:table-cell>
          <table:table-cell table:style-name="ce11" table:content-validation-name="val3" office:value-type="float" office:value="0.004286" calcext:value-type="float">
            <text:p>0,004286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GKD-b_12_n050_m05" calcext:value-type="string">
            <text:p>GKD-b_12_n050_m05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369" calcext:value-type="float">
            <text:p>0,00369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3691" calcext:value-type="float">
            <text:p>0,003691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4733" calcext:value-type="float">
            <text:p>0,004733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4252" calcext:value-type="float">
            <text:p>0,004252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3274" calcext:value-type="float">
            <text:p>0,003274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3372" calcext:value-type="float">
            <text:p>0,003372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4024" calcext:value-type="float">
            <text:p>0,004024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4172" calcext:value-type="float">
            <text:p>0,004172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4378" calcext:value-type="float">
            <text:p>0,004378</text:p>
          </table:table-cell>
          <table:table-cell table:style-name="ce11" table:content-validation-name="val3" office:value-type="float" office:value="1272.58" calcext:value-type="float">
            <text:p>1272,58</text:p>
          </table:table-cell>
          <table:table-cell table:style-name="ce11" table:content-validation-name="val3" office:value-type="float" office:value="0.00361" calcext:value-type="float">
            <text:p>0,00361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GKD-b_13_n050_m05" calcext:value-type="string">
            <text:p>GKD-b_13_n050_m05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4079" calcext:value-type="float">
            <text:p>0,004079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272" calcext:value-type="float">
            <text:p>0,00272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3351" calcext:value-type="float">
            <text:p>0,003351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4278" calcext:value-type="float">
            <text:p>0,004278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296" calcext:value-type="float">
            <text:p>0,00296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421" calcext:value-type="float">
            <text:p>0,00421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3606" calcext:value-type="float">
            <text:p>0,003606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4282" calcext:value-type="float">
            <text:p>0,004282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4219" calcext:value-type="float">
            <text:p>0,004219</text:p>
          </table:table-cell>
          <table:table-cell table:style-name="ce11" table:content-validation-name="val3" office:value-type="float" office:value="362.021" calcext:value-type="float">
            <text:p>362,021</text:p>
          </table:table-cell>
          <table:table-cell table:style-name="ce11" table:content-validation-name="val3" office:value-type="float" office:value="0.003986" calcext:value-type="float">
            <text:p>0,003986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GKD-b_14_n050_m05" calcext:value-type="string">
            <text:p>GKD-b_14_n050_m05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28" calcext:value-type="float">
            <text:p>0,0028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3494" calcext:value-type="float">
            <text:p>0,003494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069" calcext:value-type="float">
            <text:p>0,004069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3499" calcext:value-type="float">
            <text:p>0,003499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755" calcext:value-type="float">
            <text:p>0,004755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066" calcext:value-type="float">
            <text:p>0,004066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066" calcext:value-type="float">
            <text:p>0,004066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349" calcext:value-type="float">
            <text:p>0,00349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077" calcext:value-type="float">
            <text:p>0,004077</text:p>
          </table:table-cell>
          <table:table-cell table:style-name="ce11" table:content-validation-name="val3" office:value-type="float" office:value="354.467" calcext:value-type="float">
            <text:p>354,467</text:p>
          </table:table-cell>
          <table:table-cell table:style-name="ce11" table:content-validation-name="val3" office:value-type="float" office:value="0.00476" calcext:value-type="float">
            <text:p>0,00476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GKD-b_15_n050_m05" calcext:value-type="string">
            <text:p>GKD-b_15_n050_m05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4817" calcext:value-type="float">
            <text:p>0,004817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427" calcext:value-type="float">
            <text:p>0,00427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2491" calcext:value-type="float">
            <text:p>0,002491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4223" calcext:value-type="float">
            <text:p>0,004223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3903" calcext:value-type="float">
            <text:p>0,003903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3249" calcext:value-type="float">
            <text:p>0,003249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4021" calcext:value-type="float">
            <text:p>0,004021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3485" calcext:value-type="float">
            <text:p>0,003485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3298" calcext:value-type="float">
            <text:p>0,003298</text:p>
          </table:table-cell>
          <table:table-cell table:style-name="ce11" table:content-validation-name="val3" office:value-type="float" office:value="920.078" calcext:value-type="float">
            <text:p>920,078</text:p>
          </table:table-cell>
          <table:table-cell table:style-name="ce11" table:content-validation-name="val3" office:value-type="float" office:value="0.002321" calcext:value-type="float">
            <text:p>0,002321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GKD-b_16_n050_m15" calcext:value-type="string">
            <text:p>GKD-b_16_n050_m15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5527" calcext:value-type="float">
            <text:p>0,005527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5528" calcext:value-type="float">
            <text:p>0,005528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3816" calcext:value-type="float">
            <text:p>0,003816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5529" calcext:value-type="float">
            <text:p>0,005529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553" calcext:value-type="float">
            <text:p>0,00553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6459" calcext:value-type="float">
            <text:p>0,006459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3818" calcext:value-type="float">
            <text:p>0,003818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6465" calcext:value-type="float">
            <text:p>0,006465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5507" calcext:value-type="float">
            <text:p>0,005507</text:p>
          </table:table-cell>
          <table:table-cell table:style-name="ce11" table:content-validation-name="val3" office:value-type="float" office:value="5128.3" calcext:value-type="float">
            <text:p>5128,3</text:p>
          </table:table-cell>
          <table:table-cell table:style-name="ce11" table:content-validation-name="val3" office:value-type="float" office:value="0.004759" calcext:value-type="float">
            <text:p>0,004759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GKD-b_17_n050_m15" calcext:value-type="string">
            <text:p>GKD-b_17_n050_m15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3854" calcext:value-type="float">
            <text:p>0,003854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4856" calcext:value-type="float">
            <text:p>0,004856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4814" calcext:value-type="float">
            <text:p>0,004814</text:p>
          </table:table-cell>
          <table:table-cell table:style-name="ce11" table:content-validation-name="val3" office:value-type="float" office:value="2687.02" calcext:value-type="float">
            <text:p>2687,02</text:p>
          </table:table-cell>
          <table:table-cell table:style-name="ce11" table:content-validation-name="val3" office:value-type="float" office:value="0.004799" calcext:value-type="float">
            <text:p>0,004799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6674" calcext:value-type="float">
            <text:p>0,006674</text:p>
          </table:table-cell>
          <table:table-cell table:style-name="ce11" table:content-validation-name="val3" office:value-type="float" office:value="2687.02" calcext:value-type="float">
            <text:p>2687,02</text:p>
          </table:table-cell>
          <table:table-cell table:style-name="ce11" table:content-validation-name="val3" office:value-type="float" office:value="0.003851" calcext:value-type="float">
            <text:p>0,003851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6506" calcext:value-type="float">
            <text:p>0,006506</text:p>
          </table:table-cell>
          <table:table-cell table:style-name="ce11" table:content-validation-name="val3" office:value-type="float" office:value="2669.73" calcext:value-type="float">
            <text:p>2669,73</text:p>
          </table:table-cell>
          <table:table-cell table:style-name="ce11" table:content-validation-name="val3" office:value-type="float" office:value="0.006278" calcext:value-type="float">
            <text:p>0,006278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5581" calcext:value-type="float">
            <text:p>0,005581</text:p>
          </table:table-cell>
          <table:table-cell table:style-name="ce11" table:content-validation-name="val3" office:value-type="float" office:value="2704.98" calcext:value-type="float">
            <text:p>2704,98</text:p>
          </table:table-cell>
          <table:table-cell table:style-name="ce11" table:content-validation-name="val3" office:value-type="float" office:value="0.004614" calcext:value-type="float">
            <text:p>0,004614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GKD-b_18_n050_m15" calcext:value-type="string">
            <text:p>GKD-b_18_n050_m15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7248" calcext:value-type="float">
            <text:p>0,007248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7163" calcext:value-type="float">
            <text:p>0,007163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5559" calcext:value-type="float">
            <text:p>0,005559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243" calcext:value-type="float">
            <text:p>0,006243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119" calcext:value-type="float">
            <text:p>0,006119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16" calcext:value-type="float">
            <text:p>0,00616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939" calcext:value-type="float">
            <text:p>0,006939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5707" calcext:value-type="float">
            <text:p>0,005707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623" calcext:value-type="float">
            <text:p>0,006623</text:p>
          </table:table-cell>
          <table:table-cell table:style-name="ce11" table:content-validation-name="val3" office:value-type="float" office:value="9098.59" calcext:value-type="float">
            <text:p>9098,59</text:p>
          </table:table-cell>
          <table:table-cell table:style-name="ce11" table:content-validation-name="val3" office:value-type="float" office:value="0.006515" calcext:value-type="float">
            <text:p>0,006515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GKD-b_19_n050_m15" calcext:value-type="string">
            <text:p>GKD-b_19_n050_m15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5664" calcext:value-type="float">
            <text:p>0,005664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6703" calcext:value-type="float">
            <text:p>0,006703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4905" calcext:value-type="float">
            <text:p>0,004905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6111" calcext:value-type="float">
            <text:p>0,006111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4616" calcext:value-type="float">
            <text:p>0,004616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5464" calcext:value-type="float">
            <text:p>0,005464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5599" calcext:value-type="float">
            <text:p>0,005599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6605" calcext:value-type="float">
            <text:p>0,006605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5916" calcext:value-type="float">
            <text:p>0,005916</text:p>
          </table:table-cell>
          <table:table-cell table:style-name="ce11" table:content-validation-name="val3" office:value-type="float" office:value="9505.9" calcext:value-type="float">
            <text:p>9505,9</text:p>
          </table:table-cell>
          <table:table-cell table:style-name="ce11" table:content-validation-name="val3" office:value-type="float" office:value="0.005793" calcext:value-type="float">
            <text:p>0,005793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GKD-b_20_n050_m15" calcext:value-type="string">
            <text:p>GKD-b_20_n050_m15</text:p>
          </table:table-cell>
          <table:table-cell table:style-name="ce11" table:content-validation-name="val3" office:value-type="float" office:value="9598.37" calcext:value-type="float">
            <text:p>9598,37</text:p>
          </table:table-cell>
          <table:table-cell table:style-name="ce11" table:content-validation-name="val3" office:value-type="float" office:value="0.005692" calcext:value-type="float">
            <text:p>0,005692</text:p>
          </table:table-cell>
          <table:table-cell table:style-name="ce11" table:content-validation-name="val3" office:value-type="float" office:value="9607.69" calcext:value-type="float">
            <text:p>9607,69</text:p>
          </table:table-cell>
          <table:table-cell table:style-name="ce11" table:content-validation-name="val3" office:value-type="float" office:value="0.005391" calcext:value-type="float">
            <text:p>0,005391</text:p>
          </table:table-cell>
          <table:table-cell table:style-name="ce11" table:content-validation-name="val3" office:value-type="float" office:value="9598.37" calcext:value-type="float">
            <text:p>9598,37</text:p>
          </table:table-cell>
          <table:table-cell table:style-name="ce11" table:content-validation-name="val3" office:value-type="float" office:value="0.006415" calcext:value-type="float">
            <text:p>0,006415</text:p>
          </table:table-cell>
          <table:table-cell table:style-name="ce11" table:content-validation-name="val3" office:value-type="float" office:value="9607.69" calcext:value-type="float">
            <text:p>9607,69</text:p>
          </table:table-cell>
          <table:table-cell table:style-name="ce11" table:content-validation-name="val3" office:value-type="float" office:value="0.005892" calcext:value-type="float">
            <text:p>0,005892</text:p>
          </table:table-cell>
          <table:table-cell table:style-name="ce11" table:content-validation-name="val3" office:value-type="float" office:value="9576.68" calcext:value-type="float">
            <text:p>9576,68</text:p>
          </table:table-cell>
          <table:table-cell table:style-name="ce11" table:content-validation-name="val3" office:value-type="float" office:value="0.006578" calcext:value-type="float">
            <text:p>0,006578</text:p>
          </table:table-cell>
          <table:table-cell table:style-name="ce11" table:content-validation-name="val3" office:value-type="float" office:value="9613.42" calcext:value-type="float">
            <text:p>9613,42</text:p>
          </table:table-cell>
          <table:table-cell table:style-name="ce11" table:content-validation-name="val3" office:value-type="float" office:value="0.005318" calcext:value-type="float">
            <text:p>0,005318</text:p>
          </table:table-cell>
          <table:table-cell table:style-name="ce11" table:content-validation-name="val3" office:value-type="float" office:value="9598.37" calcext:value-type="float">
            <text:p>9598,37</text:p>
          </table:table-cell>
          <table:table-cell table:style-name="ce11" table:content-validation-name="val3" office:value-type="float" office:value="0.005048" calcext:value-type="float">
            <text:p>0,005048</text:p>
          </table:table-cell>
          <table:table-cell table:style-name="ce11" table:content-validation-name="val3" office:value-type="float" office:value="9598.37" calcext:value-type="float">
            <text:p>9598,37</text:p>
          </table:table-cell>
          <table:table-cell table:style-name="ce11" table:content-validation-name="val3" office:value-type="float" office:value="0.004834" calcext:value-type="float">
            <text:p>0,004834</text:p>
          </table:table-cell>
          <table:table-cell table:style-name="ce11" table:content-validation-name="val3" office:value-type="float" office:value="9576.68" calcext:value-type="float">
            <text:p>9576,68</text:p>
          </table:table-cell>
          <table:table-cell table:style-name="ce11" table:content-validation-name="val3" office:value-type="float" office:value="0.006004" calcext:value-type="float">
            <text:p>0,006004</text:p>
          </table:table-cell>
          <table:table-cell table:style-name="ce11" table:content-validation-name="val3" office:value-type="float" office:value="9576.68" calcext:value-type="float">
            <text:p>9576,68</text:p>
          </table:table-cell>
          <table:table-cell table:style-name="ce11" table:content-validation-name="val3" office:value-type="float" office:value="0.006658" calcext:value-type="float">
            <text:p>0,006658</text:p>
          </table:table-cell>
          <table:table-cell table:number-columns-repeated="1003"/>
        </table:table-row>
        <table:table-row table:style-name="ro2">
          <table:table-cell table:style-name="ce8" table:formula="of:=[$'Nomes de arquivos'.A22]" office:value-type="string" office:string-value="GKD-b_21_n100_m10" calcext:value-type="string">
            <text:p>GKD-b_21_n100_m10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19046" calcext:value-type="float">
            <text:p>0,019046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3226" calcext:value-type="float">
            <text:p>0,023226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9318" calcext:value-type="float">
            <text:p>0,029318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33503" calcext:value-type="float">
            <text:p>0,033503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9326" calcext:value-type="float">
            <text:p>0,029326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931" calcext:value-type="float">
            <text:p>0,02931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3406" calcext:value-type="float">
            <text:p>0,023406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9334" calcext:value-type="float">
            <text:p>0,029334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3192" calcext:value-type="float">
            <text:p>0,023192</text:p>
          </table:table-cell>
          <table:table-cell table:style-name="ce11" table:content-validation-name="val3" office:value-type="float" office:value="1858.78" calcext:value-type="float">
            <text:p>1858,78</text:p>
          </table:table-cell>
          <table:table-cell table:style-name="ce11" table:content-validation-name="val3" office:value-type="float" office:value="0.029321" calcext:value-type="float">
            <text:p>0,029321</text:p>
          </table:table-cell>
          <table:table-cell table:number-columns-repeated="1003"/>
        </table:table-row>
        <table:table-row table:style-name="ro2">
          <table:table-cell table:style-name="ce8" table:formula="of:=[$'Nomes de arquivos'.A23]" office:value-type="string" office:string-value="GKD-b_22_n100_m10" calcext:value-type="string">
            <text:p>GKD-b_22_n100_m10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25007" calcext:value-type="float">
            <text:p>0,025007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6291" calcext:value-type="float">
            <text:p>0,036291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0679" calcext:value-type="float">
            <text:p>0,030679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5124" calcext:value-type="float">
            <text:p>0,035124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1243" calcext:value-type="float">
            <text:p>0,031243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25235" calcext:value-type="float">
            <text:p>0,025235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267" calcext:value-type="float">
            <text:p>0,03267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2899" calcext:value-type="float">
            <text:p>0,02899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4292" calcext:value-type="float">
            <text:p>0,034292</text:p>
          </table:table-cell>
          <table:table-cell table:style-name="ce11" table:content-validation-name="val3" office:value-type="float" office:value="4347.46" calcext:value-type="float">
            <text:p>4347,46</text:p>
          </table:table-cell>
          <table:table-cell table:style-name="ce11" table:content-validation-name="val3" office:value-type="float" office:value="0.030748" calcext:value-type="float">
            <text:p>0,030748</text:p>
          </table:table-cell>
          <table:table-cell table:number-columns-repeated="1003"/>
        </table:table-row>
        <table:table-row table:style-name="ro2">
          <table:table-cell table:style-name="ce8" table:formula="of:=[$'Nomes de arquivos'.A24]" office:value-type="string" office:string-value="GKD-b_23_n100_m10" calcext:value-type="string">
            <text:p>GKD-b_23_n100_m10</text:p>
          </table:table-cell>
          <table:table-cell table:style-name="ce11" table:content-validation-name="val3" office:value-type="float" office:value="2079.6" calcext:value-type="float">
            <text:p>2079,6</text:p>
          </table:table-cell>
          <table:table-cell table:style-name="ce11" table:content-validation-name="val3" office:value-type="float" office:value="0.023209" calcext:value-type="float">
            <text:p>0,023209</text:p>
          </table:table-cell>
          <table:table-cell table:style-name="ce11" table:content-validation-name="val3" office:value-type="float" office:value="2007.17" calcext:value-type="float">
            <text:p>2007,17</text:p>
          </table:table-cell>
          <table:table-cell table:style-name="ce11" table:content-validation-name="val3" office:value-type="float" office:value="0.029496" calcext:value-type="float">
            <text:p>0,029496</text:p>
          </table:table-cell>
          <table:table-cell table:style-name="ce11" table:content-validation-name="val3" office:value-type="float" office:value="2117.46" calcext:value-type="float">
            <text:p>2117,46</text:p>
          </table:table-cell>
          <table:table-cell table:style-name="ce11" table:content-validation-name="val3" office:value-type="float" office:value="0.019042" calcext:value-type="float">
            <text:p>0,019042</text:p>
          </table:table-cell>
          <table:table-cell table:style-name="ce11" table:content-validation-name="val3" office:value-type="float" office:value="2122.48" calcext:value-type="float">
            <text:p>2122,48</text:p>
          </table:table-cell>
          <table:table-cell table:style-name="ce11" table:content-validation-name="val3" office:value-type="float" office:value="0.03366" calcext:value-type="float">
            <text:p>0,03366</text:p>
          </table:table-cell>
          <table:table-cell table:style-name="ce11" table:content-validation-name="val3" office:value-type="float" office:value="2007.17" calcext:value-type="float">
            <text:p>2007,17</text:p>
          </table:table-cell>
          <table:table-cell table:style-name="ce11" table:content-validation-name="val3" office:value-type="float" office:value="0.023162" calcext:value-type="float">
            <text:p>0,023162</text:p>
          </table:table-cell>
          <table:table-cell table:style-name="ce11" table:content-validation-name="val3" office:value-type="float" office:value="2108.9" calcext:value-type="float">
            <text:p>2108,9</text:p>
          </table:table-cell>
          <table:table-cell table:style-name="ce11" table:content-validation-name="val3" office:value-type="float" office:value="0.029517" calcext:value-type="float">
            <text:p>0,029517</text:p>
          </table:table-cell>
          <table:table-cell table:style-name="ce11" table:content-validation-name="val3" office:value-type="float" office:value="2005.43" calcext:value-type="float">
            <text:p>2005,43</text:p>
          </table:table-cell>
          <table:table-cell table:style-name="ce11" table:content-validation-name="val3" office:value-type="float" office:value="0.033431" calcext:value-type="float">
            <text:p>0,033431</text:p>
          </table:table-cell>
          <table:table-cell table:style-name="ce11" table:content-validation-name="val3" office:value-type="float" office:value="2103.95" calcext:value-type="float">
            <text:p>2103,95</text:p>
          </table:table-cell>
          <table:table-cell table:style-name="ce11" table:content-validation-name="val3" office:value-type="float" office:value="0.031665" calcext:value-type="float">
            <text:p>0,031665</text:p>
          </table:table-cell>
          <table:table-cell table:style-name="ce11" table:content-validation-name="val3" office:value-type="float" office:value="1974.17" calcext:value-type="float">
            <text:p>1974,17</text:p>
          </table:table-cell>
          <table:table-cell table:style-name="ce11" table:content-validation-name="val3" office:value-type="float" office:value="0.029279" calcext:value-type="float">
            <text:p>0,029279</text:p>
          </table:table-cell>
          <table:table-cell table:style-name="ce11" table:content-validation-name="val3" office:value-type="float" office:value="2116.19" calcext:value-type="float">
            <text:p>2116,19</text:p>
          </table:table-cell>
          <table:table-cell table:style-name="ce11" table:content-validation-name="val3" office:value-type="float" office:value="0.023316" calcext:value-type="float">
            <text:p>0,023316</text:p>
          </table:table-cell>
          <table:table-cell table:number-columns-repeated="1003"/>
        </table:table-row>
        <table:table-row table:style-name="ro2">
          <table:table-cell table:style-name="ce8" table:formula="of:=[$'Nomes de arquivos'.A25]" office:value-type="string" office:string-value="GKD-b_24_n100_m10" calcext:value-type="string">
            <text:p>GKD-b_24_n100_m10</text:p>
          </table:table-cell>
          <table:table-cell table:style-name="ce11" table:content-validation-name="val3" office:value-type="float" office:value="6141.74" calcext:value-type="float">
            <text:p>6141,74</text:p>
          </table:table-cell>
          <table:table-cell table:style-name="ce11" table:content-validation-name="val3" office:value-type="float" office:value="0.033313" calcext:value-type="float">
            <text:p>0,033313</text:p>
          </table:table-cell>
          <table:table-cell table:style-name="ce11" table:content-validation-name="val3" office:value-type="float" office:value="6141.74" calcext:value-type="float">
            <text:p>6141,74</text:p>
          </table:table-cell>
          <table:table-cell table:style-name="ce11" table:content-validation-name="val3" office:value-type="float" office:value="0.027253" calcext:value-type="float">
            <text:p>0,027253</text:p>
          </table:table-cell>
          <table:table-cell table:style-name="ce11" table:content-validation-name="val3" office:value-type="float" office:value="6162" calcext:value-type="float">
            <text:p>6162</text:p>
          </table:table-cell>
          <table:table-cell table:style-name="ce11" table:content-validation-name="val3" office:value-type="float" office:value="0.030539" calcext:value-type="float">
            <text:p>0,030539</text:p>
          </table:table-cell>
          <table:table-cell table:style-name="ce11" table:content-validation-name="val3" office:value-type="float" office:value="6145.73" calcext:value-type="float">
            <text:p>6145,73</text:p>
          </table:table-cell>
          <table:table-cell table:style-name="ce11" table:content-validation-name="val3" office:value-type="float" office:value="0.030779" calcext:value-type="float">
            <text:p>0,030779</text:p>
          </table:table-cell>
          <table:table-cell table:style-name="ce11" table:content-validation-name="val3" office:value-type="float" office:value="6145.73" calcext:value-type="float">
            <text:p>6145,73</text:p>
          </table:table-cell>
          <table:table-cell table:style-name="ce11" table:content-validation-name="val3" office:value-type="float" office:value="0.031025" calcext:value-type="float">
            <text:p>0,031025</text:p>
          </table:table-cell>
          <table:table-cell table:style-name="ce11" table:content-validation-name="val3" office:value-type="float" office:value="6150.02" calcext:value-type="float">
            <text:p>6150,02</text:p>
          </table:table-cell>
          <table:table-cell table:style-name="ce11" table:content-validation-name="val3" office:value-type="float" office:value="0.03263" calcext:value-type="float">
            <text:p>0,03263</text:p>
          </table:table-cell>
          <table:table-cell table:style-name="ce11" table:content-validation-name="val3" office:value-type="float" office:value="6134.49" calcext:value-type="float">
            <text:p>6134,49</text:p>
          </table:table-cell>
          <table:table-cell table:style-name="ce11" table:content-validation-name="val3" office:value-type="float" office:value="0.03347" calcext:value-type="float">
            <text:p>0,03347</text:p>
          </table:table-cell>
          <table:table-cell table:style-name="ce11" table:content-validation-name="val3" office:value-type="float" office:value="6145.73" calcext:value-type="float">
            <text:p>6145,73</text:p>
          </table:table-cell>
          <table:table-cell table:style-name="ce11" table:content-validation-name="val3" office:value-type="float" office:value="0.029035" calcext:value-type="float">
            <text:p>0,029035</text:p>
          </table:table-cell>
          <table:table-cell table:style-name="ce11" table:content-validation-name="val3" office:value-type="float" office:value="6145.73" calcext:value-type="float">
            <text:p>6145,73</text:p>
          </table:table-cell>
          <table:table-cell table:style-name="ce11" table:content-validation-name="val3" office:value-type="float" office:value="0.025504" calcext:value-type="float">
            <text:p>0,025504</text:p>
          </table:table-cell>
          <table:table-cell table:style-name="ce11" table:content-validation-name="val3" office:value-type="float" office:value="6141.74" calcext:value-type="float">
            <text:p>6141,74</text:p>
          </table:table-cell>
          <table:table-cell table:style-name="ce11" table:content-validation-name="val3" office:value-type="float" office:value="0.031041" calcext:value-type="float">
            <text:p>0,031041</text:p>
          </table:table-cell>
          <table:table-cell table:number-columns-repeated="1003"/>
        </table:table-row>
        <table:table-row table:style-name="ro2">
          <table:table-cell table:style-name="ce8" table:formula="of:=[$'Nomes de arquivos'.A26]" office:value-type="string" office:string-value="GKD-b_25_n100_m10" calcext:value-type="string">
            <text:p>GKD-b_25_n100_m10</text:p>
          </table:table-cell>
          <table:table-cell table:style-name="ce11" table:content-validation-name="val3" office:value-type="float" office:value="4075.51" calcext:value-type="float">
            <text:p>4075,51</text:p>
          </table:table-cell>
          <table:table-cell table:style-name="ce11" table:content-validation-name="val3" office:value-type="float" office:value="0.026418" calcext:value-type="float">
            <text:p>0,026418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30005" calcext:value-type="float">
            <text:p>0,030005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30772" calcext:value-type="float">
            <text:p>0,030772</text:p>
          </table:table-cell>
          <table:table-cell table:style-name="ce11" table:content-validation-name="val3" office:value-type="float" office:value="4075.11" calcext:value-type="float">
            <text:p>4075,11</text:p>
          </table:table-cell>
          <table:table-cell table:style-name="ce11" table:content-validation-name="val3" office:value-type="float" office:value="0.035813" calcext:value-type="float">
            <text:p>0,035813</text:p>
          </table:table-cell>
          <table:table-cell table:style-name="ce11" table:content-validation-name="val3" office:value-type="float" office:value="4080.9" calcext:value-type="float">
            <text:p>4080,9</text:p>
          </table:table-cell>
          <table:table-cell table:style-name="ce11" table:content-validation-name="val3" office:value-type="float" office:value="0.030637" calcext:value-type="float">
            <text:p>0,030637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34843" calcext:value-type="float">
            <text:p>0,034843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3236" calcext:value-type="float">
            <text:p>0,03236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27002" calcext:value-type="float">
            <text:p>0,027002</text:p>
          </table:table-cell>
          <table:table-cell table:style-name="ce11" table:content-validation-name="val3" office:value-type="float" office:value="4065.22" calcext:value-type="float">
            <text:p>4065,22</text:p>
          </table:table-cell>
          <table:table-cell table:style-name="ce11" table:content-validation-name="val3" office:value-type="float" office:value="0.026966" calcext:value-type="float">
            <text:p>0,026966</text:p>
          </table:table-cell>
          <table:table-cell table:style-name="ce11" table:content-validation-name="val3" office:value-type="float" office:value="4057.52" calcext:value-type="float">
            <text:p>4057,52</text:p>
          </table:table-cell>
          <table:table-cell table:style-name="ce11" table:content-validation-name="val3" office:value-type="float" office:value="0.033518" calcext:value-type="float">
            <text:p>0,033518</text:p>
          </table:table-cell>
          <table:table-cell table:number-columns-repeated="1003"/>
        </table:table-row>
        <table:table-row table:style-name="ro2">
          <table:table-cell table:style-name="ce8" table:formula="of:=[$'Nomes de arquivos'.A27]" office:value-type="string" office:string-value="GKD-b_26_n100_m30" calcext:value-type="string">
            <text:p>GKD-b_26_n100_m30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25287" calcext:value-type="float">
            <text:p>0,025287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38824" calcext:value-type="float">
            <text:p>0,038824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30488" calcext:value-type="float">
            <text:p>0,030488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25485" calcext:value-type="float">
            <text:p>0,025485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38764" calcext:value-type="float">
            <text:p>0,038764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38422" calcext:value-type="float">
            <text:p>0,038422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43874" calcext:value-type="float">
            <text:p>0,043874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43851" calcext:value-type="float">
            <text:p>0,043851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3046" calcext:value-type="float">
            <text:p>0,03046</text:p>
          </table:table-cell>
          <table:table-cell table:style-name="ce11" table:content-validation-name="val3" office:value-type="float" office:value="26375.7" calcext:value-type="float">
            <text:p>26375,7</text:p>
          </table:table-cell>
          <table:table-cell table:style-name="ce11" table:content-validation-name="val3" office:value-type="float" office:value="0.025054" calcext:value-type="float">
            <text:p>0,025054</text:p>
          </table:table-cell>
          <table:table-cell table:number-columns-repeated="1003"/>
        </table:table-row>
        <table:table-row table:style-name="ro2">
          <table:table-cell table:style-name="ce8" table:formula="of:=[$'Nomes de arquivos'.A28]" office:value-type="string" office:string-value="GKD-b_27_n100_m30" calcext:value-type="string">
            <text:p>GKD-b_27_n100_m30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38471" calcext:value-type="float">
            <text:p>0,038471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43516" calcext:value-type="float">
            <text:p>0,043516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25105" calcext:value-type="float">
            <text:p>0,025105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38157" calcext:value-type="float">
            <text:p>0,038157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25113" calcext:value-type="float">
            <text:p>0,025113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38187" calcext:value-type="float">
            <text:p>0,038187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24895" calcext:value-type="float">
            <text:p>0,024895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43555" calcext:value-type="float">
            <text:p>0,043555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24899" calcext:value-type="float">
            <text:p>0,024899</text:p>
          </table:table-cell>
          <table:table-cell table:style-name="ce11" table:content-validation-name="val3" office:value-type="float" office:value="22023.9" calcext:value-type="float">
            <text:p>22023,9</text:p>
          </table:table-cell>
          <table:table-cell table:style-name="ce11" table:content-validation-name="val3" office:value-type="float" office:value="0.03818" calcext:value-type="float">
            <text:p>0,03818</text:p>
          </table:table-cell>
          <table:table-cell table:number-columns-repeated="1003"/>
        </table:table-row>
        <table:table-row table:style-name="ro2">
          <table:table-cell table:style-name="ce8" table:formula="of:=[$'Nomes de arquivos'.A29]" office:value-type="string" office:string-value="GKD-b_28_n100_m30" calcext:value-type="string">
            <text:p>GKD-b_28_n100_m30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24998" calcext:value-type="float">
            <text:p>0,024998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25254" calcext:value-type="float">
            <text:p>0,025254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38399" calcext:value-type="float">
            <text:p>0,038399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30662" calcext:value-type="float">
            <text:p>0,030662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24973" calcext:value-type="float">
            <text:p>0,024973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25269" calcext:value-type="float">
            <text:p>0,025269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43784" calcext:value-type="float">
            <text:p>0,043784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25073" calcext:value-type="float">
            <text:p>0,025073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30418" calcext:value-type="float">
            <text:p>0,030418</text:p>
          </table:table-cell>
          <table:table-cell table:style-name="ce11" table:content-validation-name="val3" office:value-type="float" office:value="70914.8" calcext:value-type="float">
            <text:p>70914,8</text:p>
          </table:table-cell>
          <table:table-cell table:style-name="ce11" table:content-validation-name="val3" office:value-type="float" office:value="0.043815" calcext:value-type="float">
            <text:p>0,043815</text:p>
          </table:table-cell>
          <table:table-cell table:number-columns-repeated="1003"/>
        </table:table-row>
        <table:table-row table:style-name="ro2">
          <table:table-cell table:style-name="ce8" table:formula="of:=[$'Nomes de arquivos'.A30]" office:value-type="string" office:string-value="GKD-b_29_n100_m30" calcext:value-type="string">
            <text:p>GKD-b_29_n100_m30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44688" calcext:value-type="float">
            <text:p>0,044688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44064" calcext:value-type="float">
            <text:p>0,044064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36966" calcext:value-type="float">
            <text:p>0,036966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38914" calcext:value-type="float">
            <text:p>0,038914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38176" calcext:value-type="float">
            <text:p>0,038176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30707" calcext:value-type="float">
            <text:p>0,030707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41898" calcext:value-type="float">
            <text:p>0,041898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41878" calcext:value-type="float">
            <text:p>0,041878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3002" calcext:value-type="float">
            <text:p>0,03002</text:p>
          </table:table-cell>
          <table:table-cell table:style-name="ce11" table:content-validation-name="val3" office:value-type="float" office:value="62436.1" calcext:value-type="float">
            <text:p>62436,1</text:p>
          </table:table-cell>
          <table:table-cell table:style-name="ce11" table:content-validation-name="val3" office:value-type="float" office:value="0.042333" calcext:value-type="float">
            <text:p>0,042333</text:p>
          </table:table-cell>
          <table:table-cell table:number-columns-repeated="1003"/>
        </table:table-row>
        <table:table-row table:style-name="ro2">
          <table:table-cell table:style-name="ce8" table:formula="of:=[$'Nomes de arquivos'.A31]" office:value-type="string" office:string-value="GKD-b_30_n100_m30" calcext:value-type="string">
            <text:p>GKD-b_30_n100_m30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34509" calcext:value-type="float">
            <text:p>0,034509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32678" calcext:value-type="float">
            <text:p>0,032678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40597" calcext:value-type="float">
            <text:p>0,040597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34237" calcext:value-type="float">
            <text:p>0,034237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22306" calcext:value-type="float">
            <text:p>0,022306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41456" calcext:value-type="float">
            <text:p>0,041456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41922" calcext:value-type="float">
            <text:p>0,041922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20495" calcext:value-type="float">
            <text:p>0,020495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35623" calcext:value-type="float">
            <text:p>0,035623</text:p>
          </table:table-cell>
          <table:table-cell table:style-name="ce11" table:content-validation-name="val3" office:value-type="float" office:value="32010.1" calcext:value-type="float">
            <text:p>32010,1</text:p>
          </table:table-cell>
          <table:table-cell table:style-name="ce11" table:content-validation-name="val3" office:value-type="float" office:value="0.032537" calcext:value-type="float">
            <text:p>0,032537</text:p>
          </table:table-cell>
          <table:table-cell table:number-columns-repeated="1003"/>
        </table:table-row>
        <table:table-row table:style-name="ro2">
          <table:table-cell table:style-name="ce8" table:formula="of:=[$'Nomes de arquivos'.A32]" office:value-type="string" office:string-value="GKD-b_31_n125_m12" calcext:value-type="string">
            <text:p>GKD-b_31_n125_m12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4597" calcext:value-type="float">
            <text:p>0,04597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45733" calcext:value-type="float">
            <text:p>0,045733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2989" calcext:value-type="float">
            <text:p>0,02989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36403" calcext:value-type="float">
            <text:p>0,036403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46041" calcext:value-type="float">
            <text:p>0,046041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52191" calcext:value-type="float">
            <text:p>0,052191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2988" calcext:value-type="float">
            <text:p>0,02988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29806" calcext:value-type="float">
            <text:p>0,029806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45739" calcext:value-type="float">
            <text:p>0,045739</text:p>
          </table:table-cell>
          <table:table-cell table:style-name="ce11" table:content-validation-name="val3" office:value-type="float" office:value="715.536" calcext:value-type="float">
            <text:p>715,536</text:p>
          </table:table-cell>
          <table:table-cell table:style-name="ce11" table:content-validation-name="val3" office:value-type="float" office:value="0.029712" calcext:value-type="float">
            <text:p>0,029712</text:p>
          </table:table-cell>
          <table:table-cell table:number-columns-repeated="1003"/>
        </table:table-row>
        <table:table-row table:style-name="ro2">
          <table:table-cell table:style-name="ce8" table:formula="of:=[$'Nomes de arquivos'.A33]" office:value-type="string" office:string-value="GKD-b_32_n125_m12" calcext:value-type="string">
            <text:p>GKD-b_32_n125_m12</text:p>
          </table:table-cell>
          <table:table-cell table:style-name="ce11" table:content-validation-name="val3" office:value-type="float" office:value="7901.34" calcext:value-type="float">
            <text:p>7901,34</text:p>
          </table:table-cell>
          <table:table-cell table:style-name="ce11" table:content-validation-name="val3" office:value-type="float" office:value="0.029977" calcext:value-type="float">
            <text:p>0,029977</text:p>
          </table:table-cell>
          <table:table-cell table:style-name="ce11" table:content-validation-name="val3" office:value-type="float" office:value="7867.11" calcext:value-type="float">
            <text:p>7867,11</text:p>
          </table:table-cell>
          <table:table-cell table:style-name="ce11" table:content-validation-name="val3" office:value-type="float" office:value="0.052649" calcext:value-type="float">
            <text:p>0,052649</text:p>
          </table:table-cell>
          <table:table-cell table:style-name="ce11" table:content-validation-name="val3" office:value-type="float" office:value="7897.3" calcext:value-type="float">
            <text:p>7897,3</text:p>
          </table:table-cell>
          <table:table-cell table:style-name="ce11" table:content-validation-name="val3" office:value-type="float" office:value="0.036522" calcext:value-type="float">
            <text:p>0,036522</text:p>
          </table:table-cell>
          <table:table-cell table:style-name="ce11" table:content-validation-name="val3" office:value-type="float" office:value="7867.11" calcext:value-type="float">
            <text:p>7867,11</text:p>
          </table:table-cell>
          <table:table-cell table:style-name="ce11" table:content-validation-name="val3" office:value-type="float" office:value="0.036285" calcext:value-type="float">
            <text:p>0,036285</text:p>
          </table:table-cell>
          <table:table-cell table:style-name="ce11" table:content-validation-name="val3" office:value-type="float" office:value="7867.19" calcext:value-type="float">
            <text:p>7867,19</text:p>
          </table:table-cell>
          <table:table-cell table:style-name="ce11" table:content-validation-name="val3" office:value-type="float" office:value="0.052399" calcext:value-type="float">
            <text:p>0,052399</text:p>
          </table:table-cell>
          <table:table-cell table:style-name="ce11" table:content-validation-name="val3" office:value-type="float" office:value="7867.11" calcext:value-type="float">
            <text:p>7867,11</text:p>
          </table:table-cell>
          <table:table-cell table:style-name="ce11" table:content-validation-name="val3" office:value-type="float" office:value="0.036302" calcext:value-type="float">
            <text:p>0,036302</text:p>
          </table:table-cell>
          <table:table-cell table:style-name="ce11" table:content-validation-name="val3" office:value-type="float" office:value="7867.11" calcext:value-type="float">
            <text:p>7867,11</text:p>
          </table:table-cell>
          <table:table-cell table:style-name="ce11" table:content-validation-name="val3" office:value-type="float" office:value="0.029951" calcext:value-type="float">
            <text:p>0,029951</text:p>
          </table:table-cell>
          <table:table-cell table:style-name="ce11" table:content-validation-name="val3" office:value-type="float" office:value="7877.64" calcext:value-type="float">
            <text:p>7877,64</text:p>
          </table:table-cell>
          <table:table-cell table:style-name="ce11" table:content-validation-name="val3" office:value-type="float" office:value="0.043931" calcext:value-type="float">
            <text:p>0,043931</text:p>
          </table:table-cell>
          <table:table-cell table:style-name="ce11" table:content-validation-name="val3" office:value-type="float" office:value="7867.19" calcext:value-type="float">
            <text:p>7867,19</text:p>
          </table:table-cell>
          <table:table-cell table:style-name="ce11" table:content-validation-name="val3" office:value-type="float" office:value="0.029815" calcext:value-type="float">
            <text:p>0,029815</text:p>
          </table:table-cell>
          <table:table-cell table:style-name="ce11" table:content-validation-name="val3" office:value-type="float" office:value="7867.11" calcext:value-type="float">
            <text:p>7867,11</text:p>
          </table:table-cell>
          <table:table-cell table:style-name="ce11" table:content-validation-name="val3" office:value-type="float" office:value="0.029955" calcext:value-type="float">
            <text:p>0,029955</text:p>
          </table:table-cell>
          <table:table-cell table:number-columns-repeated="1003"/>
        </table:table-row>
        <table:table-row table:style-name="ro2">
          <table:table-cell table:style-name="ce8" table:formula="of:=[$'Nomes de arquivos'.A34]" office:value-type="string" office:string-value="GKD-b_33_n125_m12" calcext:value-type="string">
            <text:p>GKD-b_33_n125_m12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45419" calcext:value-type="float">
            <text:p>0,045419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50675" calcext:value-type="float">
            <text:p>0,050675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49484" calcext:value-type="float">
            <text:p>0,049484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45108" calcext:value-type="float">
            <text:p>0,045108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59133" calcext:value-type="float">
            <text:p>0,059133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5116" calcext:value-type="float">
            <text:p>0,05116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48105" calcext:value-type="float">
            <text:p>0,048105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52357" calcext:value-type="float">
            <text:p>0,052357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49845" calcext:value-type="float">
            <text:p>0,049845</text:p>
          </table:table-cell>
          <table:table-cell table:style-name="ce11" table:content-validation-name="val3" office:value-type="float" office:value="2751.56" calcext:value-type="float">
            <text:p>2751,56</text:p>
          </table:table-cell>
          <table:table-cell table:style-name="ce11" table:content-validation-name="val3" office:value-type="float" office:value="0.038362" calcext:value-type="float">
            <text:p>0,038362</text:p>
          </table:table-cell>
          <table:table-cell table:number-columns-repeated="1003"/>
        </table:table-row>
        <table:table-row table:style-name="ro2">
          <table:table-cell table:style-name="ce8" table:formula="of:=[$'Nomes de arquivos'.A35]" office:value-type="string" office:string-value="GKD-b_34_n125_m12" calcext:value-type="string">
            <text:p>GKD-b_34_n125_m12</text:p>
          </table:table-cell>
          <table:table-cell table:style-name="ce11" table:content-validation-name="val3" office:value-type="float" office:value="7655.6" calcext:value-type="float">
            <text:p>7655,6</text:p>
          </table:table-cell>
          <table:table-cell table:style-name="ce11" table:content-validation-name="val3" office:value-type="float" office:value="0.036264" calcext:value-type="float">
            <text:p>0,036264</text:p>
          </table:table-cell>
          <table:table-cell table:style-name="ce11" table:content-validation-name="val3" office:value-type="float" office:value="7655.6" calcext:value-type="float">
            <text:p>7655,6</text:p>
          </table:table-cell>
          <table:table-cell table:style-name="ce11" table:content-validation-name="val3" office:value-type="float" office:value="0.029776" calcext:value-type="float">
            <text:p>0,029776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36248" calcext:value-type="float">
            <text:p>0,036248</text:p>
          </table:table-cell>
          <table:table-cell table:style-name="ce11" table:content-validation-name="val3" office:value-type="float" office:value="7652.83" calcext:value-type="float">
            <text:p>7652,83</text:p>
          </table:table-cell>
          <table:table-cell table:style-name="ce11" table:content-validation-name="val3" office:value-type="float" office:value="0.045814" calcext:value-type="float">
            <text:p>0,045814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2994" calcext:value-type="float">
            <text:p>0,02994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29792" calcext:value-type="float">
            <text:p>0,029792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461" calcext:value-type="float">
            <text:p>0,0461</text:p>
          </table:table-cell>
          <table:table-cell table:style-name="ce11" table:content-validation-name="val3" office:value-type="float" office:value="7651.4" calcext:value-type="float">
            <text:p>7651,4</text:p>
          </table:table-cell>
          <table:table-cell table:style-name="ce11" table:content-validation-name="val3" office:value-type="float" office:value="0.052597" calcext:value-type="float">
            <text:p>0,052597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52612" calcext:value-type="float">
            <text:p>0,052612</text:p>
          </table:table-cell>
          <table:table-cell table:style-name="ce11" table:content-validation-name="val3" office:value-type="float" office:value="7652.57" calcext:value-type="float">
            <text:p>7652,57</text:p>
          </table:table-cell>
          <table:table-cell table:style-name="ce11" table:content-validation-name="val3" office:value-type="float" office:value="0.029788" calcext:value-type="float">
            <text:p>0,029788</text:p>
          </table:table-cell>
          <table:table-cell table:number-columns-repeated="1003"/>
        </table:table-row>
        <table:table-row table:style-name="ro2">
          <table:table-cell table:style-name="ce8" table:formula="of:=[$'Nomes de arquivos'.A36]" office:value-type="string" office:string-value="GKD-b_35_n125_m12" calcext:value-type="string">
            <text:p>GKD-b_35_n125_m12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46144" calcext:value-type="float">
            <text:p>0,046144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36327" calcext:value-type="float">
            <text:p>0,036327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29805" calcext:value-type="float">
            <text:p>0,029805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52665" calcext:value-type="float">
            <text:p>0,052665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52358" calcext:value-type="float">
            <text:p>0,052358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3632" calcext:value-type="float">
            <text:p>0,03632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45882" calcext:value-type="float">
            <text:p>0,045882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29828" calcext:value-type="float">
            <text:p>0,029828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36324" calcext:value-type="float">
            <text:p>0,036324</text:p>
          </table:table-cell>
          <table:table-cell table:style-name="ce11" table:content-validation-name="val3" office:value-type="float" office:value="2179.41" calcext:value-type="float">
            <text:p>2179,41</text:p>
          </table:table-cell>
          <table:table-cell table:style-name="ce11" table:content-validation-name="val3" office:value-type="float" office:value="0.02992" calcext:value-type="float">
            <text:p>0,02992</text:p>
          </table:table-cell>
          <table:table-cell table:number-columns-repeated="1003"/>
        </table:table-row>
        <table:table-row table:style-name="ro2">
          <table:table-cell table:style-name="ce8" table:formula="of:=[$'Nomes de arquivos'.A37]" office:value-type="string" office:string-value="GKD-b_36_n125_m37" calcext:value-type="string">
            <text:p>GKD-b_36_n125_m37</text:p>
          </table:table-cell>
          <table:table-cell table:style-name="ce11" table:content-validation-name="val3" office:value-type="float" office:value="83551.7" calcext:value-type="float">
            <text:p>83551,7</text:p>
          </table:table-cell>
          <table:table-cell table:style-name="ce11" table:content-validation-name="val3" office:value-type="float" office:value="0.070405" calcext:value-type="float">
            <text:p>0,070405</text:p>
          </table:table-cell>
          <table:table-cell table:style-name="ce11" table:content-validation-name="val3" office:value-type="float" office:value="83539" calcext:value-type="float">
            <text:p>83539</text:p>
          </table:table-cell>
          <table:table-cell table:style-name="ce11" table:content-validation-name="val3" office:value-type="float" office:value="0.071001" calcext:value-type="float">
            <text:p>0,071001</text:p>
          </table:table-cell>
          <table:table-cell table:style-name="ce11" table:content-validation-name="val3" office:value-type="float" office:value="83611.2" calcext:value-type="float">
            <text:p>83611,2</text:p>
          </table:table-cell>
          <table:table-cell table:style-name="ce11" table:content-validation-name="val3" office:value-type="float" office:value="0.056715" calcext:value-type="float">
            <text:p>0,056715</text:p>
          </table:table-cell>
          <table:table-cell table:style-name="ce11" table:content-validation-name="val3" office:value-type="float" office:value="83588.9" calcext:value-type="float">
            <text:p>83588,9</text:p>
          </table:table-cell>
          <table:table-cell table:style-name="ce11" table:content-validation-name="val3" office:value-type="float" office:value="0.058391" calcext:value-type="float">
            <text:p>0,058391</text:p>
          </table:table-cell>
          <table:table-cell table:style-name="ce11" table:content-validation-name="val3" office:value-type="float" office:value="83542.6" calcext:value-type="float">
            <text:p>83542,6</text:p>
          </table:table-cell>
          <table:table-cell table:style-name="ce11" table:content-validation-name="val3" office:value-type="float" office:value="0.07909" calcext:value-type="float">
            <text:p>0,07909</text:p>
          </table:table-cell>
          <table:table-cell table:style-name="ce11" table:content-validation-name="val3" office:value-type="float" office:value="83539" calcext:value-type="float">
            <text:p>83539</text:p>
          </table:table-cell>
          <table:table-cell table:style-name="ce11" table:content-validation-name="val3" office:value-type="float" office:value="0.069521" calcext:value-type="float">
            <text:p>0,069521</text:p>
          </table:table-cell>
          <table:table-cell table:style-name="ce11" table:content-validation-name="val3" office:value-type="float" office:value="83551.7" calcext:value-type="float">
            <text:p>83551,7</text:p>
          </table:table-cell>
          <table:table-cell table:style-name="ce11" table:content-validation-name="val3" office:value-type="float" office:value="0.077117" calcext:value-type="float">
            <text:p>0,077117</text:p>
          </table:table-cell>
          <table:table-cell table:style-name="ce11" table:content-validation-name="val3" office:value-type="float" office:value="83535.4" calcext:value-type="float">
            <text:p>83535,4</text:p>
          </table:table-cell>
          <table:table-cell table:style-name="ce11" table:content-validation-name="val3" office:value-type="float" office:value="0.052515" calcext:value-type="float">
            <text:p>0,052515</text:p>
          </table:table-cell>
          <table:table-cell table:style-name="ce11" table:content-validation-name="val3" office:value-type="float" office:value="83551.7" calcext:value-type="float">
            <text:p>83551,7</text:p>
          </table:table-cell>
          <table:table-cell table:style-name="ce11" table:content-validation-name="val3" office:value-type="float" office:value="0.069433" calcext:value-type="float">
            <text:p>0,069433</text:p>
          </table:table-cell>
          <table:table-cell table:style-name="ce11" table:content-validation-name="val3" office:value-type="float" office:value="83562.3" calcext:value-type="float">
            <text:p>83562,3</text:p>
          </table:table-cell>
          <table:table-cell table:style-name="ce11" table:content-validation-name="val3" office:value-type="float" office:value="0.054443" calcext:value-type="float">
            <text:p>0,054443</text:p>
          </table:table-cell>
          <table:table-cell table:number-columns-repeated="1003"/>
        </table:table-row>
        <table:table-row table:style-name="ro2">
          <table:table-cell table:style-name="ce8" table:formula="of:=[$'Nomes de arquivos'.A38]" office:value-type="string" office:string-value="GKD-b_37_n125_m37" calcext:value-type="string">
            <text:p>GKD-b_37_n125_m37</text:p>
          </table:table-cell>
          <table:table-cell table:style-name="ce11" table:content-validation-name="val3" office:value-type="float" office:value="93586" calcext:value-type="float">
            <text:p>93586</text:p>
          </table:table-cell>
          <table:table-cell table:style-name="ce11" table:content-validation-name="val3" office:value-type="float" office:value="0.047268" calcext:value-type="float">
            <text:p>0,047268</text:p>
          </table:table-cell>
          <table:table-cell table:style-name="ce11" table:content-validation-name="val3" office:value-type="float" office:value="93651.5" calcext:value-type="float">
            <text:p>93651,5</text:p>
          </table:table-cell>
          <table:table-cell table:style-name="ce11" table:content-validation-name="val3" office:value-type="float" office:value="0.03892" calcext:value-type="float">
            <text:p>0,03892</text:p>
          </table:table-cell>
          <table:table-cell table:style-name="ce11" table:content-validation-name="val3" office:value-type="float" office:value="93624.5" calcext:value-type="float">
            <text:p>93624,5</text:p>
          </table:table-cell>
          <table:table-cell table:style-name="ce11" table:content-validation-name="val3" office:value-type="float" office:value="0.067961" calcext:value-type="float">
            <text:p>0,067961</text:p>
          </table:table-cell>
          <table:table-cell table:style-name="ce11" table:content-validation-name="val3" office:value-type="float" office:value="93674.6" calcext:value-type="float">
            <text:p>93674,6</text:p>
          </table:table-cell>
          <table:table-cell table:style-name="ce11" table:content-validation-name="val3" office:value-type="float" office:value="0.068431" calcext:value-type="float">
            <text:p>0,068431</text:p>
          </table:table-cell>
          <table:table-cell table:style-name="ce11" table:content-validation-name="val3" office:value-type="float" office:value="93674.6" calcext:value-type="float">
            <text:p>93674,6</text:p>
          </table:table-cell>
          <table:table-cell table:style-name="ce11" table:content-validation-name="val3" office:value-type="float" office:value="0.03924" calcext:value-type="float">
            <text:p>0,03924</text:p>
          </table:table-cell>
          <table:table-cell table:style-name="ce11" table:content-validation-name="val3" office:value-type="float" office:value="93624.5" calcext:value-type="float">
            <text:p>93624,5</text:p>
          </table:table-cell>
          <table:table-cell table:style-name="ce11" table:content-validation-name="val3" office:value-type="float" office:value="0.047675" calcext:value-type="float">
            <text:p>0,047675</text:p>
          </table:table-cell>
          <table:table-cell table:style-name="ce11" table:content-validation-name="val3" office:value-type="float" office:value="93613.3" calcext:value-type="float">
            <text:p>93613,3</text:p>
          </table:table-cell>
          <table:table-cell table:style-name="ce11" table:content-validation-name="val3" office:value-type="float" office:value="0.060077" calcext:value-type="float">
            <text:p>0,060077</text:p>
          </table:table-cell>
          <table:table-cell table:style-name="ce11" table:content-validation-name="val3" office:value-type="float" office:value="93624.5" calcext:value-type="float">
            <text:p>93624,5</text:p>
          </table:table-cell>
          <table:table-cell table:style-name="ce11" table:content-validation-name="val3" office:value-type="float" office:value="0.038923" calcext:value-type="float">
            <text:p>0,038923</text:p>
          </table:table-cell>
          <table:table-cell table:style-name="ce11" table:content-validation-name="val3" office:value-type="float" office:value="93642.6" calcext:value-type="float">
            <text:p>93642,6</text:p>
          </table:table-cell>
          <table:table-cell table:style-name="ce11" table:content-validation-name="val3" office:value-type="float" office:value="0.047595" calcext:value-type="float">
            <text:p>0,047595</text:p>
          </table:table-cell>
          <table:table-cell table:style-name="ce11" table:content-validation-name="val3" office:value-type="float" office:value="93624.5" calcext:value-type="float">
            <text:p>93624,5</text:p>
          </table:table-cell>
          <table:table-cell table:style-name="ce11" table:content-validation-name="val3" office:value-type="float" office:value="0.059668" calcext:value-type="float">
            <text:p>0,059668</text:p>
          </table:table-cell>
          <table:table-cell table:number-columns-repeated="1003"/>
        </table:table-row>
        <table:table-row table:style-name="ro2">
          <table:table-cell table:style-name="ce8" table:formula="of:=[$'Nomes de arquivos'.A39]" office:value-type="string" office:string-value="GKD-b_38_n125_m37" calcext:value-type="string">
            <text:p>GKD-b_38_n125_m37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47499" calcext:value-type="float">
            <text:p>0,047499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68867" calcext:value-type="float">
            <text:p>0,068867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39417" calcext:value-type="float">
            <text:p>0,039417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4781" calcext:value-type="float">
            <text:p>0,04781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39409" calcext:value-type="float">
            <text:p>0,039409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69009" calcext:value-type="float">
            <text:p>0,069009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39127" calcext:value-type="float">
            <text:p>0,039127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39075" calcext:value-type="float">
            <text:p>0,039075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39058" calcext:value-type="float">
            <text:p>0,039058</text:p>
          </table:table-cell>
          <table:table-cell table:style-name="ce11" table:content-validation-name="val3" office:value-type="float" office:value="57762.4" calcext:value-type="float">
            <text:p>57762,4</text:p>
          </table:table-cell>
          <table:table-cell table:style-name="ce11" table:content-validation-name="val3" office:value-type="float" office:value="0.068819" calcext:value-type="float">
            <text:p>0,068819</text:p>
          </table:table-cell>
          <table:table-cell table:number-columns-repeated="1003"/>
        </table:table-row>
        <table:table-row table:style-name="ro2">
          <table:table-cell table:style-name="ce8" table:formula="of:=[$'Nomes de arquivos'.A40]" office:value-type="string" office:string-value="GKD-b_39_n125_m37" calcext:value-type="string">
            <text:p>GKD-b_39_n125_m37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5547" calcext:value-type="float">
            <text:p>0,05547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66016" calcext:value-type="float">
            <text:p>0,066016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85216" calcext:value-type="float">
            <text:p>0,085216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47396" calcext:value-type="float">
            <text:p>0,047396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55773" calcext:value-type="float">
            <text:p>0,055773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56442" calcext:value-type="float">
            <text:p>0,056442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68331" calcext:value-type="float">
            <text:p>0,068331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49068" calcext:value-type="float">
            <text:p>0,049068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66081" calcext:value-type="float">
            <text:p>0,066081</text:p>
          </table:table-cell>
          <table:table-cell table:style-name="ce11" table:content-validation-name="val3" office:value-type="float" office:value="68070.9" calcext:value-type="float">
            <text:p>68070,9</text:p>
          </table:table-cell>
          <table:table-cell table:style-name="ce11" table:content-validation-name="val3" office:value-type="float" office:value="0.060681" calcext:value-type="float">
            <text:p>0,060681</text:p>
          </table:table-cell>
          <table:table-cell table:number-columns-repeated="1003"/>
        </table:table-row>
        <table:table-row table:style-name="ro2">
          <table:table-cell table:style-name="ce8" table:formula="of:=[$'Nomes de arquivos'.A41]" office:value-type="string" office:string-value="GKD-b_40_n125_m37" calcext:value-type="string">
            <text:p>GKD-b_40_n125_m37</text:p>
          </table:table-cell>
          <table:table-cell table:style-name="ce11" table:content-validation-name="val3" office:value-type="float" office:value="90806.5" calcext:value-type="float">
            <text:p>90806,5</text:p>
          </table:table-cell>
          <table:table-cell table:style-name="ce11" table:content-validation-name="val3" office:value-type="float" office:value="0.068291" calcext:value-type="float">
            <text:p>0,068291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47572" calcext:value-type="float">
            <text:p>0,047572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47969" calcext:value-type="float">
            <text:p>0,047969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68716" calcext:value-type="float">
            <text:p>0,068716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39119" calcext:value-type="float">
            <text:p>0,039119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39115" calcext:value-type="float">
            <text:p>0,039115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6002" calcext:value-type="float">
            <text:p>0,06002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68683" calcext:value-type="float">
            <text:p>0,068683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59956" calcext:value-type="float">
            <text:p>0,059956</text:p>
          </table:table-cell>
          <table:table-cell table:style-name="ce11" table:content-validation-name="val3" office:value-type="float" office:value="90878.9" calcext:value-type="float">
            <text:p>90878,9</text:p>
          </table:table-cell>
          <table:table-cell table:style-name="ce11" table:content-validation-name="val3" office:value-type="float" office:value="0.06836" calcext:value-type="float">
            <text:p>0,06836</text:p>
          </table:table-cell>
          <table:table-cell table:number-columns-repeated="1003"/>
        </table:table-row>
        <table:table-row table:style-name="ro2">
          <table:table-cell table:style-name="ce8" table:formula="of:=[$'Nomes de arquivos'.A42]" office:value-type="string" office:string-value="GKD-b_41_n150_m15" calcext:value-type="string">
            <text:p>GKD-b_41_n150_m15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73384" calcext:value-type="float">
            <text:p>0,073384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79694" calcext:value-type="float">
            <text:p>0,079694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84657" calcext:value-type="float">
            <text:p>0,084657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6416" calcext:value-type="float">
            <text:p>0,06416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49995" calcext:value-type="float">
            <text:p>0,049995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73372" calcext:value-type="float">
            <text:p>0,073372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5944" calcext:value-type="float">
            <text:p>0,05944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8523" calcext:value-type="float">
            <text:p>0,08523</text:p>
          </table:table-cell>
          <table:table-cell table:style-name="ce11" table:content-validation-name="val3" office:value-type="float" office:value="14852.5" calcext:value-type="float">
            <text:p>14852,5</text:p>
          </table:table-cell>
          <table:table-cell table:style-name="ce11" table:content-validation-name="val3" office:value-type="float" office:value="0.050176" calcext:value-type="float">
            <text:p>0,050176</text:p>
          </table:table-cell>
          <table:table-cell table:style-name="ce11" table:content-validation-name="val3" office:value-type="float" office:value="14873.2" calcext:value-type="float">
            <text:p>14873,2</text:p>
          </table:table-cell>
          <table:table-cell table:style-name="ce11" table:content-validation-name="val3" office:value-type="float" office:value="0.049987" calcext:value-type="float">
            <text:p>0,049987</text:p>
          </table:table-cell>
          <table:table-cell table:number-columns-repeated="1003"/>
        </table:table-row>
        <table:table-row table:style-name="ro2">
          <table:table-cell table:style-name="ce8" table:formula="of:=[$'Nomes de arquivos'.A43]" office:value-type="string" office:string-value="GKD-b_42_n150_m15" calcext:value-type="string">
            <text:p>GKD-b_42_n150_m15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501" calcext:value-type="float">
            <text:p>0,059501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791" calcext:value-type="float">
            <text:p>0,059791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03" calcext:value-type="float">
            <text:p>0,0503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89" calcext:value-type="float">
            <text:p>0,05989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73867" calcext:value-type="float">
            <text:p>0,073867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907" calcext:value-type="float">
            <text:p>0,059907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88" calcext:value-type="float">
            <text:p>0,05988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82925" calcext:value-type="float">
            <text:p>0,082925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516" calcext:value-type="float">
            <text:p>0,059516</text:p>
          </table:table-cell>
          <table:table-cell table:style-name="ce11" table:content-validation-name="val3" office:value-type="float" office:value="6578.33" calcext:value-type="float">
            <text:p>6578,33</text:p>
          </table:table-cell>
          <table:table-cell table:style-name="ce11" table:content-validation-name="val3" office:value-type="float" office:value="0.059833" calcext:value-type="float">
            <text:p>0,059833</text:p>
          </table:table-cell>
          <table:table-cell table:number-columns-repeated="1003"/>
        </table:table-row>
        <table:table-row table:style-name="ro2">
          <table:table-cell table:style-name="ce8" table:formula="of:=[$'Nomes de arquivos'.A44]" office:value-type="string" office:string-value="GKD-b_43_n150_m15" calcext:value-type="string">
            <text:p>GKD-b_43_n150_m15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88867" calcext:value-type="float">
            <text:p>0,088867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91276" calcext:value-type="float">
            <text:p>0,091276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5757" calcext:value-type="float">
            <text:p>0,05757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6782" calcext:value-type="float">
            <text:p>0,06782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75234" calcext:value-type="float">
            <text:p>0,075234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47395" calcext:value-type="float">
            <text:p>0,047395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54947" calcext:value-type="float">
            <text:p>0,054947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66061" calcext:value-type="float">
            <text:p>0,066061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69781" calcext:value-type="float">
            <text:p>0,069781</text:p>
          </table:table-cell>
          <table:table-cell table:style-name="ce11" table:content-validation-name="val3" office:value-type="float" office:value="4750.74" calcext:value-type="float">
            <text:p>4750,74</text:p>
          </table:table-cell>
          <table:table-cell table:style-name="ce11" table:content-validation-name="val3" office:value-type="float" office:value="0.067609" calcext:value-type="float">
            <text:p>0,067609</text:p>
          </table:table-cell>
          <table:table-cell table:number-columns-repeated="1003"/>
        </table:table-row>
        <table:table-row table:style-name="ro2">
          <table:table-cell table:style-name="ce8" table:formula="of:=[$'Nomes de arquivos'.A45]" office:value-type="string" office:string-value="GKD-b_44_n150_m15" calcext:value-type="string">
            <text:p>GKD-b_44_n150_m15</text:p>
          </table:table-cell>
          <table:table-cell table:style-name="ce11" table:content-validation-name="val3" office:value-type="float" office:value="8381.42" calcext:value-type="float">
            <text:p>8381,42</text:p>
          </table:table-cell>
          <table:table-cell table:style-name="ce11" table:content-validation-name="val3" office:value-type="float" office:value="0.072374" calcext:value-type="float">
            <text:p>0,072374</text:p>
          </table:table-cell>
          <table:table-cell table:style-name="ce11" table:content-validation-name="val3" office:value-type="float" office:value="8368.46" calcext:value-type="float">
            <text:p>8368,46</text:p>
          </table:table-cell>
          <table:table-cell table:style-name="ce11" table:content-validation-name="val3" office:value-type="float" office:value="0.089864" calcext:value-type="float">
            <text:p>0,089864</text:p>
          </table:table-cell>
          <table:table-cell table:style-name="ce11" table:content-validation-name="val3" office:value-type="float" office:value="8381.42" calcext:value-type="float">
            <text:p>8381,42</text:p>
          </table:table-cell>
          <table:table-cell table:style-name="ce11" table:content-validation-name="val3" office:value-type="float" office:value="0.08794" calcext:value-type="float">
            <text:p>0,08794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78388" calcext:value-type="float">
            <text:p>0,078388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53858" calcext:value-type="float">
            <text:p>0,053858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87185" calcext:value-type="float">
            <text:p>0,087185</text:p>
          </table:table-cell>
          <table:table-cell table:style-name="ce11" table:content-validation-name="val3" office:value-type="float" office:value="8381.42" calcext:value-type="float">
            <text:p>8381,42</text:p>
          </table:table-cell>
          <table:table-cell table:style-name="ce11" table:content-validation-name="val3" office:value-type="float" office:value="0.071065" calcext:value-type="float">
            <text:p>0,071065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61968" calcext:value-type="float">
            <text:p>0,061968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6916" calcext:value-type="float">
            <text:p>0,06916</text:p>
          </table:table-cell>
          <table:table-cell table:style-name="ce11" table:content-validation-name="val3" office:value-type="float" office:value="8328.39" calcext:value-type="float">
            <text:p>8328,39</text:p>
          </table:table-cell>
          <table:table-cell table:style-name="ce11" table:content-validation-name="val3" office:value-type="float" office:value="0.089037" calcext:value-type="float">
            <text:p>0,089037</text:p>
          </table:table-cell>
          <table:table-cell table:number-columns-repeated="1003"/>
        </table:table-row>
        <table:table-row table:style-name="ro2">
          <table:table-cell table:style-name="ce8" table:formula="of:=[$'Nomes de arquivos'.A46]" office:value-type="string" office:string-value="GKD-b_45_n150_m15" calcext:value-type="string">
            <text:p>GKD-b_45_n150_m15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84968" calcext:value-type="float">
            <text:p>0,084968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86546" calcext:value-type="float">
            <text:p>0,086546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71668" calcext:value-type="float">
            <text:p>0,071668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64653" calcext:value-type="float">
            <text:p>0,064653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67367" calcext:value-type="float">
            <text:p>0,067367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64787" calcext:value-type="float">
            <text:p>0,064787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70546" calcext:value-type="float">
            <text:p>0,070546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40029" calcext:value-type="float">
            <text:p>0,040029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70927" calcext:value-type="float">
            <text:p>0,070927</text:p>
          </table:table-cell>
          <table:table-cell table:style-name="ce11" table:content-validation-name="val3" office:value-type="float" office:value="9427.46" calcext:value-type="float">
            <text:p>9427,46</text:p>
          </table:table-cell>
          <table:table-cell table:style-name="ce11" table:content-validation-name="val3" office:value-type="float" office:value="0.073382" calcext:value-type="float">
            <text:p>0,073382</text:p>
          </table:table-cell>
          <table:table-cell table:number-columns-repeated="1003"/>
        </table:table-row>
        <table:table-row table:style-name="ro2">
          <table:table-cell table:style-name="ce8" table:formula="of:=[$'Nomes de arquivos'.A47]" office:value-type="string" office:string-value="GKD-b_46_n150_m45" calcext:value-type="string">
            <text:p>GKD-b_46_n150_m45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101479" calcext:value-type="float">
            <text:p>0,101479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10399" calcext:value-type="float">
            <text:p>0,10399</text:p>
          </table:table-cell>
          <table:table-cell table:style-name="ce11" table:content-validation-name="val3" office:value-type="float" office:value="114361" calcext:value-type="float">
            <text:p>114361</text:p>
          </table:table-cell>
          <table:table-cell table:style-name="ce11" table:content-validation-name="val3" office:value-type="float" office:value="0.076005" calcext:value-type="float">
            <text:p>0,076005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092365" calcext:value-type="float">
            <text:p>0,092365</text:p>
          </table:table-cell>
          <table:table-cell table:style-name="ce11" table:content-validation-name="val3" office:value-type="float" office:value="114361" calcext:value-type="float">
            <text:p>114361</text:p>
          </table:table-cell>
          <table:table-cell table:style-name="ce11" table:content-validation-name="val3" office:value-type="float" office:value="0.107905" calcext:value-type="float">
            <text:p>0,107905</text:p>
          </table:table-cell>
          <table:table-cell table:style-name="ce11" table:content-validation-name="val3" office:value-type="float" office:value="114466" calcext:value-type="float">
            <text:p>114466</text:p>
          </table:table-cell>
          <table:table-cell table:style-name="ce11" table:content-validation-name="val3" office:value-type="float" office:value="0.095123" calcext:value-type="float">
            <text:p>0,095123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131422" calcext:value-type="float">
            <text:p>0,131422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096969" calcext:value-type="float">
            <text:p>0,096969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07143" calcext:value-type="float">
            <text:p>0,07143</text:p>
          </table:table-cell>
          <table:table-cell table:style-name="ce11" table:content-validation-name="val3" office:value-type="float" office:value="114472" calcext:value-type="float">
            <text:p>114472</text:p>
          </table:table-cell>
          <table:table-cell table:style-name="ce11" table:content-validation-name="val3" office:value-type="float" office:value="0.075633" calcext:value-type="float">
            <text:p>0,075633</text:p>
          </table:table-cell>
          <table:table-cell table:number-columns-repeated="1003"/>
        </table:table-row>
        <table:table-row table:style-name="ro2">
          <table:table-cell table:style-name="ce8" table:formula="of:=[$'Nomes de arquivos'.A48]" office:value-type="string" office:string-value="GKD-b_47_n150_m45" calcext:value-type="string">
            <text:p>GKD-b_47_n150_m45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108666" calcext:value-type="float">
            <text:p>0,108666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87459" calcext:value-type="float">
            <text:p>0,087459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90704" calcext:value-type="float">
            <text:p>0,090704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93935" calcext:value-type="float">
            <text:p>0,093935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87443" calcext:value-type="float">
            <text:p>0,087443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98547" calcext:value-type="float">
            <text:p>0,098547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90412" calcext:value-type="float">
            <text:p>0,090412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89961" calcext:value-type="float">
            <text:p>0,089961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93614" calcext:value-type="float">
            <text:p>0,093614</text:p>
          </table:table-cell>
          <table:table-cell table:style-name="ce11" table:content-validation-name="val3" office:value-type="float" office:value="155404" calcext:value-type="float">
            <text:p>155404</text:p>
          </table:table-cell>
          <table:table-cell table:style-name="ce11" table:content-validation-name="val3" office:value-type="float" office:value="0.080992" calcext:value-type="float">
            <text:p>0,080992</text:p>
          </table:table-cell>
          <table:table-cell table:number-columns-repeated="1003"/>
        </table:table-row>
        <table:table-row table:style-name="ro2">
          <table:table-cell table:style-name="ce8" table:formula="of:=[$'Nomes de arquivos'.A49]" office:value-type="string" office:string-value="GKD-b_48_n150_m45" calcext:value-type="string">
            <text:p>GKD-b_48_n150_m45</text:p>
          </table:table-cell>
          <table:table-cell table:style-name="ce11" table:content-validation-name="val3" office:value-type="float" office:value="95204.6" calcext:value-type="float">
            <text:p>95204,6</text:p>
          </table:table-cell>
          <table:table-cell table:style-name="ce11" table:content-validation-name="val3" office:value-type="float" office:value="0.079583" calcext:value-type="float">
            <text:p>0,079583</text:p>
          </table:table-cell>
          <table:table-cell table:style-name="ce11" table:content-validation-name="val3" office:value-type="float" office:value="95252.5" calcext:value-type="float">
            <text:p>95252,5</text:p>
          </table:table-cell>
          <table:table-cell table:style-name="ce11" table:content-validation-name="val3" office:value-type="float" office:value="0.095391" calcext:value-type="float">
            <text:p>0,095391</text:p>
          </table:table-cell>
          <table:table-cell table:style-name="ce11" table:content-validation-name="val3" office:value-type="float" office:value="95362.4" calcext:value-type="float">
            <text:p>95362,4</text:p>
          </table:table-cell>
          <table:table-cell table:style-name="ce11" table:content-validation-name="val3" office:value-type="float" office:value="0.117797" calcext:value-type="float">
            <text:p>0,117797</text:p>
          </table:table-cell>
          <table:table-cell table:style-name="ce11" table:content-validation-name="val3" office:value-type="float" office:value="95372.7" calcext:value-type="float">
            <text:p>95372,7</text:p>
          </table:table-cell>
          <table:table-cell table:style-name="ce11" table:content-validation-name="val3" office:value-type="float" office:value="0.118424" calcext:value-type="float">
            <text:p>0,118424</text:p>
          </table:table-cell>
          <table:table-cell table:style-name="ce11" table:content-validation-name="val3" office:value-type="float" office:value="95364.1" calcext:value-type="float">
            <text:p>95364,1</text:p>
          </table:table-cell>
          <table:table-cell table:style-name="ce11" table:content-validation-name="val3" office:value-type="float" office:value="0.123444" calcext:value-type="float">
            <text:p>0,123444</text:p>
          </table:table-cell>
          <table:table-cell table:style-name="ce11" table:content-validation-name="val3" office:value-type="float" office:value="95446.9" calcext:value-type="float">
            <text:p>95446,9</text:p>
          </table:table-cell>
          <table:table-cell table:style-name="ce11" table:content-validation-name="val3" office:value-type="float" office:value="0.086672" calcext:value-type="float">
            <text:p>0,086672</text:p>
          </table:table-cell>
          <table:table-cell table:style-name="ce11" table:content-validation-name="val3" office:value-type="float" office:value="95446.9" calcext:value-type="float">
            <text:p>95446,9</text:p>
          </table:table-cell>
          <table:table-cell table:style-name="ce11" table:content-validation-name="val3" office:value-type="float" office:value="0.116373" calcext:value-type="float">
            <text:p>0,116373</text:p>
          </table:table-cell>
          <table:table-cell table:style-name="ce11" table:content-validation-name="val3" office:value-type="float" office:value="95315.3" calcext:value-type="float">
            <text:p>95315,3</text:p>
          </table:table-cell>
          <table:table-cell table:style-name="ce11" table:content-validation-name="val3" office:value-type="float" office:value="0.116669" calcext:value-type="float">
            <text:p>0,116669</text:p>
          </table:table-cell>
          <table:table-cell table:style-name="ce11" table:content-validation-name="val3" office:value-type="float" office:value="95438.4" calcext:value-type="float">
            <text:p>95438,4</text:p>
          </table:table-cell>
          <table:table-cell table:style-name="ce11" table:content-validation-name="val3" office:value-type="float" office:value="0.091021" calcext:value-type="float">
            <text:p>0,091021</text:p>
          </table:table-cell>
          <table:table-cell table:style-name="ce11" table:content-validation-name="val3" office:value-type="float" office:value="95231.7" calcext:value-type="float">
            <text:p>95231,7</text:p>
          </table:table-cell>
          <table:table-cell table:style-name="ce11" table:content-validation-name="val3" office:value-type="float" office:value="0.106701" calcext:value-type="float">
            <text:p>0,106701</text:p>
          </table:table-cell>
          <table:table-cell table:number-columns-repeated="1003"/>
        </table:table-row>
        <table:table-row table:style-name="ro2">
          <table:table-cell table:style-name="ce8" table:formula="of:=[$'Nomes de arquivos'.A50]" office:value-type="string" office:string-value="GKD-b_49_n150_m45" calcext:value-type="string">
            <text:p>GKD-b_49_n150_m45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84326" calcext:value-type="float">
            <text:p>0,084326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88957" calcext:value-type="float">
            <text:p>0,088957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83338" calcext:value-type="float">
            <text:p>0,083338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87365" calcext:value-type="float">
            <text:p>0,087365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77766" calcext:value-type="float">
            <text:p>0,077766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79255" calcext:value-type="float">
            <text:p>0,079255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92959" calcext:value-type="float">
            <text:p>0,092959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90783" calcext:value-type="float">
            <text:p>0,090783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086737" calcext:value-type="float">
            <text:p>0,086737</text:p>
          </table:table-cell>
          <table:table-cell table:style-name="ce11" table:content-validation-name="val3" office:value-type="float" office:value="155535" calcext:value-type="float">
            <text:p>155535</text:p>
          </table:table-cell>
          <table:table-cell table:style-name="ce11" table:content-validation-name="val3" office:value-type="float" office:value="0.100313" calcext:value-type="float">
            <text:p>0,100313</text:p>
          </table:table-cell>
          <table:table-cell table:number-columns-repeated="1003"/>
        </table:table-row>
        <table:table-row table:style-name="ro2">
          <table:table-cell table:style-name="ce8" table:formula="of:=[$'Nomes de arquivos'.A51]" office:value-type="string" office:string-value="GKD-b_50_n150_m45" calcext:value-type="string">
            <text:p>GKD-b_50_n150_m45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88174" calcext:value-type="float">
            <text:p>0,088174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85603" calcext:value-type="float">
            <text:p>0,085603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94652" calcext:value-type="float">
            <text:p>0,094652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118278" calcext:value-type="float">
            <text:p>0,118278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115404" calcext:value-type="float">
            <text:p>0,115404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95302" calcext:value-type="float">
            <text:p>0,095302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84908" calcext:value-type="float">
            <text:p>0,084908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82095" calcext:value-type="float">
            <text:p>0,082095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078827" calcext:value-type="float">
            <text:p>0,078827</text:p>
          </table:table-cell>
          <table:table-cell table:style-name="ce11" table:content-validation-name="val3" office:value-type="float" office:value="100057" calcext:value-type="float">
            <text:p>100057</text:p>
          </table:table-cell>
          <table:table-cell table:style-name="ce11" table:content-validation-name="val3" office:value-type="float" office:value="0.112997" calcext:value-type="float">
            <text:p>0,1129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53])" office:value-type="float" office:value="1363466.90397" calcext:value-type="float">
            <text:p>1363466,90397</text:p>
          </table:table-cell>
          <table:table-cell table:style-name="ce16" table:formula="of:=SUM([.C4:.C53])" office:value-type="float" office:value="1.685311" calcext:value-type="float">
            <text:p>1,685311</text:p>
          </table:table-cell>
          <table:table-cell table:style-name="ce16" table:formula="of:=SUM([.D4:.D53])" office:value-type="float" office:value="1363500.14397" calcext:value-type="float">
            <text:p>1363500,14397</text:p>
          </table:table-cell>
          <table:table-cell table:style-name="ce16" table:formula="of:=SUM([.E4:.E53])" office:value-type="float" office:value="1.765779" calcext:value-type="float">
            <text:p>1,765779</text:p>
          </table:table-cell>
          <table:table-cell table:style-name="ce16" table:formula="of:=SUM([.F4:.F53])" office:value-type="float" office:value="1363706.39297" calcext:value-type="float">
            <text:p>1363706,39297</text:p>
          </table:table-cell>
          <table:table-cell table:style-name="ce16" table:formula="of:=SUM([.G4:.G53])" office:value-type="float" office:value="1.658202" calcext:value-type="float">
            <text:p>1,658202</text:p>
          </table:table-cell>
          <table:table-cell table:style-name="ce16" table:formula="of:=SUM([.H4:.H53])" office:value-type="float" office:value="1363788.32467" calcext:value-type="float">
            <text:p>1363788,32467</text:p>
          </table:table-cell>
          <table:table-cell table:style-name="ce16" table:formula="of:=SUM([.I4:.I53])" office:value-type="float" office:value="1.746578" calcext:value-type="float">
            <text:p>1,746578</text:p>
          </table:table-cell>
          <table:table-cell table:style-name="ce16" table:formula="of:=SUM([.J4:.J53])" office:value-type="float" office:value="1363477.86397" calcext:value-type="float">
            <text:p>1363477,86397</text:p>
          </table:table-cell>
          <table:table-cell table:style-name="ce16" table:formula="of:=SUM([.K4:.K53])" office:value-type="float" office:value="1.676006" calcext:value-type="float">
            <text:p>1,676006</text:p>
          </table:table-cell>
          <table:table-cell table:style-name="ce16" table:formula="of:=SUM([.L4:.L53])" office:value-type="float" office:value="1363728.47567" calcext:value-type="float">
            <text:p>1363728,47567</text:p>
          </table:table-cell>
          <table:table-cell table:style-name="ce16" table:formula="of:=SUM([.M4:.M53])" office:value-type="float" office:value="1.657045" calcext:value-type="float">
            <text:p>1,657045</text:p>
          </table:table-cell>
          <table:table-cell table:style-name="ce16" table:formula="of:=SUM([.N4:.N53])" office:value-type="float" office:value="1363660.66397" calcext:value-type="float">
            <text:p>1363660,66397</text:p>
          </table:table-cell>
          <table:table-cell table:style-name="ce16" table:formula="of:=SUM([.O4:.O53])" office:value-type="float" office:value="1.745184" calcext:value-type="float">
            <text:p>1,745184</text:p>
          </table:table-cell>
          <table:table-cell table:style-name="ce16" table:formula="of:=SUM([.P4:.P53])" office:value-type="float" office:value="1363551.88397" calcext:value-type="float">
            <text:p>1363551,88397</text:p>
          </table:table-cell>
          <table:table-cell table:style-name="ce16" table:formula="of:=SUM([.Q4:.Q53])" office:value-type="float" office:value="1.648054" calcext:value-type="float">
            <text:p>1,648054</text:p>
          </table:table-cell>
          <table:table-cell table:style-name="ce16" table:formula="of:=SUM([.R4:.R53])" office:value-type="float" office:value="1363598.22297" calcext:value-type="float">
            <text:p>1363598,22297</text:p>
          </table:table-cell>
          <table:table-cell table:style-name="ce16" table:formula="of:=SUM([.S4:.S53])" office:value-type="float" office:value="1.586796" calcext:value-type="float">
            <text:p>1,586796</text:p>
          </table:table-cell>
          <table:table-cell table:style-name="ce16" table:formula="of:=SUM([.T4:.T53])" office:value-type="float" office:value="1363534.97297" calcext:value-type="float">
            <text:p>1363534,97297</text:p>
          </table:table-cell>
          <table:table-cell table:style-name="ce16" table:formula="of:=SUM([.U4:.U53])" office:value-type="float" office:value="1.672271" calcext:value-type="float">
            <text:p>1,6722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53])" office:value-type="float" office:value="27269.3380794" calcext:value-type="float">
            <text:p>27269,338079</text:p>
          </table:table-cell>
          <table:table-cell table:style-name="ce16" table:formula="of:=AVERAGE([.C4:.C53])" office:value-type="float" office:value="0.03370622" calcext:value-type="float">
            <text:p>0,033706</text:p>
          </table:table-cell>
          <table:table-cell table:style-name="ce16" table:formula="of:=AVERAGE([.D4:.D53])" office:value-type="float" office:value="27270.0028794" calcext:value-type="float">
            <text:p>27270,002879</text:p>
          </table:table-cell>
          <table:table-cell table:style-name="ce16" table:formula="of:=AVERAGE([.E4:.E53])" office:value-type="float" office:value="0.03531558" calcext:value-type="float">
            <text:p>0,035316</text:p>
          </table:table-cell>
          <table:table-cell table:style-name="ce16" table:formula="of:=AVERAGE([.F4:.F53])" office:value-type="float" office:value="27274.1278594" calcext:value-type="float">
            <text:p>27274,127859</text:p>
          </table:table-cell>
          <table:table-cell table:style-name="ce16" table:formula="of:=AVERAGE([.G4:.G53])" office:value-type="float" office:value="0.03316404" calcext:value-type="float">
            <text:p>0,033164</text:p>
          </table:table-cell>
          <table:table-cell table:style-name="ce16" table:formula="of:=AVERAGE([.H4:.H53])" office:value-type="float" office:value="27275.7664934" calcext:value-type="float">
            <text:p>27275,766493</text:p>
          </table:table-cell>
          <table:table-cell table:style-name="ce16" table:formula="of:=AVERAGE([.I4:.I53])" office:value-type="float" office:value="0.03493156" calcext:value-type="float">
            <text:p>0,034932</text:p>
          </table:table-cell>
          <table:table-cell table:style-name="ce16" table:formula="of:=AVERAGE([.J4:.J53])" office:value-type="float" office:value="27269.5572794" calcext:value-type="float">
            <text:p>27269,557279</text:p>
          </table:table-cell>
          <table:table-cell table:style-name="ce16" table:formula="of:=AVERAGE([.K4:.K53])" office:value-type="float" office:value="0.03352012" calcext:value-type="float">
            <text:p>0,03352</text:p>
          </table:table-cell>
          <table:table-cell table:style-name="ce16" table:formula="of:=AVERAGE([.L4:.L53])" office:value-type="float" office:value="27274.5695134" calcext:value-type="float">
            <text:p>27274,569513</text:p>
          </table:table-cell>
          <table:table-cell table:style-name="ce16" table:formula="of:=AVERAGE([.M4:.M53])" office:value-type="float" office:value="0.0331409" calcext:value-type="float">
            <text:p>0,033141</text:p>
          </table:table-cell>
          <table:table-cell table:style-name="ce16" table:formula="of:=AVERAGE([.N4:.N53])" office:value-type="float" office:value="27273.2132794" calcext:value-type="float">
            <text:p>27273,213279</text:p>
          </table:table-cell>
          <table:table-cell table:style-name="ce16" table:formula="of:=AVERAGE([.O4:.O53])" office:value-type="float" office:value="0.03490368" calcext:value-type="float">
            <text:p>0,034904</text:p>
          </table:table-cell>
          <table:table-cell table:style-name="ce16" table:formula="of:=AVERAGE([.P4:.P53])" office:value-type="float" office:value="27271.0376794" calcext:value-type="float">
            <text:p>27271,037679</text:p>
          </table:table-cell>
          <table:table-cell table:style-name="ce16" table:formula="of:=AVERAGE([.Q4:.Q53])" office:value-type="float" office:value="0.03296108" calcext:value-type="float">
            <text:p>0,032961</text:p>
          </table:table-cell>
          <table:table-cell table:style-name="ce16" table:formula="of:=AVERAGE([.R4:.R53])" office:value-type="float" office:value="27271.9644594" calcext:value-type="float">
            <text:p>27271,964459</text:p>
          </table:table-cell>
          <table:table-cell table:style-name="ce16" table:formula="of:=AVERAGE([.S4:.S53])" office:value-type="float" office:value="0.03173592" calcext:value-type="float">
            <text:p>0,031736</text:p>
          </table:table-cell>
          <table:table-cell table:style-name="ce16" table:formula="of:=AVERAGE([.T4:.T53])" office:value-type="float" office:value="27270.6994594" calcext:value-type="float">
            <text:p>27270,699459</text:p>
          </table:table-cell>
          <table:table-cell table:style-name="ce16" table:formula="of:=AVERAGE([.U4:.U53])" office:value-type="float" office:value="0.03344542" calcext:value-type="float">
            <text:p>0,033445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4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GKD-b_01_n025_m02" calcext:value-type="string">
            <text:p>GKD-b_01_n025_m02</text:p>
          </table:table-cell>
          <table:table-cell table:style-name="ce11" table:content-validation-name="val4" office:value-type="float" office:value="13.7499" calcext:value-type="float">
            <text:p>13,7499</text:p>
          </table:table-cell>
          <table:table-cell table:style-name="ce11" table:content-validation-name="val4" office:value-type="float" office:value="0.017682" calcext:value-type="float">
            <text:p>0,01768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];[$Main.D4];[$Main.F4];[$Main.H4];[$Main.J4];[$Main.L4];[$Main.N4];[$Main.P4];[$Main.R4];[$Main.T4])" office:value-type="float" office:value="13.7499" calcext:value-type="float">
            <text:p>13,7499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13.7499" calcext:value-type="float">
            <text:p>13,7499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000514" calcext:value-type="float">
            <text:p>0,000514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0.0006476" calcext:value-type="float">
            <text:p>0,000648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000155707846087901" calcext:value-type="float">
            <text:p>0,000156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GKD-b_02_n025_m02" calcext:value-type="string">
            <text:p>GKD-b_02_n025_m02</text:p>
          </table:table-cell>
          <table:table-cell table:style-name="ce11" table:content-validation-name="val4" office:value-type="float" office:value="116.181" calcext:value-type="float">
            <text:p>116,181</text:p>
          </table:table-cell>
          <table:table-cell table:style-name="ce11" table:content-validation-name="val4" office:value-type="float" office:value="0.011169" calcext:value-type="float">
            <text:p>0,01116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];[$Main.D5];[$Main.F5];[$Main.H5];[$Main.J5];[$Main.L5];[$Main.N5];[$Main.P5];[$Main.R5];[$Main.T5])" office:value-type="float" office:value="116.181" calcext:value-type="float">
            <text:p>116,181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117.6686" calcext:value-type="float">
            <text:p>117,6686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1.92048334193939" calcext:value-type="float">
            <text:p>1,920483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000497" calcext:value-type="float">
            <text:p>0,000497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0.0007682" calcext:value-type="float">
            <text:p>0,000768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000146449687985708" calcext:value-type="float">
            <text:p>0,000146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1.28041590277241" calcext:value-type="float">
            <text:p>1,28041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GKD-b_03_n025_m02" calcext:value-type="string">
            <text:p>GKD-b_03_n025_m02</text:p>
          </table:table-cell>
          <table:table-cell table:style-name="ce11" table:content-validation-name="val4" office:value-type="float" office:value="2.03767" calcext:value-type="float">
            <text:p>2,03767</text:p>
          </table:table-cell>
          <table:table-cell table:style-name="ce11" table:content-validation-name="val4" office:value-type="float" office:value="0.01085" calcext:value-type="float">
            <text:p>0,0108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];[$Main.D6];[$Main.F6];[$Main.H6];[$Main.J6];[$Main.L6];[$Main.N6];[$Main.P6];[$Main.R6];[$Main.T6])" office:value-type="float" office:value="2.03767" calcext:value-type="float">
            <text:p>2,03767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2.03767" calcext:value-type="float">
            <text:p>2,03767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0" calcext:value-type="float">
            <text:p>0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000519" calcext:value-type="float">
            <text:p>0,000519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0.0007287" calcext:value-type="float">
            <text:p>0,000729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000156721302529894" calcext:value-type="float">
            <text:p>0,000157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GKD-b_04_n025_m02" calcext:value-type="string">
            <text:p>GKD-b_04_n025_m02</text:p>
          </table:table-cell>
          <table:table-cell table:style-name="ce11" table:content-validation-name="val4" office:value-type="float" office:value="75.3624" calcext:value-type="float">
            <text:p>75,3624</text:p>
          </table:table-cell>
          <table:table-cell table:style-name="ce11" table:content-validation-name="val4" office:value-type="float" office:value="0.010845" calcext:value-type="float">
            <text:p>0,01084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];[$Main.D7];[$Main.F7];[$Main.H7];[$Main.J7];[$Main.L7];[$Main.N7];[$Main.P7];[$Main.R7];[$Main.T7])" office:value-type="float" office:value="75.3624" calcext:value-type="float">
            <text:p>75,3624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78.39674" calcext:value-type="float">
            <text:p>78,39674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6.39695039690355" calcext:value-type="float">
            <text:p>6,39695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00051" calcext:value-type="float">
            <text:p>0,00051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0.0007423" calcext:value-type="float">
            <text:p>0,000742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000149815479099383" calcext:value-type="float">
            <text:p>0,00015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4.02633143318153" calcext:value-type="float">
            <text:p>4,02633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GKD-b_05_n025_m02" calcext:value-type="string">
            <text:p>GKD-b_05_n025_m02</text:p>
          </table:table-cell>
          <table:table-cell table:style-name="ce11" table:content-validation-name="val4" office:value-type="float" office:value="124.357" calcext:value-type="float">
            <text:p>124,357</text:p>
          </table:table-cell>
          <table:table-cell table:style-name="ce11" table:content-validation-name="val4" office:value-type="float" office:value="0.010859" calcext:value-type="float">
            <text:p>0,0108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8];[$Main.D8];[$Main.F8];[$Main.H8];[$Main.J8];[$Main.L8];[$Main.N8];[$Main.P8];[$Main.R8];[$Main.T8])" office:value-type="float" office:value="124.357" calcext:value-type="float">
            <text:p>124,357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124.357" calcext:value-type="float">
            <text:p>124,357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0" calcext:value-type="float">
            <text:p>0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000511" calcext:value-type="float">
            <text:p>0,000511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0.0006926" calcext:value-type="float">
            <text:p>0,000693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000165785805584596" calcext:value-type="float">
            <text:p>0,000166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GKD-b_06_n025_m07" calcext:value-type="string">
            <text:p>GKD-b_06_n025_m07</text:p>
          </table:table-cell>
          <table:table-cell table:style-name="ce11" table:content-validation-name="val4" office:value-type="float" office:value="2887.76" calcext:value-type="float">
            <text:p>2887,76</text:p>
          </table:table-cell>
          <table:table-cell table:style-name="ce11" table:content-validation-name="val4" office:value-type="float" office:value="0.013368" calcext:value-type="float">
            <text:p>0,01336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9];[$Main.D9];[$Main.F9];[$Main.H9];[$Main.J9];[$Main.L9];[$Main.N9];[$Main.P9];[$Main.R9];[$Main.T9])" office:value-type="float" office:value="2887.76" calcext:value-type="float">
            <text:p>2887,76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2887.76" calcext:value-type="float">
            <text:p>2887,76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0" calcext:value-type="float">
            <text:p>0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000732" calcext:value-type="float">
            <text:p>0,000732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0.0009932" calcext:value-type="float">
            <text:p>0,000993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000213899145497228" calcext:value-type="float">
            <text:p>0,000214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GKD-b_07_n025_m07" calcext:value-type="string">
            <text:p>GKD-b_07_n025_m07</text:p>
          </table:table-cell>
          <table:table-cell table:style-name="ce11" table:content-validation-name="val4" office:value-type="float" office:value="3220.41" calcext:value-type="float">
            <text:p>3220,41</text:p>
          </table:table-cell>
          <table:table-cell table:style-name="ce11" table:content-validation-name="val4" office:value-type="float" office:value="0.362693" calcext:value-type="float">
            <text:p>0,36269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0];[$Main.D10];[$Main.F10];[$Main.H10];[$Main.J10];[$Main.L10];[$Main.N10];[$Main.P10];[$Main.R10];[$Main.T10])" office:value-type="float" office:value="3220.41" calcext:value-type="float">
            <text:p>3220,41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3220.41" calcext:value-type="float">
            <text:p>3220,41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0" calcext:value-type="float">
            <text:p>0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00102" calcext:value-type="float">
            <text:p>0,00102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0.0012532" calcext:value-type="float">
            <text:p>0,001253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000130666496598529" calcext:value-type="float">
            <text:p>0,000131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GKD-b_08_n025_m07" calcext:value-type="string">
            <text:p>GKD-b_08_n025_m07</text:p>
          </table:table-cell>
          <table:table-cell table:style-name="ce11" table:content-validation-name="val4" office:value-type="float" office:value="2717.44" calcext:value-type="float">
            <text:p>2717,44</text:p>
          </table:table-cell>
          <table:table-cell table:style-name="ce11" table:content-validation-name="val4" office:value-type="float" office:value="0.031854" calcext:value-type="float">
            <text:p>0,03185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1];[$Main.D11];[$Main.F11];[$Main.H11];[$Main.J11];[$Main.L11];[$Main.N11];[$Main.P11];[$Main.R11];[$Main.T11])" office:value-type="float" office:value="2717.44" calcext:value-type="float">
            <text:p>2717,44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2717.44" calcext:value-type="float">
            <text:p>2717,44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0" calcext:value-type="float">
            <text:p>0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000746" calcext:value-type="float">
            <text:p>0,000746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0.0009922" calcext:value-type="float">
            <text:p>0,000992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000210789415715728" calcext:value-type="float">
            <text:p>0,000211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GKD-b_09_n025_m07" calcext:value-type="string">
            <text:p>GKD-b_09_n025_m07</text:p>
          </table:table-cell>
          <table:table-cell table:style-name="ce11" table:content-validation-name="val4" office:value-type="float" office:value="527.674" calcext:value-type="float">
            <text:p>527,674</text:p>
          </table:table-cell>
          <table:table-cell table:style-name="ce11" table:content-validation-name="val4" office:value-type="float" office:value="0.010536" calcext:value-type="float">
            <text:p>0,01053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2];[$Main.D12];[$Main.F12];[$Main.H12];[$Main.J12];[$Main.L12];[$Main.N12];[$Main.P12];[$Main.R12];[$Main.T12])" office:value-type="float" office:value="527.674" calcext:value-type="float">
            <text:p>527,674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527.674" calcext:value-type="float">
            <text:p>527,674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0" calcext:value-type="float">
            <text:p>0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000744" calcext:value-type="float">
            <text:p>0,000744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0.0010046" calcext:value-type="float">
            <text:p>0,001005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000161621093232838" calcext:value-type="float">
            <text:p>0,000162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GKD-b_10_n025_m07" calcext:value-type="string">
            <text:p>GKD-b_10_n025_m07</text:p>
          </table:table-cell>
          <table:table-cell table:style-name="ce11" table:content-validation-name="val4" office:value-type="float" office:value="1901.14" calcext:value-type="float">
            <text:p>1901,14</text:p>
          </table:table-cell>
          <table:table-cell table:style-name="ce11" table:content-validation-name="val4" office:value-type="float" office:value="0.028105" calcext:value-type="float">
            <text:p>0,02810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3];[$Main.D13];[$Main.F13];[$Main.H13];[$Main.J13];[$Main.L13];[$Main.N13];[$Main.P13];[$Main.R13];[$Main.T13])" office:value-type="float" office:value="1901.14" calcext:value-type="float">
            <text:p>1901,14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1901.14" calcext:value-type="float">
            <text:p>1901,14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0" calcext:value-type="float">
            <text:p>0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000758" calcext:value-type="float">
            <text:p>0,000758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0.0011944" calcext:value-type="float">
            <text:p>0,001194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000264188989593098" calcext:value-type="float">
            <text:p>0,000264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GKD-b_11_n050_m05" calcext:value-type="string">
            <text:p>GKD-b_11_n050_m05</text:p>
          </table:table-cell>
          <table:table-cell table:style-name="ce11" table:content-validation-name="val4" office:value-type="float" office:value="1013.33" calcext:value-type="float">
            <text:p>1013,33</text:p>
          </table:table-cell>
          <table:table-cell table:style-name="ce11" table:content-validation-name="val4" office:value-type="float" office:value="0.471692" calcext:value-type="float">
            <text:p>0,47169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4];[$Main.D14];[$Main.F14];[$Main.H14];[$Main.J14];[$Main.L14];[$Main.N14];[$Main.P14];[$Main.R14];[$Main.T14])" office:value-type="float" office:value="1013.33" calcext:value-type="float">
            <text:p>1013,33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1016.239" calcext:value-type="float">
            <text:p>1016,239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4.32009889290097" calcext:value-type="float">
            <text:p>4,320099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003133" calcext:value-type="float">
            <text:p>0,003133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0.0041569" calcext:value-type="float">
            <text:p>0,004157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000777876375496489" calcext:value-type="float">
            <text:p>0,000778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.287073312741148" calcext:value-type="float">
            <text:p>0,28707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GKD-b_12_n050_m05" calcext:value-type="string">
            <text:p>GKD-b_12_n050_m05</text:p>
          </table:table-cell>
          <table:table-cell table:style-name="ce11" table:content-validation-name="val4" office:value-type="float" office:value="1272.58" calcext:value-type="float">
            <text:p>1272,58</text:p>
          </table:table-cell>
          <table:table-cell table:style-name="ce11" table:content-validation-name="val4" office:value-type="float" office:value="0.176566" calcext:value-type="float">
            <text:p>0,17656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5];[$Main.D15];[$Main.F15];[$Main.H15];[$Main.J15];[$Main.L15];[$Main.N15];[$Main.P15];[$Main.R15];[$Main.T15])" office:value-type="float" office:value="1272.58" calcext:value-type="float">
            <text:p>1272,58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1272.58" calcext:value-type="float">
            <text:p>1272,58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0" calcext:value-type="float">
            <text:p>0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003274" calcext:value-type="float">
            <text:p>0,003274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0.0039196" calcext:value-type="float">
            <text:p>0,00392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000468370271378437" calcext:value-type="float">
            <text:p>0,000468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GKD-b_13_n050_m05" calcext:value-type="string">
            <text:p>GKD-b_13_n050_m05</text:p>
          </table:table-cell>
          <table:table-cell table:style-name="ce11" table:content-validation-name="val4" office:value-type="float" office:value="362.021" calcext:value-type="float">
            <text:p>362,021</text:p>
          </table:table-cell>
          <table:table-cell table:style-name="ce11" table:content-validation-name="val4" office:value-type="float" office:value="0.031057" calcext:value-type="float">
            <text:p>0,03105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6];[$Main.D16];[$Main.F16];[$Main.H16];[$Main.J16];[$Main.L16];[$Main.N16];[$Main.P16];[$Main.R16];[$Main.T16])" office:value-type="float" office:value="362.021" calcext:value-type="float">
            <text:p>362,021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362.021" calcext:value-type="float">
            <text:p>362,021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0" calcext:value-type="float">
            <text:p>0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00272" calcext:value-type="float">
            <text:p>0,00272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0.0037691" calcext:value-type="float">
            <text:p>0,003769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000579136800189155" calcext:value-type="float">
            <text:p>0,000579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GKD-b_14_n050_m05" calcext:value-type="string">
            <text:p>GKD-b_14_n050_m05</text:p>
          </table:table-cell>
          <table:table-cell table:style-name="ce11" table:content-validation-name="val4" office:value-type="float" office:value="354.467" calcext:value-type="float">
            <text:p>354,467</text:p>
          </table:table-cell>
          <table:table-cell table:style-name="ce11" table:content-validation-name="val4" office:value-type="float" office:value="0.033121" calcext:value-type="float">
            <text:p>0,03312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7];[$Main.D17];[$Main.F17];[$Main.H17];[$Main.J17];[$Main.L17];[$Main.N17];[$Main.P17];[$Main.R17];[$Main.T17])" office:value-type="float" office:value="354.467" calcext:value-type="float">
            <text:p>354,467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354.467" calcext:value-type="float">
            <text:p>354,467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0" calcext:value-type="float">
            <text:p>0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0.0028" calcext:value-type="float">
            <text:p>0,0028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0.0039076" calcext:value-type="float">
            <text:p>0,003908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000604500381398648" calcext:value-type="float">
            <text:p>0,000605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GKD-b_15_n050_m05" calcext:value-type="string">
            <text:p>GKD-b_15_n050_m05</text:p>
          </table:table-cell>
          <table:table-cell table:style-name="ce11" table:content-validation-name="val4" office:value-type="float" office:value="920.078" calcext:value-type="float">
            <text:p>920,078</text:p>
          </table:table-cell>
          <table:table-cell table:style-name="ce11" table:content-validation-name="val4" office:value-type="float" office:value="0.032967" calcext:value-type="float">
            <text:p>0,03296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8];[$Main.D18];[$Main.F18];[$Main.H18];[$Main.J18];[$Main.L18];[$Main.N18];[$Main.P18];[$Main.R18];[$Main.T18])" office:value-type="float" office:value="920.078" calcext:value-type="float">
            <text:p>920,078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920.078" calcext:value-type="float">
            <text:p>920,078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0" calcext:value-type="float">
            <text:p>0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002321" calcext:value-type="float">
            <text:p>0,002321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0.0036078" calcext:value-type="float">
            <text:p>0,003608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00079441883719414" calcext:value-type="float">
            <text:p>0,000794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GKD-b_16_n050_m15" calcext:value-type="string">
            <text:p>GKD-b_16_n050_m15</text:p>
          </table:table-cell>
          <table:table-cell table:style-name="ce11" table:content-validation-name="val4" office:value-type="float" office:value="5128.3" calcext:value-type="float">
            <text:p>5128,3</text:p>
          </table:table-cell>
          <table:table-cell table:style-name="ce11" table:content-validation-name="val4" office:value-type="float" office:value="0.07359" calcext:value-type="float">
            <text:p>0,073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9];[$Main.D19];[$Main.F19];[$Main.H19];[$Main.J19];[$Main.L19];[$Main.N19];[$Main.P19];[$Main.R19];[$Main.T19])" office:value-type="float" office:value="5128.3" calcext:value-type="float">
            <text:p>5128,3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5128.3" calcext:value-type="float">
            <text:p>5128,3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0" calcext:value-type="float">
            <text:p>0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003816" calcext:value-type="float">
            <text:p>0,003816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0.0052938" calcext:value-type="float">
            <text:p>0,005294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000921537700440592" calcext:value-type="float">
            <text:p>0,000922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GKD-b_17_n050_m15" calcext:value-type="string">
            <text:p>GKD-b_17_n050_m15</text:p>
          </table:table-cell>
          <table:table-cell table:style-name="ce11" table:content-validation-name="val4" office:value-type="float" office:value="2669.73" calcext:value-type="float">
            <text:p>2669,73</text:p>
          </table:table-cell>
          <table:table-cell table:style-name="ce11" table:content-validation-name="val4" office:value-type="float" office:value="1.01037" calcext:value-type="float">
            <text:p>1,0103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0];[$Main.D20];[$Main.F20];[$Main.H20];[$Main.J20];[$Main.L20];[$Main.N20];[$Main.P20];[$Main.R20];[$Main.T20])" office:value-type="float" office:value="2669.73" calcext:value-type="float">
            <text:p>2669,73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2697.863" calcext:value-type="float">
            <text:p>2697,863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12.3880265220539" calcext:value-type="float">
            <text:p>12,388027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0.003851" calcext:value-type="float">
            <text:p>0,003851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0.0051827" calcext:value-type="float">
            <text:p>0,005183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00103202121532888" calcext:value-type="float">
            <text:p>0,001032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1.05377697370147" calcext:value-type="float">
            <text:p>1,05377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GKD-b_18_n050_m15" calcext:value-type="string">
            <text:p>GKD-b_18_n050_m15</text:p>
          </table:table-cell>
          <table:table-cell table:style-name="ce11" table:content-validation-name="val4" office:value-type="float" office:value="9098.59" calcext:value-type="float">
            <text:p>9098,59</text:p>
          </table:table-cell>
          <table:table-cell table:style-name="ce11" table:content-validation-name="val4" office:value-type="float" office:value="2.14797" calcext:value-type="float">
            <text:p>2,1479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1];[$Main.D21];[$Main.F21];[$Main.H21];[$Main.J21];[$Main.L21];[$Main.N21];[$Main.P21];[$Main.R21];[$Main.T21])" office:value-type="float" office:value="9098.59" calcext:value-type="float">
            <text:p>9098,59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9098.59" calcext:value-type="float">
            <text:p>9098,59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0" calcext:value-type="float">
            <text:p>0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005559" calcext:value-type="float">
            <text:p>0,005559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0.0064276" calcext:value-type="float">
            <text:p>0,006428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000576952761401563" calcext:value-type="float">
            <text:p>0,000577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GKD-b_19_n050_m15" calcext:value-type="string">
            <text:p>GKD-b_19_n050_m15</text:p>
          </table:table-cell>
          <table:table-cell table:style-name="ce11" table:content-validation-name="val4" office:value-type="float" office:value="9505.9" calcext:value-type="float">
            <text:p>9505,9</text:p>
          </table:table-cell>
          <table:table-cell table:style-name="ce11" table:content-validation-name="val4" office:value-type="float" office:value="2.28546" calcext:value-type="float">
            <text:p>2,2854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2];[$Main.D22];[$Main.F22];[$Main.H22];[$Main.J22];[$Main.L22];[$Main.N22];[$Main.P22];[$Main.R22];[$Main.T22])" office:value-type="float" office:value="9505.9" calcext:value-type="float">
            <text:p>9505,9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9505.9" calcext:value-type="float">
            <text:p>9505,9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0" calcext:value-type="float">
            <text:p>0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004616" calcext:value-type="float">
            <text:p>0,004616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0.0057376" calcext:value-type="float">
            <text:p>0,005738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000659073120205776" calcext:value-type="float">
            <text:p>0,000659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GKD-b_20_n050_m15" calcext:value-type="string">
            <text:p>GKD-b_20_n050_m15</text:p>
          </table:table-cell>
          <table:table-cell table:style-name="ce11" table:content-validation-name="val4" office:value-type="float" office:value="9576.68" calcext:value-type="float">
            <text:p>9576,68</text:p>
          </table:table-cell>
          <table:table-cell table:style-name="ce11" table:content-validation-name="val4" office:value-type="float" office:value="2.7547" calcext:value-type="float">
            <text:p>2,754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3];[$Main.D23];[$Main.F23];[$Main.H23];[$Main.J23];[$Main.L23];[$Main.N23];[$Main.P23];[$Main.R23];[$Main.T23])" office:value-type="float" office:value="9576.68" calcext:value-type="float">
            <text:p>9576,68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9595.232" calcext:value-type="float">
            <text:p>9595,232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13.7966387210799" calcext:value-type="float">
            <text:p>13,796639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004834" calcext:value-type="float">
            <text:p>0,004834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0.005783" calcext:value-type="float">
            <text:p>0,005783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00063916542807355" calcext:value-type="float">
            <text:p>0,000639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.193720579574547" calcext:value-type="float">
            <text:p>0,19372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2]" office:value-type="string" office:string-value="GKD-b_21_n100_m10" calcext:value-type="string">
            <text:p>GKD-b_21_n100_m10</text:p>
          </table:table-cell>
          <table:table-cell table:style-name="ce11" table:content-validation-name="val4" office:value-type="float" office:value="1858.78" calcext:value-type="float">
            <text:p>1858,78</text:p>
          </table:table-cell>
          <table:table-cell table:style-name="ce11" table:content-validation-name="val4" office:value-type="float" office:value="6.09849" calcext:value-type="float">
            <text:p>6,0984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4];[$Main.D24];[$Main.F24];[$Main.H24];[$Main.J24];[$Main.L24];[$Main.N24];[$Main.P24];[$Main.R24];[$Main.T24])" office:value-type="float" office:value="1858.78" calcext:value-type="float">
            <text:p>1858,78</text:p>
          </table:table-cell>
          <table:table-cell table:style-name="ce18" table:content-validation-name="val4" table:formula="of:=AVERAGE([$Main.B24];[$Main.D24];[$Main.F24];[$Main.H24];[$Main.J24];[$Main.L24];[$Main.N24];[$Main.P24];[$Main.R24];[$Main.T24])" office:value-type="float" office:value="1858.78" calcext:value-type="float">
            <text:p>1858,78</text:p>
          </table:table-cell>
          <table:table-cell table:style-name="ce18" table:content-validation-name="val4" table:formula="of:=STDEV([$Main.B24];[$Main.D24];[$Main.F24];[$Main.H24];[$Main.J24];[$Main.L24];[$Main.N24];[$Main.P24];[$Main.R24];[$Main.T24])" office:value-type="float" office:value="0" calcext:value-type="float">
            <text:p>0</text:p>
          </table:table-cell>
          <table:table-cell table:style-name="ce18" table:content-validation-name="val4" table:formula="of:=MIN([$Main.C24];[$Main.E24];[$Main.G24];[$Main.I24];[$Main.K24];[$Main.M24];[$Main.O24];[$Main.Q24];[$Main.S24];[$Main.U24])" office:value-type="float" office:value="0.019046" calcext:value-type="float">
            <text:p>0,019046</text:p>
          </table:table-cell>
          <table:table-cell table:style-name="ce18" table:content-validation-name="val4" table:formula="of:=AVERAGE([$Main.C24];[$Main.E24];[$Main.G24];[$Main.I24];[$Main.K24];[$Main.M24];[$Main.O24];[$Main.Q24];[$Main.S24];[$Main.U24])" office:value-type="float" office:value="0.0268982" calcext:value-type="float">
            <text:p>0,026898</text:p>
          </table:table-cell>
          <table:table-cell table:style-name="ce18" table:content-validation-name="val4" table:formula="of:=STDEV([$Main.C24];[$Main.E24];[$Main.G24];[$Main.I24];[$Main.K24];[$Main.M24];[$Main.O24];[$Main.Q24];[$Main.S24];[$Main.U24])" office:value-type="float" office:value="0.00439780710000892" calcext:value-type="float">
            <text:p>0,004398</text:p>
          </table:table-cell>
          <table:table-cell table:style-name="ce18" table:content-validation-name="val4" table:formula="of:=IF([.$B23]=0;0;(([.E23]-[.$B23])/[.$B23])*100)" office:value-type="float" office:value="0" calcext:value-type="float">
            <text:p>0</text:p>
          </table:table-cell>
          <table:table-cell table:style-name="ce18" table:content-validation-name="val4" table:formula="of:=IF([.$B23]=0;0;(([.F23]-[.$B23])/[.$B2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3]" office:value-type="string" office:string-value="GKD-b_22_n100_m10" calcext:value-type="string">
            <text:p>GKD-b_22_n100_m10</text:p>
          </table:table-cell>
          <table:table-cell table:style-name="ce11" table:content-validation-name="val4" office:value-type="float" office:value="4345.81" calcext:value-type="float">
            <text:p>4345,81</text:p>
          </table:table-cell>
          <table:table-cell table:style-name="ce11" table:content-validation-name="val4" office:value-type="float" office:value="5.65229" calcext:value-type="float">
            <text:p>5,6522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5];[$Main.D25];[$Main.F25];[$Main.H25];[$Main.J25];[$Main.L25];[$Main.N25];[$Main.P25];[$Main.R25];[$Main.T25])" office:value-type="float" office:value="4347.46" calcext:value-type="float">
            <text:p>4347,46</text:p>
          </table:table-cell>
          <table:table-cell table:style-name="ce18" table:content-validation-name="val4" table:formula="of:=AVERAGE([$Main.B25];[$Main.D25];[$Main.F25];[$Main.H25];[$Main.J25];[$Main.L25];[$Main.N25];[$Main.P25];[$Main.R25];[$Main.T25])" office:value-type="float" office:value="4347.46" calcext:value-type="float">
            <text:p>4347,46</text:p>
          </table:table-cell>
          <table:table-cell table:style-name="ce18" table:content-validation-name="val4" table:formula="of:=STDEV([$Main.B25];[$Main.D25];[$Main.F25];[$Main.H25];[$Main.J25];[$Main.L25];[$Main.N25];[$Main.P25];[$Main.R25];[$Main.T25])" office:value-type="float" office:value="0" calcext:value-type="float">
            <text:p>0</text:p>
          </table:table-cell>
          <table:table-cell table:style-name="ce18" table:content-validation-name="val4" table:formula="of:=MIN([$Main.C25];[$Main.E25];[$Main.G25];[$Main.I25];[$Main.K25];[$Main.M25];[$Main.O25];[$Main.Q25];[$Main.S25];[$Main.U25])" office:value-type="float" office:value="0.025007" calcext:value-type="float">
            <text:p>0,025007</text:p>
          </table:table-cell>
          <table:table-cell table:style-name="ce18" table:content-validation-name="val4" table:formula="of:=AVERAGE([$Main.C25];[$Main.E25];[$Main.G25];[$Main.I25];[$Main.K25];[$Main.M25];[$Main.O25];[$Main.Q25];[$Main.S25];[$Main.U25])" office:value-type="float" office:value="0.0310279" calcext:value-type="float">
            <text:p>0,031028</text:p>
          </table:table-cell>
          <table:table-cell table:style-name="ce18" table:content-validation-name="val4" table:formula="of:=STDEV([$Main.C25];[$Main.E25];[$Main.G25];[$Main.I25];[$Main.K25];[$Main.M25];[$Main.O25];[$Main.Q25];[$Main.S25];[$Main.U25])" office:value-type="float" office:value="0.0038302510057001" calcext:value-type="float">
            <text:p>0,00383</text:p>
          </table:table-cell>
          <table:table-cell table:style-name="ce18" table:content-validation-name="val4" table:formula="of:=IF([.$B24]=0;0;(([.E24]-[.$B24])/[.$B24])*100)" office:value-type="float" office:value="0.0379676055786985" calcext:value-type="float">
            <text:p>0,037968</text:p>
          </table:table-cell>
          <table:table-cell table:style-name="ce18" table:content-validation-name="val4" table:formula="of:=IF([.$B24]=0;0;(([.F24]-[.$B24])/[.$B24])*100)" office:value-type="float" office:value="0.0379676055786985" calcext:value-type="float">
            <text:p>0,03796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4]" office:value-type="string" office:string-value="GKD-b_23_n100_m10" calcext:value-type="string">
            <text:p>GKD-b_23_n100_m10</text:p>
          </table:table-cell>
          <table:table-cell table:style-name="ce11" table:content-validation-name="val4" office:value-type="float" office:value="1974.17" calcext:value-type="float">
            <text:p>1974,17</text:p>
          </table:table-cell>
          <table:table-cell table:style-name="ce11" table:content-validation-name="val4" office:value-type="float" office:value="2.99532" calcext:value-type="float">
            <text:p>2,9953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6];[$Main.D26];[$Main.F26];[$Main.H26];[$Main.J26];[$Main.L26];[$Main.N26];[$Main.P26];[$Main.R26];[$Main.T26])" office:value-type="float" office:value="1974.17" calcext:value-type="float">
            <text:p>1974,17</text:p>
          </table:table-cell>
          <table:table-cell table:style-name="ce18" table:content-validation-name="val4" table:formula="of:=AVERAGE([$Main.B26];[$Main.D26];[$Main.F26];[$Main.H26];[$Main.J26];[$Main.L26];[$Main.N26];[$Main.P26];[$Main.R26];[$Main.T26])" office:value-type="float" office:value="2064.252" calcext:value-type="float">
            <text:p>2064,252</text:p>
          </table:table-cell>
          <table:table-cell table:style-name="ce18" table:content-validation-name="val4" table:formula="of:=STDEV([$Main.B26];[$Main.D26];[$Main.F26];[$Main.H26];[$Main.J26];[$Main.L26];[$Main.N26];[$Main.P26];[$Main.R26];[$Main.T26])" office:value-type="float" office:value="58.5145633914232" calcext:value-type="float">
            <text:p>58,514563</text:p>
          </table:table-cell>
          <table:table-cell table:style-name="ce18" table:content-validation-name="val4" table:formula="of:=MIN([$Main.C26];[$Main.E26];[$Main.G26];[$Main.I26];[$Main.K26];[$Main.M26];[$Main.O26];[$Main.Q26];[$Main.S26];[$Main.U26])" office:value-type="float" office:value="0.019042" calcext:value-type="float">
            <text:p>0,019042</text:p>
          </table:table-cell>
          <table:table-cell table:style-name="ce18" table:content-validation-name="val4" table:formula="of:=AVERAGE([$Main.C26];[$Main.E26];[$Main.G26];[$Main.I26];[$Main.K26];[$Main.M26];[$Main.O26];[$Main.Q26];[$Main.S26];[$Main.U26])" office:value-type="float" office:value="0.0275777" calcext:value-type="float">
            <text:p>0,027578</text:p>
          </table:table-cell>
          <table:table-cell table:style-name="ce18" table:content-validation-name="val4" table:formula="of:=STDEV([$Main.C26];[$Main.E26];[$Main.G26];[$Main.I26];[$Main.K26];[$Main.M26];[$Main.O26];[$Main.Q26];[$Main.S26];[$Main.U26])" office:value-type="float" office:value="0.00503212904025501" calcext:value-type="float">
            <text:p>0,005032</text:p>
          </table:table-cell>
          <table:table-cell table:style-name="ce18" table:content-validation-name="val4" table:formula="of:=IF([.$B25]=0;0;(([.E25]-[.$B25])/[.$B25])*100)" office:value-type="float" office:value="0" calcext:value-type="float">
            <text:p>0</text:p>
          </table:table-cell>
          <table:table-cell table:style-name="ce18" table:content-validation-name="val4" table:formula="of:=IF([.$B25]=0;0;(([.F25]-[.$B25])/[.$B25])*100)" office:value-type="float" office:value="4.56303155250054" calcext:value-type="float">
            <text:p>4,56303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5]" office:value-type="string" office:string-value="GKD-b_24_n100_m10" calcext:value-type="string">
            <text:p>GKD-b_24_n100_m10</text:p>
          </table:table-cell>
          <table:table-cell table:style-name="ce11" table:content-validation-name="val4" office:value-type="float" office:value="6126.12" calcext:value-type="float">
            <text:p>6126,12</text:p>
          </table:table-cell>
          <table:table-cell table:style-name="ce11" table:content-validation-name="val4" office:value-type="float" office:value="12.3165" calcext:value-type="float">
            <text:p>12,316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7];[$Main.D27];[$Main.F27];[$Main.H27];[$Main.J27];[$Main.L27];[$Main.N27];[$Main.P27];[$Main.R27];[$Main.T27])" office:value-type="float" office:value="6134.49" calcext:value-type="float">
            <text:p>6134,49</text:p>
          </table:table-cell>
          <table:table-cell table:style-name="ce18" table:content-validation-name="val4" table:formula="of:=AVERAGE([$Main.B27];[$Main.D27];[$Main.F27];[$Main.H27];[$Main.J27];[$Main.L27];[$Main.N27];[$Main.P27];[$Main.R27];[$Main.T27])" office:value-type="float" office:value="6145.465" calcext:value-type="float">
            <text:p>6145,465</text:p>
          </table:table-cell>
          <table:table-cell table:style-name="ce18" table:content-validation-name="val4" table:formula="of:=STDEV([$Main.B27];[$Main.D27];[$Main.F27];[$Main.H27];[$Main.J27];[$Main.L27];[$Main.N27];[$Main.P27];[$Main.R27];[$Main.T27])" office:value-type="float" office:value="7.12205221672652" calcext:value-type="float">
            <text:p>7,122052</text:p>
          </table:table-cell>
          <table:table-cell table:style-name="ce18" table:content-validation-name="val4" table:formula="of:=MIN([$Main.C27];[$Main.E27];[$Main.G27];[$Main.I27];[$Main.K27];[$Main.M27];[$Main.O27];[$Main.Q27];[$Main.S27];[$Main.U27])" office:value-type="float" office:value="0.025504" calcext:value-type="float">
            <text:p>0,025504</text:p>
          </table:table-cell>
          <table:table-cell table:style-name="ce18" table:content-validation-name="val4" table:formula="of:=AVERAGE([$Main.C27];[$Main.E27];[$Main.G27];[$Main.I27];[$Main.K27];[$Main.M27];[$Main.O27];[$Main.Q27];[$Main.S27];[$Main.U27])" office:value-type="float" office:value="0.0304589" calcext:value-type="float">
            <text:p>0,030459</text:p>
          </table:table-cell>
          <table:table-cell table:style-name="ce18" table:content-validation-name="val4" table:formula="of:=STDEV([$Main.C27];[$Main.E27];[$Main.G27];[$Main.I27];[$Main.K27];[$Main.M27];[$Main.O27];[$Main.Q27];[$Main.S27];[$Main.U27])" office:value-type="float" office:value="0.00257230538406482" calcext:value-type="float">
            <text:p>0,002572</text:p>
          </table:table-cell>
          <table:table-cell table:style-name="ce18" table:content-validation-name="val4" table:formula="of:=IF([.$B26]=0;0;(([.E26]-[.$B26])/[.$B26])*100)" office:value-type="float" office:value="0.136628077804547" calcext:value-type="float">
            <text:p>0,136628</text:p>
          </table:table-cell>
          <table:table-cell table:style-name="ce18" table:content-validation-name="val4" table:formula="of:=IF([.$B26]=0;0;(([.F26]-[.$B26])/[.$B26])*100)" office:value-type="float" office:value="0.315778992249555" calcext:value-type="float">
            <text:p>0,31577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6]" office:value-type="string" office:string-value="GKD-b_25_n100_m10" calcext:value-type="string">
            <text:p>GKD-b_25_n100_m10</text:p>
          </table:table-cell>
          <table:table-cell table:style-name="ce11" table:content-validation-name="val4" office:value-type="float" office:value="4056.75" calcext:value-type="float">
            <text:p>4056,75</text:p>
          </table:table-cell>
          <table:table-cell table:style-name="ce11" table:content-validation-name="val4" office:value-type="float" office:value="7.71192" calcext:value-type="float">
            <text:p>7,7119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8];[$Main.D28];[$Main.F28];[$Main.H28];[$Main.J28];[$Main.L28];[$Main.N28];[$Main.P28];[$Main.R28];[$Main.T28])" office:value-type="float" office:value="4057.52" calcext:value-type="float">
            <text:p>4057,52</text:p>
          </table:table-cell>
          <table:table-cell table:style-name="ce18" table:content-validation-name="val4" table:formula="of:=AVERAGE([$Main.B28];[$Main.D28];[$Main.F28];[$Main.H28];[$Main.J28];[$Main.L28];[$Main.N28];[$Main.P28];[$Main.R28];[$Main.T28])" office:value-type="float" office:value="4064.186" calcext:value-type="float">
            <text:p>4064,186</text:p>
          </table:table-cell>
          <table:table-cell table:style-name="ce18" table:content-validation-name="val4" table:formula="of:=STDEV([$Main.B28];[$Main.D28];[$Main.F28];[$Main.H28];[$Main.J28];[$Main.L28];[$Main.N28];[$Main.P28];[$Main.R28];[$Main.T28])" office:value-type="float" office:value="9.39625835697978" calcext:value-type="float">
            <text:p>9,396258</text:p>
          </table:table-cell>
          <table:table-cell table:style-name="ce18" table:content-validation-name="val4" table:formula="of:=MIN([$Main.C28];[$Main.E28];[$Main.G28];[$Main.I28];[$Main.K28];[$Main.M28];[$Main.O28];[$Main.Q28];[$Main.S28];[$Main.U28])" office:value-type="float" office:value="0.026418" calcext:value-type="float">
            <text:p>0,026418</text:p>
          </table:table-cell>
          <table:table-cell table:style-name="ce18" table:content-validation-name="val4" table:formula="of:=AVERAGE([$Main.C28];[$Main.E28];[$Main.G28];[$Main.I28];[$Main.K28];[$Main.M28];[$Main.O28];[$Main.Q28];[$Main.S28];[$Main.U28])" office:value-type="float" office:value="0.0308334" calcext:value-type="float">
            <text:p>0,030833</text:p>
          </table:table-cell>
          <table:table-cell table:style-name="ce18" table:content-validation-name="val4" table:formula="of:=STDEV([$Main.C28];[$Main.E28];[$Main.G28];[$Main.I28];[$Main.K28];[$Main.M28];[$Main.O28];[$Main.Q28];[$Main.S28];[$Main.U28])" office:value-type="float" office:value="0.00333785773613356" calcext:value-type="float">
            <text:p>0,003338</text:p>
          </table:table-cell>
          <table:table-cell table:style-name="ce18" table:content-validation-name="val4" table:formula="of:=IF([.$B27]=0;0;(([.E27]-[.$B27])/[.$B27])*100)" office:value-type="float" office:value="0.0189807111604112" calcext:value-type="float">
            <text:p>0,018981</text:p>
          </table:table-cell>
          <table:table-cell table:style-name="ce18" table:content-validation-name="val4" table:formula="of:=IF([.$B27]=0;0;(([.F27]-[.$B27])/[.$B27])*100)" office:value-type="float" office:value="0.183299439206265" calcext:value-type="float">
            <text:p>0,18329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7]" office:value-type="string" office:string-value="GKD-b_26_n100_m30" calcext:value-type="string">
            <text:p>GKD-b_26_n100_m30</text:p>
          </table:table-cell>
          <table:table-cell table:style-name="ce11" table:content-validation-name="val4" office:value-type="float" office:value="26375.7" calcext:value-type="float">
            <text:p>26375,7</text:p>
          </table:table-cell>
          <table:table-cell table:style-name="ce11" table:content-validation-name="val4" office:value-type="float" office:value="44.081" calcext:value-type="float">
            <text:p>44,08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9];[$Main.D29];[$Main.F29];[$Main.H29];[$Main.J29];[$Main.L29];[$Main.N29];[$Main.P29];[$Main.R29];[$Main.T29])" office:value-type="float" office:value="26375.7" calcext:value-type="float">
            <text:p>26375,7</text:p>
          </table:table-cell>
          <table:table-cell table:style-name="ce18" table:content-validation-name="val4" table:formula="of:=AVERAGE([$Main.B29];[$Main.D29];[$Main.F29];[$Main.H29];[$Main.J29];[$Main.L29];[$Main.N29];[$Main.P29];[$Main.R29];[$Main.T29])" office:value-type="float" office:value="26375.7" calcext:value-type="float">
            <text:p>26375,7</text:p>
          </table:table-cell>
          <table:table-cell table:style-name="ce18" table:content-validation-name="val4" table:formula="of:=STDEV([$Main.B29];[$Main.D29];[$Main.F29];[$Main.H29];[$Main.J29];[$Main.L29];[$Main.N29];[$Main.P29];[$Main.R29];[$Main.T29])" office:value-type="float" office:value="0" calcext:value-type="float">
            <text:p>0</text:p>
          </table:table-cell>
          <table:table-cell table:style-name="ce18" table:content-validation-name="val4" table:formula="of:=MIN([$Main.C29];[$Main.E29];[$Main.G29];[$Main.I29];[$Main.K29];[$Main.M29];[$Main.O29];[$Main.Q29];[$Main.S29];[$Main.U29])" office:value-type="float" office:value="0.025054" calcext:value-type="float">
            <text:p>0,025054</text:p>
          </table:table-cell>
          <table:table-cell table:style-name="ce18" table:content-validation-name="val4" table:formula="of:=AVERAGE([$Main.C29];[$Main.E29];[$Main.G29];[$Main.I29];[$Main.K29];[$Main.M29];[$Main.O29];[$Main.Q29];[$Main.S29];[$Main.U29])" office:value-type="float" office:value="0.0340509" calcext:value-type="float">
            <text:p>0,034051</text:p>
          </table:table-cell>
          <table:table-cell table:style-name="ce18" table:content-validation-name="val4" table:formula="of:=STDEV([$Main.C29];[$Main.E29];[$Main.G29];[$Main.I29];[$Main.K29];[$Main.M29];[$Main.O29];[$Main.Q29];[$Main.S29];[$Main.U29])" office:value-type="float" office:value="0.0075524181477046" calcext:value-type="float">
            <text:p>0,007552</text:p>
          </table:table-cell>
          <table:table-cell table:style-name="ce18" table:content-validation-name="val4" table:formula="of:=IF([.$B28]=0;0;(([.E28]-[.$B28])/[.$B28])*100)" office:value-type="float" office:value="0" calcext:value-type="float">
            <text:p>0</text:p>
          </table:table-cell>
          <table:table-cell table:style-name="ce18" table:content-validation-name="val4" table:formula="of:=IF([.$B28]=0;0;(([.F28]-[.$B28])/[.$B2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8]" office:value-type="string" office:string-value="GKD-b_27_n100_m30" calcext:value-type="string">
            <text:p>GKD-b_27_n100_m30</text:p>
          </table:table-cell>
          <table:table-cell table:style-name="ce11" table:content-validation-name="val4" office:value-type="float" office:value="22023.9" calcext:value-type="float">
            <text:p>22023,9</text:p>
          </table:table-cell>
          <table:table-cell table:style-name="ce11" table:content-validation-name="val4" office:value-type="float" office:value="45.108" calcext:value-type="float">
            <text:p>45,10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0];[$Main.D30];[$Main.F30];[$Main.H30];[$Main.J30];[$Main.L30];[$Main.N30];[$Main.P30];[$Main.R30];[$Main.T30])" office:value-type="float" office:value="22023.9" calcext:value-type="float">
            <text:p>22023,9</text:p>
          </table:table-cell>
          <table:table-cell table:style-name="ce18" table:content-validation-name="val4" table:formula="of:=AVERAGE([$Main.B30];[$Main.D30];[$Main.F30];[$Main.H30];[$Main.J30];[$Main.L30];[$Main.N30];[$Main.P30];[$Main.R30];[$Main.T30])" office:value-type="float" office:value="22023.9" calcext:value-type="float">
            <text:p>22023,9</text:p>
          </table:table-cell>
          <table:table-cell table:style-name="ce18" table:content-validation-name="val4" table:formula="of:=STDEV([$Main.B30];[$Main.D30];[$Main.F30];[$Main.H30];[$Main.J30];[$Main.L30];[$Main.N30];[$Main.P30];[$Main.R30];[$Main.T30])" office:value-type="float" office:value="0" calcext:value-type="float">
            <text:p>0</text:p>
          </table:table-cell>
          <table:table-cell table:style-name="ce18" table:content-validation-name="val4" table:formula="of:=MIN([$Main.C30];[$Main.E30];[$Main.G30];[$Main.I30];[$Main.K30];[$Main.M30];[$Main.O30];[$Main.Q30];[$Main.S30];[$Main.U30])" office:value-type="float" office:value="0.024895" calcext:value-type="float">
            <text:p>0,024895</text:p>
          </table:table-cell>
          <table:table-cell table:style-name="ce18" table:content-validation-name="val4" table:formula="of:=AVERAGE([$Main.C30];[$Main.E30];[$Main.G30];[$Main.I30];[$Main.K30];[$Main.M30];[$Main.O30];[$Main.Q30];[$Main.S30];[$Main.U30])" office:value-type="float" office:value="0.0340078" calcext:value-type="float">
            <text:p>0,034008</text:p>
          </table:table-cell>
          <table:table-cell table:style-name="ce18" table:content-validation-name="val4" table:formula="of:=STDEV([$Main.C30];[$Main.E30];[$Main.G30];[$Main.I30];[$Main.K30];[$Main.M30];[$Main.O30];[$Main.Q30];[$Main.S30];[$Main.U30])" office:value-type="float" office:value="0.0080135617798829" calcext:value-type="float">
            <text:p>0,008014</text:p>
          </table:table-cell>
          <table:table-cell table:style-name="ce18" table:content-validation-name="val4" table:formula="of:=IF([.$B29]=0;0;(([.E29]-[.$B29])/[.$B29])*100)" office:value-type="float" office:value="0" calcext:value-type="float">
            <text:p>0</text:p>
          </table:table-cell>
          <table:table-cell table:style-name="ce18" table:content-validation-name="val4" table:formula="of:=IF([.$B29]=0;0;(([.F29]-[.$B29])/[.$B2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9]" office:value-type="string" office:string-value="GKD-b_28_n100_m30" calcext:value-type="string">
            <text:p>GKD-b_28_n100_m30</text:p>
          </table:table-cell>
          <table:table-cell table:style-name="ce11" table:content-validation-name="val4" office:value-type="float" office:value="70914.8" calcext:value-type="float">
            <text:p>70914,8</text:p>
          </table:table-cell>
          <table:table-cell table:style-name="ce11" table:content-validation-name="val4" office:value-type="float" office:value="107.491" calcext:value-type="float">
            <text:p>107,49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1];[$Main.D31];[$Main.F31];[$Main.H31];[$Main.J31];[$Main.L31];[$Main.N31];[$Main.P31];[$Main.R31];[$Main.T31])" office:value-type="float" office:value="70914.8" calcext:value-type="float">
            <text:p>70914,8</text:p>
          </table:table-cell>
          <table:table-cell table:style-name="ce18" table:content-validation-name="val4" table:formula="of:=AVERAGE([$Main.B31];[$Main.D31];[$Main.F31];[$Main.H31];[$Main.J31];[$Main.L31];[$Main.N31];[$Main.P31];[$Main.R31];[$Main.T31])" office:value-type="float" office:value="70914.8" calcext:value-type="float">
            <text:p>70914,8</text:p>
          </table:table-cell>
          <table:table-cell table:style-name="ce18" table:content-validation-name="val4" table:formula="of:=STDEV([$Main.B31];[$Main.D31];[$Main.F31];[$Main.H31];[$Main.J31];[$Main.L31];[$Main.N31];[$Main.P31];[$Main.R31];[$Main.T31])" office:value-type="float" office:value="0" calcext:value-type="float">
            <text:p>0</text:p>
          </table:table-cell>
          <table:table-cell table:style-name="ce18" table:content-validation-name="val4" table:formula="of:=MIN([$Main.C31];[$Main.E31];[$Main.G31];[$Main.I31];[$Main.K31];[$Main.M31];[$Main.O31];[$Main.Q31];[$Main.S31];[$Main.U31])" office:value-type="float" office:value="0.024973" calcext:value-type="float">
            <text:p>0,024973</text:p>
          </table:table-cell>
          <table:table-cell table:style-name="ce18" table:content-validation-name="val4" table:formula="of:=AVERAGE([$Main.C31];[$Main.E31];[$Main.G31];[$Main.I31];[$Main.K31];[$Main.M31];[$Main.O31];[$Main.Q31];[$Main.S31];[$Main.U31])" office:value-type="float" office:value="0.0312645" calcext:value-type="float">
            <text:p>0,031265</text:p>
          </table:table-cell>
          <table:table-cell table:style-name="ce18" table:content-validation-name="val4" table:formula="of:=STDEV([$Main.C31];[$Main.E31];[$Main.G31];[$Main.I31];[$Main.K31];[$Main.M31];[$Main.O31];[$Main.Q31];[$Main.S31];[$Main.U31])" office:value-type="float" office:value="0.00785629532781054" calcext:value-type="float">
            <text:p>0,007856</text:p>
          </table:table-cell>
          <table:table-cell table:style-name="ce18" table:content-validation-name="val4" table:formula="of:=IF([.$B30]=0;0;(([.E30]-[.$B30])/[.$B30])*100)" office:value-type="float" office:value="0" calcext:value-type="float">
            <text:p>0</text:p>
          </table:table-cell>
          <table:table-cell table:style-name="ce18" table:content-validation-name="val4" table:formula="of:=IF([.$B30]=0;0;(([.F30]-[.$B30])/[.$B3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0]" office:value-type="string" office:string-value="GKD-b_29_n100_m30" calcext:value-type="string">
            <text:p>GKD-b_29_n100_m30</text:p>
          </table:table-cell>
          <table:table-cell table:style-name="ce11" table:content-validation-name="val4" office:value-type="float" office:value="62436.1" calcext:value-type="float">
            <text:p>62436,1</text:p>
          </table:table-cell>
          <table:table-cell table:style-name="ce11" table:content-validation-name="val4" office:value-type="float" office:value="595.709" calcext:value-type="float">
            <text:p>595,70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2];[$Main.D32];[$Main.F32];[$Main.H32];[$Main.J32];[$Main.L32];[$Main.N32];[$Main.P32];[$Main.R32];[$Main.T32])" office:value-type="float" office:value="62436.1" calcext:value-type="float">
            <text:p>62436,1</text:p>
          </table:table-cell>
          <table:table-cell table:style-name="ce18" table:content-validation-name="val4" table:formula="of:=AVERAGE([$Main.B32];[$Main.D32];[$Main.F32];[$Main.H32];[$Main.J32];[$Main.L32];[$Main.N32];[$Main.P32];[$Main.R32];[$Main.T32])" office:value-type="float" office:value="62436.1" calcext:value-type="float">
            <text:p>62436,1</text:p>
          </table:table-cell>
          <table:table-cell table:style-name="ce18" table:content-validation-name="val4" table:formula="of:=STDEV([$Main.B32];[$Main.D32];[$Main.F32];[$Main.H32];[$Main.J32];[$Main.L32];[$Main.N32];[$Main.P32];[$Main.R32];[$Main.T32])" office:value-type="float" office:value="0" calcext:value-type="float">
            <text:p>0</text:p>
          </table:table-cell>
          <table:table-cell table:style-name="ce18" table:content-validation-name="val4" table:formula="of:=MIN([$Main.C32];[$Main.E32];[$Main.G32];[$Main.I32];[$Main.K32];[$Main.M32];[$Main.O32];[$Main.Q32];[$Main.S32];[$Main.U32])" office:value-type="float" office:value="0.03002" calcext:value-type="float">
            <text:p>0,03002</text:p>
          </table:table-cell>
          <table:table-cell table:style-name="ce18" table:content-validation-name="val4" table:formula="of:=AVERAGE([$Main.C32];[$Main.E32];[$Main.G32];[$Main.I32];[$Main.K32];[$Main.M32];[$Main.O32];[$Main.Q32];[$Main.S32];[$Main.U32])" office:value-type="float" office:value="0.0389644" calcext:value-type="float">
            <text:p>0,038964</text:p>
          </table:table-cell>
          <table:table-cell table:style-name="ce18" table:content-validation-name="val4" table:formula="of:=STDEV([$Main.C32];[$Main.E32];[$Main.G32];[$Main.I32];[$Main.K32];[$Main.M32];[$Main.O32];[$Main.Q32];[$Main.S32];[$Main.U32])" office:value-type="float" office:value="0.00516411464284484" calcext:value-type="float">
            <text:p>0,005164</text:p>
          </table:table-cell>
          <table:table-cell table:style-name="ce18" table:content-validation-name="val4" table:formula="of:=IF([.$B31]=0;0;(([.E31]-[.$B31])/[.$B31])*100)" office:value-type="float" office:value="0" calcext:value-type="float">
            <text:p>0</text:p>
          </table:table-cell>
          <table:table-cell table:style-name="ce18" table:content-validation-name="val4" table:formula="of:=IF([.$B31]=0;0;(([.F31]-[.$B31])/[.$B3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1]" office:value-type="string" office:string-value="GKD-b_30_n100_m30" calcext:value-type="string">
            <text:p>GKD-b_30_n100_m30</text:p>
          </table:table-cell>
          <table:table-cell table:style-name="ce11" table:content-validation-name="val4" office:value-type="float" office:value="32010.1" calcext:value-type="float">
            <text:p>32010,1</text:p>
          </table:table-cell>
          <table:table-cell table:style-name="ce11" table:content-validation-name="val4" office:value-type="float" office:value="23.8976" calcext:value-type="float">
            <text:p>23,897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3];[$Main.D33];[$Main.F33];[$Main.H33];[$Main.J33];[$Main.L33];[$Main.N33];[$Main.P33];[$Main.R33];[$Main.T33])" office:value-type="float" office:value="32010.1" calcext:value-type="float">
            <text:p>32010,1</text:p>
          </table:table-cell>
          <table:table-cell table:style-name="ce18" table:content-validation-name="val4" table:formula="of:=AVERAGE([$Main.B33];[$Main.D33];[$Main.F33];[$Main.H33];[$Main.J33];[$Main.L33];[$Main.N33];[$Main.P33];[$Main.R33];[$Main.T33])" office:value-type="float" office:value="32010.1" calcext:value-type="float">
            <text:p>32010,1</text:p>
          </table:table-cell>
          <table:table-cell table:style-name="ce18" table:content-validation-name="val4" table:formula="of:=STDEV([$Main.B33];[$Main.D33];[$Main.F33];[$Main.H33];[$Main.J33];[$Main.L33];[$Main.N33];[$Main.P33];[$Main.R33];[$Main.T33])" office:value-type="float" office:value="0" calcext:value-type="float">
            <text:p>0</text:p>
          </table:table-cell>
          <table:table-cell table:style-name="ce18" table:content-validation-name="val4" table:formula="of:=MIN([$Main.C33];[$Main.E33];[$Main.G33];[$Main.I33];[$Main.K33];[$Main.M33];[$Main.O33];[$Main.Q33];[$Main.S33];[$Main.U33])" office:value-type="float" office:value="0.020495" calcext:value-type="float">
            <text:p>0,020495</text:p>
          </table:table-cell>
          <table:table-cell table:style-name="ce18" table:content-validation-name="val4" table:formula="of:=AVERAGE([$Main.C33];[$Main.E33];[$Main.G33];[$Main.I33];[$Main.K33];[$Main.M33];[$Main.O33];[$Main.Q33];[$Main.S33];[$Main.U33])" office:value-type="float" office:value="0.033636" calcext:value-type="float">
            <text:p>0,033636</text:p>
          </table:table-cell>
          <table:table-cell table:style-name="ce18" table:content-validation-name="val4" table:formula="of:=STDEV([$Main.C33];[$Main.E33];[$Main.G33];[$Main.I33];[$Main.K33];[$Main.M33];[$Main.O33];[$Main.Q33];[$Main.S33];[$Main.U33])" office:value-type="float" office:value="0.00735238103534419" calcext:value-type="float">
            <text:p>0,007352</text:p>
          </table:table-cell>
          <table:table-cell table:style-name="ce18" table:content-validation-name="val4" table:formula="of:=IF([.$B32]=0;0;(([.E32]-[.$B32])/[.$B32])*100)" office:value-type="float" office:value="0" calcext:value-type="float">
            <text:p>0</text:p>
          </table:table-cell>
          <table:table-cell table:style-name="ce18" table:content-validation-name="val4" table:formula="of:=IF([.$B32]=0;0;(([.F32]-[.$B32])/[.$B3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2]" office:value-type="string" office:string-value="GKD-b_31_n125_m12" calcext:value-type="string">
            <text:p>GKD-b_31_n125_m12</text:p>
          </table:table-cell>
          <table:table-cell table:style-name="ce11" table:content-validation-name="val4" office:value-type="float" office:value="715.536" calcext:value-type="float">
            <text:p>715,536</text:p>
          </table:table-cell>
          <table:table-cell table:style-name="ce11" table:content-validation-name="val4" office:value-type="float" office:value="0.757511" calcext:value-type="float">
            <text:p>0,75751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4];[$Main.D34];[$Main.F34];[$Main.H34];[$Main.J34];[$Main.L34];[$Main.N34];[$Main.P34];[$Main.R34];[$Main.T34])" office:value-type="float" office:value="715.536" calcext:value-type="float">
            <text:p>715,536</text:p>
          </table:table-cell>
          <table:table-cell table:style-name="ce18" table:content-validation-name="val4" table:formula="of:=AVERAGE([$Main.B34];[$Main.D34];[$Main.F34];[$Main.H34];[$Main.J34];[$Main.L34];[$Main.N34];[$Main.P34];[$Main.R34];[$Main.T34])" office:value-type="float" office:value="715.536" calcext:value-type="float">
            <text:p>715,536</text:p>
          </table:table-cell>
          <table:table-cell table:style-name="ce18" table:content-validation-name="val4" table:formula="of:=STDEV([$Main.B34];[$Main.D34];[$Main.F34];[$Main.H34];[$Main.J34];[$Main.L34];[$Main.N34];[$Main.P34];[$Main.R34];[$Main.T34])" office:value-type="float" office:value="0" calcext:value-type="float">
            <text:p>0</text:p>
          </table:table-cell>
          <table:table-cell table:style-name="ce18" table:content-validation-name="val4" table:formula="of:=MIN([$Main.C34];[$Main.E34];[$Main.G34];[$Main.I34];[$Main.K34];[$Main.M34];[$Main.O34];[$Main.Q34];[$Main.S34];[$Main.U34])" office:value-type="float" office:value="0.029712" calcext:value-type="float">
            <text:p>0,029712</text:p>
          </table:table-cell>
          <table:table-cell table:style-name="ce18" table:content-validation-name="val4" table:formula="of:=AVERAGE([$Main.C34];[$Main.E34];[$Main.G34];[$Main.I34];[$Main.K34];[$Main.M34];[$Main.O34];[$Main.Q34];[$Main.S34];[$Main.U34])" office:value-type="float" office:value="0.0391365" calcext:value-type="float">
            <text:p>0,039137</text:p>
          </table:table-cell>
          <table:table-cell table:style-name="ce18" table:content-validation-name="val4" table:formula="of:=STDEV([$Main.C34];[$Main.E34];[$Main.G34];[$Main.I34];[$Main.K34];[$Main.M34];[$Main.O34];[$Main.Q34];[$Main.S34];[$Main.U34])" office:value-type="float" office:value="0.00885956882886144" calcext:value-type="float">
            <text:p>0,00886</text:p>
          </table:table-cell>
          <table:table-cell table:style-name="ce18" table:content-validation-name="val4" table:formula="of:=IF([.$B33]=0;0;(([.E33]-[.$B33])/[.$B33])*100)" office:value-type="float" office:value="0" calcext:value-type="float">
            <text:p>0</text:p>
          </table:table-cell>
          <table:table-cell table:style-name="ce18" table:content-validation-name="val4" table:formula="of:=IF([.$B33]=0;0;(([.F33]-[.$B33])/[.$B3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3]" office:value-type="string" office:string-value="GKD-b_32_n125_m12" calcext:value-type="string">
            <text:p>GKD-b_32_n125_m12</text:p>
          </table:table-cell>
          <table:table-cell table:style-name="ce11" table:content-validation-name="val4" office:value-type="float" office:value="7867.11" calcext:value-type="float">
            <text:p>7867,11</text:p>
          </table:table-cell>
          <table:table-cell table:style-name="ce11" table:content-validation-name="val4" office:value-type="float" office:value="16.4577" calcext:value-type="float">
            <text:p>16,457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5];[$Main.D35];[$Main.F35];[$Main.H35];[$Main.J35];[$Main.L35];[$Main.N35];[$Main.P35];[$Main.R35];[$Main.T35])" office:value-type="float" office:value="7867.11" calcext:value-type="float">
            <text:p>7867,11</text:p>
          </table:table-cell>
          <table:table-cell table:style-name="ce18" table:content-validation-name="val4" table:formula="of:=AVERAGE([$Main.B35];[$Main.D35];[$Main.F35];[$Main.H35];[$Main.J35];[$Main.L35];[$Main.N35];[$Main.P35];[$Main.R35];[$Main.T35])" office:value-type="float" office:value="7874.621" calcext:value-type="float">
            <text:p>7874,621</text:p>
          </table:table-cell>
          <table:table-cell table:style-name="ce18" table:content-validation-name="val4" table:formula="of:=STDEV([$Main.B35];[$Main.D35];[$Main.F35];[$Main.H35];[$Main.J35];[$Main.L35];[$Main.N35];[$Main.P35];[$Main.R35];[$Main.T35])" office:value-type="float" office:value="13.4572223070821" calcext:value-type="float">
            <text:p>13,457222</text:p>
          </table:table-cell>
          <table:table-cell table:style-name="ce18" table:content-validation-name="val4" table:formula="of:=MIN([$Main.C35];[$Main.E35];[$Main.G35];[$Main.I35];[$Main.K35];[$Main.M35];[$Main.O35];[$Main.Q35];[$Main.S35];[$Main.U35])" office:value-type="float" office:value="0.029815" calcext:value-type="float">
            <text:p>0,029815</text:p>
          </table:table-cell>
          <table:table-cell table:style-name="ce18" table:content-validation-name="val4" table:formula="of:=AVERAGE([$Main.C35];[$Main.E35];[$Main.G35];[$Main.I35];[$Main.K35];[$Main.M35];[$Main.O35];[$Main.Q35];[$Main.S35];[$Main.U35])" office:value-type="float" office:value="0.0377786" calcext:value-type="float">
            <text:p>0,037779</text:p>
          </table:table-cell>
          <table:table-cell table:style-name="ce18" table:content-validation-name="val4" table:formula="of:=STDEV([$Main.C35];[$Main.E35];[$Main.G35];[$Main.I35];[$Main.K35];[$Main.M35];[$Main.O35];[$Main.Q35];[$Main.S35];[$Main.U35])" office:value-type="float" office:value="0.00897831385060691" calcext:value-type="float">
            <text:p>0,008978</text:p>
          </table:table-cell>
          <table:table-cell table:style-name="ce18" table:content-validation-name="val4" table:formula="of:=IF([.$B34]=0;0;(([.E34]-[.$B34])/[.$B34])*100)" office:value-type="float" office:value="0" calcext:value-type="float">
            <text:p>0</text:p>
          </table:table-cell>
          <table:table-cell table:style-name="ce18" table:content-validation-name="val4" table:formula="of:=IF([.$B34]=0;0;(([.F34]-[.$B34])/[.$B34])*100)" office:value-type="float" office:value="0.0954734330650179" calcext:value-type="float">
            <text:p>0,09547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4]" office:value-type="string" office:string-value="GKD-b_33_n125_m12" calcext:value-type="string">
            <text:p>GKD-b_33_n125_m12</text:p>
          </table:table-cell>
          <table:table-cell table:style-name="ce11" table:content-validation-name="val4" office:value-type="float" office:value="2751.56" calcext:value-type="float">
            <text:p>2751,56</text:p>
          </table:table-cell>
          <table:table-cell table:style-name="ce11" table:content-validation-name="val4" office:value-type="float" office:value="3.64986" calcext:value-type="float">
            <text:p>3,6498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6];[$Main.D36];[$Main.F36];[$Main.H36];[$Main.J36];[$Main.L36];[$Main.N36];[$Main.P36];[$Main.R36];[$Main.T36])" office:value-type="float" office:value="2751.56" calcext:value-type="float">
            <text:p>2751,56</text:p>
          </table:table-cell>
          <table:table-cell table:style-name="ce18" table:content-validation-name="val4" table:formula="of:=AVERAGE([$Main.B36];[$Main.D36];[$Main.F36];[$Main.H36];[$Main.J36];[$Main.L36];[$Main.N36];[$Main.P36];[$Main.R36];[$Main.T36])" office:value-type="float" office:value="2751.56" calcext:value-type="float">
            <text:p>2751,56</text:p>
          </table:table-cell>
          <table:table-cell table:style-name="ce18" table:content-validation-name="val4" table:formula="of:=STDEV([$Main.B36];[$Main.D36];[$Main.F36];[$Main.H36];[$Main.J36];[$Main.L36];[$Main.N36];[$Main.P36];[$Main.R36];[$Main.T36])" office:value-type="float" office:value="0" calcext:value-type="float">
            <text:p>0</text:p>
          </table:table-cell>
          <table:table-cell table:style-name="ce18" table:content-validation-name="val4" table:formula="of:=MIN([$Main.C36];[$Main.E36];[$Main.G36];[$Main.I36];[$Main.K36];[$Main.M36];[$Main.O36];[$Main.Q36];[$Main.S36];[$Main.U36])" office:value-type="float" office:value="0.038362" calcext:value-type="float">
            <text:p>0,038362</text:p>
          </table:table-cell>
          <table:table-cell table:style-name="ce18" table:content-validation-name="val4" table:formula="of:=AVERAGE([$Main.C36];[$Main.E36];[$Main.G36];[$Main.I36];[$Main.K36];[$Main.M36];[$Main.O36];[$Main.Q36];[$Main.S36];[$Main.U36])" office:value-type="float" office:value="0.0489648" calcext:value-type="float">
            <text:p>0,048965</text:p>
          </table:table-cell>
          <table:table-cell table:style-name="ce18" table:content-validation-name="val4" table:formula="of:=STDEV([$Main.C36];[$Main.E36];[$Main.G36];[$Main.I36];[$Main.K36];[$Main.M36];[$Main.O36];[$Main.Q36];[$Main.S36];[$Main.U36])" office:value-type="float" office:value="0.00541903586750755" calcext:value-type="float">
            <text:p>0,005419</text:p>
          </table:table-cell>
          <table:table-cell table:style-name="ce18" table:content-validation-name="val4" table:formula="of:=IF([.$B35]=0;0;(([.E35]-[.$B35])/[.$B35])*100)" office:value-type="float" office:value="0" calcext:value-type="float">
            <text:p>0</text:p>
          </table:table-cell>
          <table:table-cell table:style-name="ce18" table:content-validation-name="val4" table:formula="of:=IF([.$B35]=0;0;(([.F35]-[.$B35])/[.$B3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5]" office:value-type="string" office:string-value="GKD-b_34_n125_m12" calcext:value-type="string">
            <text:p>GKD-b_34_n125_m12</text:p>
          </table:table-cell>
          <table:table-cell table:style-name="ce11" table:content-validation-name="val4" office:value-type="float" office:value="7624.89" calcext:value-type="float">
            <text:p>7624,89</text:p>
          </table:table-cell>
          <table:table-cell table:style-name="ce11" table:content-validation-name="val4" office:value-type="float" office:value="21.2507" calcext:value-type="float">
            <text:p>21,250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7];[$Main.D37];[$Main.F37];[$Main.H37];[$Main.J37];[$Main.L37];[$Main.N37];[$Main.P37];[$Main.R37];[$Main.T37])" office:value-type="float" office:value="7651.4" calcext:value-type="float">
            <text:p>7651,4</text:p>
          </table:table-cell>
          <table:table-cell table:style-name="ce18" table:content-validation-name="val4" table:formula="of:=AVERAGE([$Main.B37];[$Main.D37];[$Main.F37];[$Main.H37];[$Main.J37];[$Main.L37];[$Main.N37];[$Main.P37];[$Main.R37];[$Main.T37])" office:value-type="float" office:value="7653.085" calcext:value-type="float">
            <text:p>7653,085</text:p>
          </table:table-cell>
          <table:table-cell table:style-name="ce18" table:content-validation-name="val4" table:formula="of:=STDEV([$Main.B37];[$Main.D37];[$Main.F37];[$Main.H37];[$Main.J37];[$Main.L37];[$Main.N37];[$Main.P37];[$Main.R37];[$Main.T37])" office:value-type="float" office:value="1.38025963741153" calcext:value-type="float">
            <text:p>1,38026</text:p>
          </table:table-cell>
          <table:table-cell table:style-name="ce18" table:content-validation-name="val4" table:formula="of:=MIN([$Main.C37];[$Main.E37];[$Main.G37];[$Main.I37];[$Main.K37];[$Main.M37];[$Main.O37];[$Main.Q37];[$Main.S37];[$Main.U37])" office:value-type="float" office:value="0.029776" calcext:value-type="float">
            <text:p>0,029776</text:p>
          </table:table-cell>
          <table:table-cell table:style-name="ce18" table:content-validation-name="val4" table:formula="of:=AVERAGE([$Main.C37];[$Main.E37];[$Main.G37];[$Main.I37];[$Main.K37];[$Main.M37];[$Main.O37];[$Main.Q37];[$Main.S37];[$Main.U37])" office:value-type="float" office:value="0.0388931" calcext:value-type="float">
            <text:p>0,038893</text:p>
          </table:table-cell>
          <table:table-cell table:style-name="ce18" table:content-validation-name="val4" table:formula="of:=STDEV([$Main.C37];[$Main.E37];[$Main.G37];[$Main.I37];[$Main.K37];[$Main.M37];[$Main.O37];[$Main.Q37];[$Main.S37];[$Main.U37])" office:value-type="float" office:value="0.00953802015852579" calcext:value-type="float">
            <text:p>0,009538</text:p>
          </table:table-cell>
          <table:table-cell table:style-name="ce18" table:content-validation-name="val4" table:formula="of:=IF([.$B36]=0;0;(([.E36]-[.$B36])/[.$B36])*100)" office:value-type="float" office:value="0.347677146817847" calcext:value-type="float">
            <text:p>0,347677</text:p>
          </table:table-cell>
          <table:table-cell table:style-name="ce18" table:content-validation-name="val4" table:formula="of:=IF([.$B36]=0;0;(([.F36]-[.$B36])/[.$B36])*100)" office:value-type="float" office:value="0.369775826274223" calcext:value-type="float">
            <text:p>0,36977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6]" office:value-type="string" office:string-value="GKD-b_35_n125_m12" calcext:value-type="string">
            <text:p>GKD-b_35_n125_m12</text:p>
          </table:table-cell>
          <table:table-cell table:style-name="ce11" table:content-validation-name="val4" office:value-type="float" office:value="2179.41" calcext:value-type="float">
            <text:p>2179,41</text:p>
          </table:table-cell>
          <table:table-cell table:style-name="ce11" table:content-validation-name="val4" office:value-type="float" office:value="4.20319" calcext:value-type="float">
            <text:p>4,2031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8];[$Main.D38];[$Main.F38];[$Main.H38];[$Main.J38];[$Main.L38];[$Main.N38];[$Main.P38];[$Main.R38];[$Main.T38])" office:value-type="float" office:value="2179.41" calcext:value-type="float">
            <text:p>2179,41</text:p>
          </table:table-cell>
          <table:table-cell table:style-name="ce18" table:content-validation-name="val4" table:formula="of:=AVERAGE([$Main.B38];[$Main.D38];[$Main.F38];[$Main.H38];[$Main.J38];[$Main.L38];[$Main.N38];[$Main.P38];[$Main.R38];[$Main.T38])" office:value-type="float" office:value="2179.41" calcext:value-type="float">
            <text:p>2179,41</text:p>
          </table:table-cell>
          <table:table-cell table:style-name="ce18" table:content-validation-name="val4" table:formula="of:=STDEV([$Main.B38];[$Main.D38];[$Main.F38];[$Main.H38];[$Main.J38];[$Main.L38];[$Main.N38];[$Main.P38];[$Main.R38];[$Main.T38])" office:value-type="float" office:value="0" calcext:value-type="float">
            <text:p>0</text:p>
          </table:table-cell>
          <table:table-cell table:style-name="ce18" table:content-validation-name="val4" table:formula="of:=MIN([$Main.C38];[$Main.E38];[$Main.G38];[$Main.I38];[$Main.K38];[$Main.M38];[$Main.O38];[$Main.Q38];[$Main.S38];[$Main.U38])" office:value-type="float" office:value="0.029805" calcext:value-type="float">
            <text:p>0,029805</text:p>
          </table:table-cell>
          <table:table-cell table:style-name="ce18" table:content-validation-name="val4" table:formula="of:=AVERAGE([$Main.C38];[$Main.E38];[$Main.G38];[$Main.I38];[$Main.K38];[$Main.M38];[$Main.O38];[$Main.Q38];[$Main.S38];[$Main.U38])" office:value-type="float" office:value="0.0395573" calcext:value-type="float">
            <text:p>0,039557</text:p>
          </table:table-cell>
          <table:table-cell table:style-name="ce18" table:content-validation-name="val4" table:formula="of:=STDEV([$Main.C38];[$Main.E38];[$Main.G38];[$Main.I38];[$Main.K38];[$Main.M38];[$Main.O38];[$Main.Q38];[$Main.S38];[$Main.U38])" office:value-type="float" office:value="0.00902508559577753" calcext:value-type="float">
            <text:p>0,009025</text:p>
          </table:table-cell>
          <table:table-cell table:style-name="ce18" table:content-validation-name="val4" table:formula="of:=IF([.$B37]=0;0;(([.E37]-[.$B37])/[.$B37])*100)" office:value-type="float" office:value="0" calcext:value-type="float">
            <text:p>0</text:p>
          </table:table-cell>
          <table:table-cell table:style-name="ce18" table:content-validation-name="val4" table:formula="of:=IF([.$B37]=0;0;(([.F37]-[.$B37])/[.$B3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7]" office:value-type="string" office:string-value="GKD-b_36_n125_m37" calcext:value-type="string">
            <text:p>GKD-b_36_n125_m37</text:p>
          </table:table-cell>
          <table:table-cell table:style-name="ce11" table:content-validation-name="val4" office:value-type="float" office:value="83527.3" calcext:value-type="float">
            <text:p>83527,3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9];[$Main.D39];[$Main.F39];[$Main.H39];[$Main.J39];[$Main.L39];[$Main.N39];[$Main.P39];[$Main.R39];[$Main.T39])" office:value-type="float" office:value="83535.4" calcext:value-type="float">
            <text:p>83535,4</text:p>
          </table:table-cell>
          <table:table-cell table:style-name="ce18" table:content-validation-name="val4" table:formula="of:=AVERAGE([$Main.B39];[$Main.D39];[$Main.F39];[$Main.H39];[$Main.J39];[$Main.L39];[$Main.N39];[$Main.P39];[$Main.R39];[$Main.T39])" office:value-type="float" office:value="83557.35" calcext:value-type="float">
            <text:p>83557,35</text:p>
          </table:table-cell>
          <table:table-cell table:style-name="ce18" table:content-validation-name="val4" table:formula="of:=STDEV([$Main.B39];[$Main.D39];[$Main.F39];[$Main.H39];[$Main.J39];[$Main.L39];[$Main.N39];[$Main.P39];[$Main.R39];[$Main.T39])" office:value-type="float" office:value="24.4683582521489" calcext:value-type="float">
            <text:p>24,468358</text:p>
          </table:table-cell>
          <table:table-cell table:style-name="ce18" table:content-validation-name="val4" table:formula="of:=MIN([$Main.C39];[$Main.E39];[$Main.G39];[$Main.I39];[$Main.K39];[$Main.M39];[$Main.O39];[$Main.Q39];[$Main.S39];[$Main.U39])" office:value-type="float" office:value="0.052515" calcext:value-type="float">
            <text:p>0,052515</text:p>
          </table:table-cell>
          <table:table-cell table:style-name="ce18" table:content-validation-name="val4" table:formula="of:=AVERAGE([$Main.C39];[$Main.E39];[$Main.G39];[$Main.I39];[$Main.K39];[$Main.M39];[$Main.O39];[$Main.Q39];[$Main.S39];[$Main.U39])" office:value-type="float" office:value="0.0658631" calcext:value-type="float">
            <text:p>0,065863</text:p>
          </table:table-cell>
          <table:table-cell table:style-name="ce18" table:content-validation-name="val4" table:formula="of:=STDEV([$Main.C39];[$Main.E39];[$Main.G39];[$Main.I39];[$Main.K39];[$Main.M39];[$Main.O39];[$Main.Q39];[$Main.S39];[$Main.U39])" office:value-type="float" office:value="0.00956186237612736" calcext:value-type="float">
            <text:p>0,009562</text:p>
          </table:table-cell>
          <table:table-cell table:style-name="ce18" table:content-validation-name="val4" table:formula="of:=IF([.$B38]=0;0;(([.E38]-[.$B38])/[.$B38])*100)" office:value-type="float" office:value="0.00969742826595768" calcext:value-type="float">
            <text:p>0,009697</text:p>
          </table:table-cell>
          <table:table-cell table:style-name="ce18" table:content-validation-name="val4" table:formula="of:=IF([.$B38]=0;0;(([.F38]-[.$B38])/[.$B38])*100)" office:value-type="float" office:value="0.0359762616533791" calcext:value-type="float">
            <text:p>0,03597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8]" office:value-type="string" office:string-value="GKD-b_37_n125_m37" calcext:value-type="string">
            <text:p>GKD-b_37_n125_m37</text:p>
          </table:table-cell>
          <table:table-cell table:style-name="ce11" table:content-validation-name="val4" office:value-type="float" office:value="93586" calcext:value-type="float">
            <text:p>93586</text:p>
          </table:table-cell>
          <table:table-cell table:style-name="ce11" table:content-validation-name="val4" office:value-type="float" office:value="47.1225" calcext:value-type="float">
            <text:p>47,122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0];[$Main.D40];[$Main.F40];[$Main.H40];[$Main.J40];[$Main.L40];[$Main.N40];[$Main.P40];[$Main.R40];[$Main.T40])" office:value-type="float" office:value="93586" calcext:value-type="float">
            <text:p>93586</text:p>
          </table:table-cell>
          <table:table-cell table:style-name="ce18" table:content-validation-name="val4" table:formula="of:=AVERAGE([$Main.B40];[$Main.D40];[$Main.F40];[$Main.H40];[$Main.J40];[$Main.L40];[$Main.N40];[$Main.P40];[$Main.R40];[$Main.T40])" office:value-type="float" office:value="93634.06" calcext:value-type="float">
            <text:p>93634,06</text:p>
          </table:table-cell>
          <table:table-cell table:style-name="ce18" table:content-validation-name="val4" table:formula="of:=STDEV([$Main.B40];[$Main.D40];[$Main.F40];[$Main.H40];[$Main.J40];[$Main.L40];[$Main.N40];[$Main.P40];[$Main.R40];[$Main.T40])" office:value-type="float" office:value="27.4274477283066" calcext:value-type="float">
            <text:p>27,427448</text:p>
          </table:table-cell>
          <table:table-cell table:style-name="ce18" table:content-validation-name="val4" table:formula="of:=MIN([$Main.C40];[$Main.E40];[$Main.G40];[$Main.I40];[$Main.K40];[$Main.M40];[$Main.O40];[$Main.Q40];[$Main.S40];[$Main.U40])" office:value-type="float" office:value="0.03892" calcext:value-type="float">
            <text:p>0,03892</text:p>
          </table:table-cell>
          <table:table-cell table:style-name="ce18" table:content-validation-name="val4" table:formula="of:=AVERAGE([$Main.C40];[$Main.E40];[$Main.G40];[$Main.I40];[$Main.K40];[$Main.M40];[$Main.O40];[$Main.Q40];[$Main.S40];[$Main.U40])" office:value-type="float" office:value="0.0515758" calcext:value-type="float">
            <text:p>0,051576</text:p>
          </table:table-cell>
          <table:table-cell table:style-name="ce18" table:content-validation-name="val4" table:formula="of:=STDEV([$Main.C40];[$Main.E40];[$Main.G40];[$Main.I40];[$Main.K40];[$Main.M40];[$Main.O40];[$Main.Q40];[$Main.S40];[$Main.U40])" office:value-type="float" office:value="0.0116064224634467" calcext:value-type="float">
            <text:p>0,011606</text:p>
          </table:table-cell>
          <table:table-cell table:style-name="ce18" table:content-validation-name="val4" table:formula="of:=IF([.$B39]=0;0;(([.E39]-[.$B39])/[.$B39])*100)" office:value-type="float" office:value="0" calcext:value-type="float">
            <text:p>0</text:p>
          </table:table-cell>
          <table:table-cell table:style-name="ce18" table:content-validation-name="val4" table:formula="of:=IF([.$B39]=0;0;(([.F39]-[.$B39])/[.$B39])*100)" office:value-type="float" office:value="0.0513538349753143" calcext:value-type="float">
            <text:p>0,05135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9]" office:value-type="string" office:string-value="GKD-b_38_n125_m37" calcext:value-type="string">
            <text:p>GKD-b_38_n125_m37</text:p>
          </table:table-cell>
          <table:table-cell table:style-name="ce11" table:content-validation-name="val4" office:value-type="float" office:value="57762.4" calcext:value-type="float">
            <text:p>57762,4</text:p>
          </table:table-cell>
          <table:table-cell table:style-name="ce11" table:content-validation-name="val4" office:value-type="float" office:value="754.177" calcext:value-type="float">
            <text:p>754,17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1];[$Main.D41];[$Main.F41];[$Main.H41];[$Main.J41];[$Main.L41];[$Main.N41];[$Main.P41];[$Main.R41];[$Main.T41])" office:value-type="float" office:value="57762.4" calcext:value-type="float">
            <text:p>57762,4</text:p>
          </table:table-cell>
          <table:table-cell table:style-name="ce18" table:content-validation-name="val4" table:formula="of:=AVERAGE([$Main.B41];[$Main.D41];[$Main.F41];[$Main.H41];[$Main.J41];[$Main.L41];[$Main.N41];[$Main.P41];[$Main.R41];[$Main.T41])" office:value-type="float" office:value="57762.4" calcext:value-type="float">
            <text:p>57762,4</text:p>
          </table:table-cell>
          <table:table-cell table:style-name="ce18" table:content-validation-name="val4" table:formula="of:=STDEV([$Main.B41];[$Main.D41];[$Main.F41];[$Main.H41];[$Main.J41];[$Main.L41];[$Main.N41];[$Main.P41];[$Main.R41];[$Main.T41])" office:value-type="float" office:value="0" calcext:value-type="float">
            <text:p>0</text:p>
          </table:table-cell>
          <table:table-cell table:style-name="ce18" table:content-validation-name="val4" table:formula="of:=MIN([$Main.C41];[$Main.E41];[$Main.G41];[$Main.I41];[$Main.K41];[$Main.M41];[$Main.O41];[$Main.Q41];[$Main.S41];[$Main.U41])" office:value-type="float" office:value="0.039058" calcext:value-type="float">
            <text:p>0,039058</text:p>
          </table:table-cell>
          <table:table-cell table:style-name="ce18" table:content-validation-name="val4" table:formula="of:=AVERAGE([$Main.C41];[$Main.E41];[$Main.G41];[$Main.I41];[$Main.K41];[$Main.M41];[$Main.O41];[$Main.Q41];[$Main.S41];[$Main.U41])" office:value-type="float" office:value="0.049809" calcext:value-type="float">
            <text:p>0,049809</text:p>
          </table:table-cell>
          <table:table-cell table:style-name="ce18" table:content-validation-name="val4" table:formula="of:=STDEV([$Main.C41];[$Main.E41];[$Main.G41];[$Main.I41];[$Main.K41];[$Main.M41];[$Main.O41];[$Main.Q41];[$Main.S41];[$Main.U41])" office:value-type="float" office:value="0.0135958372305644" calcext:value-type="float">
            <text:p>0,013596</text:p>
          </table:table-cell>
          <table:table-cell table:style-name="ce18" table:content-validation-name="val4" table:formula="of:=IF([.$B40]=0;0;(([.E40]-[.$B40])/[.$B40])*100)" office:value-type="float" office:value="0" calcext:value-type="float">
            <text:p>0</text:p>
          </table:table-cell>
          <table:table-cell table:style-name="ce18" table:content-validation-name="val4" table:formula="of:=IF([.$B40]=0;0;(([.F40]-[.$B40])/[.$B4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0]" office:value-type="string" office:string-value="GKD-b_39_n125_m37" calcext:value-type="string">
            <text:p>GKD-b_39_n125_m37</text:p>
          </table:table-cell>
          <table:table-cell table:style-name="ce11" table:content-validation-name="val4" office:value-type="float" office:value="68070.9" calcext:value-type="float">
            <text:p>68070,9</text:p>
          </table:table-cell>
          <table:table-cell table:style-name="ce11" table:content-validation-name="val4" office:value-type="float" office:value="1158.82" calcext:value-type="float">
            <text:p>1158,8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2];[$Main.D42];[$Main.F42];[$Main.H42];[$Main.J42];[$Main.L42];[$Main.N42];[$Main.P42];[$Main.R42];[$Main.T42])" office:value-type="float" office:value="68070.9" calcext:value-type="float">
            <text:p>68070,9</text:p>
          </table:table-cell>
          <table:table-cell table:style-name="ce18" table:content-validation-name="val4" table:formula="of:=AVERAGE([$Main.B42];[$Main.D42];[$Main.F42];[$Main.H42];[$Main.J42];[$Main.L42];[$Main.N42];[$Main.P42];[$Main.R42];[$Main.T42])" office:value-type="float" office:value="68070.9" calcext:value-type="float">
            <text:p>68070,9</text:p>
          </table:table-cell>
          <table:table-cell table:style-name="ce18" table:content-validation-name="val4" table:formula="of:=STDEV([$Main.B42];[$Main.D42];[$Main.F42];[$Main.H42];[$Main.J42];[$Main.L42];[$Main.N42];[$Main.P42];[$Main.R42];[$Main.T42])" office:value-type="float" office:value="0" calcext:value-type="float">
            <text:p>0</text:p>
          </table:table-cell>
          <table:table-cell table:style-name="ce18" table:content-validation-name="val4" table:formula="of:=MIN([$Main.C42];[$Main.E42];[$Main.G42];[$Main.I42];[$Main.K42];[$Main.M42];[$Main.O42];[$Main.Q42];[$Main.S42];[$Main.U42])" office:value-type="float" office:value="0.047396" calcext:value-type="float">
            <text:p>0,047396</text:p>
          </table:table-cell>
          <table:table-cell table:style-name="ce18" table:content-validation-name="val4" table:formula="of:=AVERAGE([$Main.C42];[$Main.E42];[$Main.G42];[$Main.I42];[$Main.K42];[$Main.M42];[$Main.O42];[$Main.Q42];[$Main.S42];[$Main.U42])" office:value-type="float" office:value="0.0610474" calcext:value-type="float">
            <text:p>0,061047</text:p>
          </table:table-cell>
          <table:table-cell table:style-name="ce18" table:content-validation-name="val4" table:formula="of:=STDEV([$Main.C42];[$Main.E42];[$Main.G42];[$Main.I42];[$Main.K42];[$Main.M42];[$Main.O42];[$Main.Q42];[$Main.S42];[$Main.U42])" office:value-type="float" office:value="0.0110420084747095" calcext:value-type="float">
            <text:p>0,011042</text:p>
          </table:table-cell>
          <table:table-cell table:style-name="ce18" table:content-validation-name="val4" table:formula="of:=IF([.$B41]=0;0;(([.E41]-[.$B41])/[.$B41])*100)" office:value-type="float" office:value="0" calcext:value-type="float">
            <text:p>0</text:p>
          </table:table-cell>
          <table:table-cell table:style-name="ce18" table:content-validation-name="val4" table:formula="of:=IF([.$B41]=0;0;(([.F41]-[.$B41])/[.$B4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1]" office:value-type="string" office:string-value="GKD-b_40_n125_m37" calcext:value-type="string">
            <text:p>GKD-b_40_n125_m37</text:p>
          </table:table-cell>
          <table:table-cell table:style-name="ce11" table:content-validation-name="val4" office:value-type="float" office:value="90806.5" calcext:value-type="float">
            <text:p>90806,5</text:p>
          </table:table-cell>
          <table:table-cell table:style-name="ce11" table:content-validation-name="val4" office:value-type="float" office:value="2484.76" calcext:value-type="float">
            <text:p>2484,7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3];[$Main.D43];[$Main.F43];[$Main.H43];[$Main.J43];[$Main.L43];[$Main.N43];[$Main.P43];[$Main.R43];[$Main.T43])" office:value-type="float" office:value="90806.5" calcext:value-type="float">
            <text:p>90806,5</text:p>
          </table:table-cell>
          <table:table-cell table:style-name="ce18" table:content-validation-name="val4" table:formula="of:=AVERAGE([$Main.B43];[$Main.D43];[$Main.F43];[$Main.H43];[$Main.J43];[$Main.L43];[$Main.N43];[$Main.P43];[$Main.R43];[$Main.T43])" office:value-type="float" office:value="90871.66" calcext:value-type="float">
            <text:p>90871,66</text:p>
          </table:table-cell>
          <table:table-cell table:style-name="ce18" table:content-validation-name="val4" table:formula="of:=STDEV([$Main.B43];[$Main.D43];[$Main.F43];[$Main.H43];[$Main.J43];[$Main.L43];[$Main.N43];[$Main.P43];[$Main.R43];[$Main.T43])" office:value-type="float" office:value="22.8948902596172" calcext:value-type="float">
            <text:p>22,89489</text:p>
          </table:table-cell>
          <table:table-cell table:style-name="ce18" table:content-validation-name="val4" table:formula="of:=MIN([$Main.C43];[$Main.E43];[$Main.G43];[$Main.I43];[$Main.K43];[$Main.M43];[$Main.O43];[$Main.Q43];[$Main.S43];[$Main.U43])" office:value-type="float" office:value="0.039115" calcext:value-type="float">
            <text:p>0,039115</text:p>
          </table:table-cell>
          <table:table-cell table:style-name="ce18" table:content-validation-name="val4" table:formula="of:=AVERAGE([$Main.C43];[$Main.E43];[$Main.G43];[$Main.I43];[$Main.K43];[$Main.M43];[$Main.O43];[$Main.Q43];[$Main.S43];[$Main.U43])" office:value-type="float" office:value="0.0567801" calcext:value-type="float">
            <text:p>0,05678</text:p>
          </table:table-cell>
          <table:table-cell table:style-name="ce18" table:content-validation-name="val4" table:formula="of:=STDEV([$Main.C43];[$Main.E43];[$Main.G43];[$Main.I43];[$Main.K43];[$Main.M43];[$Main.O43];[$Main.Q43];[$Main.S43];[$Main.U43])" office:value-type="float" office:value="0.012282407169516" calcext:value-type="float">
            <text:p>0,012282</text:p>
          </table:table-cell>
          <table:table-cell table:style-name="ce18" table:content-validation-name="val4" table:formula="of:=IF([.$B42]=0;0;(([.E42]-[.$B42])/[.$B42])*100)" office:value-type="float" office:value="0" calcext:value-type="float">
            <text:p>0</text:p>
          </table:table-cell>
          <table:table-cell table:style-name="ce18" table:content-validation-name="val4" table:formula="of:=IF([.$B42]=0;0;(([.F42]-[.$B42])/[.$B42])*100)" office:value-type="float" office:value="0.071756977749394" calcext:value-type="float">
            <text:p>0,07175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2]" office:value-type="string" office:string-value="GKD-b_41_n150_m15" calcext:value-type="string">
            <text:p>GKD-b_41_n150_m15</text:p>
          </table:table-cell>
          <table:table-cell table:style-name="ce11" table:content-validation-name="val4" office:value-type="float" office:value="14852.5" calcext:value-type="float">
            <text:p>14852,5</text:p>
          </table:table-cell>
          <table:table-cell table:style-name="ce11" table:content-validation-name="val4" office:value-type="float" office:value="100.699" calcext:value-type="float">
            <text:p>100,69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4];[$Main.D44];[$Main.F44];[$Main.H44];[$Main.J44];[$Main.L44];[$Main.N44];[$Main.P44];[$Main.R44];[$Main.T44])" office:value-type="float" office:value="14852.5" calcext:value-type="float">
            <text:p>14852,5</text:p>
          </table:table-cell>
          <table:table-cell table:style-name="ce18" table:content-validation-name="val4" table:formula="of:=AVERAGE([$Main.B44];[$Main.D44];[$Main.F44];[$Main.H44];[$Main.J44];[$Main.L44];[$Main.N44];[$Main.P44];[$Main.R44];[$Main.T44])" office:value-type="float" office:value="14854.57" calcext:value-type="float">
            <text:p>14854,57</text:p>
          </table:table-cell>
          <table:table-cell table:style-name="ce18" table:content-validation-name="val4" table:formula="of:=STDEV([$Main.B44];[$Main.D44];[$Main.F44];[$Main.H44];[$Main.J44];[$Main.L44];[$Main.N44];[$Main.P44];[$Main.R44];[$Main.T44])" office:value-type="float" office:value="6.54591475654877" calcext:value-type="float">
            <text:p>6,545915</text:p>
          </table:table-cell>
          <table:table-cell table:style-name="ce18" table:content-validation-name="val4" table:formula="of:=MIN([$Main.C44];[$Main.E44];[$Main.G44];[$Main.I44];[$Main.K44];[$Main.M44];[$Main.O44];[$Main.Q44];[$Main.S44];[$Main.U44])" office:value-type="float" office:value="0.049987" calcext:value-type="float">
            <text:p>0,049987</text:p>
          </table:table-cell>
          <table:table-cell table:style-name="ce18" table:content-validation-name="val4" table:formula="of:=AVERAGE([$Main.C44];[$Main.E44];[$Main.G44];[$Main.I44];[$Main.K44];[$Main.M44];[$Main.O44];[$Main.Q44];[$Main.S44];[$Main.U44])" office:value-type="float" office:value="0.0670095" calcext:value-type="float">
            <text:p>0,06701</text:p>
          </table:table-cell>
          <table:table-cell table:style-name="ce18" table:content-validation-name="val4" table:formula="of:=STDEV([$Main.C44];[$Main.E44];[$Main.G44];[$Main.I44];[$Main.K44];[$Main.M44];[$Main.O44];[$Main.Q44];[$Main.S44];[$Main.U44])" office:value-type="float" office:value="0.0141949736507133" calcext:value-type="float">
            <text:p>0,014195</text:p>
          </table:table-cell>
          <table:table-cell table:style-name="ce18" table:content-validation-name="val4" table:formula="of:=IF([.$B43]=0;0;(([.E43]-[.$B43])/[.$B43])*100)" office:value-type="float" office:value="0" calcext:value-type="float">
            <text:p>0</text:p>
          </table:table-cell>
          <table:table-cell table:style-name="ce18" table:content-validation-name="val4" table:formula="of:=IF([.$B43]=0;0;(([.F43]-[.$B43])/[.$B43])*100)" office:value-type="float" office:value="0.0139370476350886" calcext:value-type="float">
            <text:p>0,01393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3]" office:value-type="string" office:string-value="GKD-b_42_n150_m15" calcext:value-type="string">
            <text:p>GKD-b_42_n150_m15</text:p>
          </table:table-cell>
          <table:table-cell table:style-name="ce11" table:content-validation-name="val4" office:value-type="float" office:value="6570.23" calcext:value-type="float">
            <text:p>6570,23</text:p>
          </table:table-cell>
          <table:table-cell table:style-name="ce11" table:content-validation-name="val4" office:value-type="float" office:value="87.6128" calcext:value-type="float">
            <text:p>87,612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5];[$Main.D45];[$Main.F45];[$Main.H45];[$Main.J45];[$Main.L45];[$Main.N45];[$Main.P45];[$Main.R45];[$Main.T45])" office:value-type="float" office:value="6578.33" calcext:value-type="float">
            <text:p>6578,33</text:p>
          </table:table-cell>
          <table:table-cell table:style-name="ce18" table:content-validation-name="val4" table:formula="of:=AVERAGE([$Main.B45];[$Main.D45];[$Main.F45];[$Main.H45];[$Main.J45];[$Main.L45];[$Main.N45];[$Main.P45];[$Main.R45];[$Main.T45])" office:value-type="float" office:value="6578.33" calcext:value-type="float">
            <text:p>6578,33</text:p>
          </table:table-cell>
          <table:table-cell table:style-name="ce18" table:content-validation-name="val4" table:formula="of:=STDEV([$Main.B45];[$Main.D45];[$Main.F45];[$Main.H45];[$Main.J45];[$Main.L45];[$Main.N45];[$Main.P45];[$Main.R45];[$Main.T45])" office:value-type="float" office:value="0" calcext:value-type="float">
            <text:p>0</text:p>
          </table:table-cell>
          <table:table-cell table:style-name="ce18" table:content-validation-name="val4" table:formula="of:=MIN([$Main.C45];[$Main.E45];[$Main.G45];[$Main.I45];[$Main.K45];[$Main.M45];[$Main.O45];[$Main.Q45];[$Main.S45];[$Main.U45])" office:value-type="float" office:value="0.0503" calcext:value-type="float">
            <text:p>0,0503</text:p>
          </table:table-cell>
          <table:table-cell table:style-name="ce18" table:content-validation-name="val4" table:formula="of:=AVERAGE([$Main.C45];[$Main.E45];[$Main.G45];[$Main.I45];[$Main.K45];[$Main.M45];[$Main.O45];[$Main.Q45];[$Main.S45];[$Main.U45])" office:value-type="float" office:value="0.062541" calcext:value-type="float">
            <text:p>0,062541</text:p>
          </table:table-cell>
          <table:table-cell table:style-name="ce18" table:content-validation-name="val4" table:formula="of:=STDEV([$Main.C45];[$Main.E45];[$Main.G45];[$Main.I45];[$Main.K45];[$Main.M45];[$Main.O45];[$Main.Q45];[$Main.S45];[$Main.U45])" office:value-type="float" office:value="0.00911630090673965" calcext:value-type="float">
            <text:p>0,009116</text:p>
          </table:table-cell>
          <table:table-cell table:style-name="ce18" table:content-validation-name="val4" table:formula="of:=IF([.$B44]=0;0;(([.E44]-[.$B44])/[.$B44])*100)" office:value-type="float" office:value="0.123283355377215" calcext:value-type="float">
            <text:p>0,123283</text:p>
          </table:table-cell>
          <table:table-cell table:style-name="ce18" table:content-validation-name="val4" table:formula="of:=IF([.$B44]=0;0;(([.F44]-[.$B44])/[.$B44])*100)" office:value-type="float" office:value="0.123283355377215" calcext:value-type="float">
            <text:p>0,12328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4]" office:value-type="string" office:string-value="GKD-b_43_n150_m15" calcext:value-type="string">
            <text:p>GKD-b_43_n150_m15</text:p>
          </table:table-cell>
          <table:table-cell table:style-name="ce11" table:content-validation-name="val4" office:value-type="float" office:value="4750.74" calcext:value-type="float">
            <text:p>4750,74</text:p>
          </table:table-cell>
          <table:table-cell table:style-name="ce11" table:content-validation-name="val4" office:value-type="float" office:value="30.3787" calcext:value-type="float">
            <text:p>30,378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6];[$Main.D46];[$Main.F46];[$Main.H46];[$Main.J46];[$Main.L46];[$Main.N46];[$Main.P46];[$Main.R46];[$Main.T46])" office:value-type="float" office:value="4750.74" calcext:value-type="float">
            <text:p>4750,74</text:p>
          </table:table-cell>
          <table:table-cell table:style-name="ce18" table:content-validation-name="val4" table:formula="of:=AVERAGE([$Main.B46];[$Main.D46];[$Main.F46];[$Main.H46];[$Main.J46];[$Main.L46];[$Main.N46];[$Main.P46];[$Main.R46];[$Main.T46])" office:value-type="float" office:value="4750.74" calcext:value-type="float">
            <text:p>4750,74</text:p>
          </table:table-cell>
          <table:table-cell table:style-name="ce18" table:content-validation-name="val4" table:formula="of:=STDEV([$Main.B46];[$Main.D46];[$Main.F46];[$Main.H46];[$Main.J46];[$Main.L46];[$Main.N46];[$Main.P46];[$Main.R46];[$Main.T46])" office:value-type="float" office:value="0" calcext:value-type="float">
            <text:p>0</text:p>
          </table:table-cell>
          <table:table-cell table:style-name="ce18" table:content-validation-name="val4" table:formula="of:=MIN([$Main.C46];[$Main.E46];[$Main.G46];[$Main.I46];[$Main.K46];[$Main.M46];[$Main.O46];[$Main.Q46];[$Main.S46];[$Main.U46])" office:value-type="float" office:value="0.047395" calcext:value-type="float">
            <text:p>0,047395</text:p>
          </table:table-cell>
          <table:table-cell table:style-name="ce18" table:content-validation-name="val4" table:formula="of:=AVERAGE([$Main.C46];[$Main.E46];[$Main.G46];[$Main.I46];[$Main.K46];[$Main.M46];[$Main.O46];[$Main.Q46];[$Main.S46];[$Main.U46])" office:value-type="float" office:value="0.068656" calcext:value-type="float">
            <text:p>0,068656</text:p>
          </table:table-cell>
          <table:table-cell table:style-name="ce18" table:content-validation-name="val4" table:formula="of:=STDEV([$Main.C46];[$Main.E46];[$Main.G46];[$Main.I46];[$Main.K46];[$Main.M46];[$Main.O46];[$Main.Q46];[$Main.S46];[$Main.U46])" office:value-type="float" office:value="0.0138887642758854" calcext:value-type="float">
            <text:p>0,013889</text:p>
          </table:table-cell>
          <table:table-cell table:style-name="ce18" table:content-validation-name="val4" table:formula="of:=IF([.$B45]=0;0;(([.E45]-[.$B45])/[.$B45])*100)" office:value-type="float" office:value="0" calcext:value-type="float">
            <text:p>0</text:p>
          </table:table-cell>
          <table:table-cell table:style-name="ce18" table:content-validation-name="val4" table:formula="of:=IF([.$B45]=0;0;(([.F45]-[.$B45])/[.$B4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5]" office:value-type="string" office:string-value="GKD-b_44_n150_m15" calcext:value-type="string">
            <text:p>GKD-b_44_n150_m15</text:p>
          </table:table-cell>
          <table:table-cell table:style-name="ce11" table:content-validation-name="val4" office:value-type="float" office:value="8328.39" calcext:value-type="float">
            <text:p>8328,39</text:p>
          </table:table-cell>
          <table:table-cell table:style-name="ce11" table:content-validation-name="val4" office:value-type="float" office:value="61.5053" calcext:value-type="float">
            <text:p>61,505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7];[$Main.D47];[$Main.F47];[$Main.H47];[$Main.J47];[$Main.L47];[$Main.N47];[$Main.P47];[$Main.R47];[$Main.T47])" office:value-type="float" office:value="8328.39" calcext:value-type="float">
            <text:p>8328,39</text:p>
          </table:table-cell>
          <table:table-cell table:style-name="ce18" table:content-validation-name="val4" table:formula="of:=AVERAGE([$Main.B47];[$Main.D47];[$Main.F47];[$Main.H47];[$Main.J47];[$Main.L47];[$Main.N47];[$Main.P47];[$Main.R47];[$Main.T47])" office:value-type="float" office:value="8348.306" calcext:value-type="float">
            <text:p>8348,306</text:p>
          </table:table-cell>
          <table:table-cell table:style-name="ce18" table:content-validation-name="val4" table:formula="of:=STDEV([$Main.B47];[$Main.D47];[$Main.F47];[$Main.H47];[$Main.J47];[$Main.L47];[$Main.N47];[$Main.P47];[$Main.R47];[$Main.T47])" office:value-type="float" office:value="25.9822098110742" calcext:value-type="float">
            <text:p>25,98221</text:p>
          </table:table-cell>
          <table:table-cell table:style-name="ce18" table:content-validation-name="val4" table:formula="of:=MIN([$Main.C47];[$Main.E47];[$Main.G47];[$Main.I47];[$Main.K47];[$Main.M47];[$Main.O47];[$Main.Q47];[$Main.S47];[$Main.U47])" office:value-type="float" office:value="0.053858" calcext:value-type="float">
            <text:p>0,053858</text:p>
          </table:table-cell>
          <table:table-cell table:style-name="ce18" table:content-validation-name="val4" table:formula="of:=AVERAGE([$Main.C47];[$Main.E47];[$Main.G47];[$Main.I47];[$Main.K47];[$Main.M47];[$Main.O47];[$Main.Q47];[$Main.S47];[$Main.U47])" office:value-type="float" office:value="0.0760839" calcext:value-type="float">
            <text:p>0,076084</text:p>
          </table:table-cell>
          <table:table-cell table:style-name="ce18" table:content-validation-name="val4" table:formula="of:=STDEV([$Main.C47];[$Main.E47];[$Main.G47];[$Main.I47];[$Main.K47];[$Main.M47];[$Main.O47];[$Main.Q47];[$Main.S47];[$Main.U47])" office:value-type="float" office:value="0.0125030073311273" calcext:value-type="float">
            <text:p>0,012503</text:p>
          </table:table-cell>
          <table:table-cell table:style-name="ce18" table:content-validation-name="val4" table:formula="of:=IF([.$B46]=0;0;(([.E46]-[.$B46])/[.$B46])*100)" office:value-type="float" office:value="0" calcext:value-type="float">
            <text:p>0</text:p>
          </table:table-cell>
          <table:table-cell table:style-name="ce18" table:content-validation-name="val4" table:formula="of:=IF([.$B46]=0;0;(([.F46]-[.$B46])/[.$B46])*100)" office:value-type="float" office:value="0.239133854202326" calcext:value-type="float">
            <text:p>0,23913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6]" office:value-type="string" office:string-value="GKD-b_45_n150_m15" calcext:value-type="string">
            <text:p>GKD-b_45_n150_m15</text:p>
          </table:table-cell>
          <table:table-cell table:style-name="ce11" table:content-validation-name="val4" office:value-type="float" office:value="9427.46" calcext:value-type="float">
            <text:p>9427,46</text:p>
          </table:table-cell>
          <table:table-cell table:style-name="ce11" table:content-validation-name="val4" office:value-type="float" office:value="236.277" calcext:value-type="float">
            <text:p>236,27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8];[$Main.D48];[$Main.F48];[$Main.H48];[$Main.J48];[$Main.L48];[$Main.N48];[$Main.P48];[$Main.R48];[$Main.T48])" office:value-type="float" office:value="9427.46" calcext:value-type="float">
            <text:p>9427,46</text:p>
          </table:table-cell>
          <table:table-cell table:style-name="ce18" table:content-validation-name="val4" table:formula="of:=AVERAGE([$Main.B48];[$Main.D48];[$Main.F48];[$Main.H48];[$Main.J48];[$Main.L48];[$Main.N48];[$Main.P48];[$Main.R48];[$Main.T48])" office:value-type="float" office:value="9427.46" calcext:value-type="float">
            <text:p>9427,46</text:p>
          </table:table-cell>
          <table:table-cell table:style-name="ce18" table:content-validation-name="val4" table:formula="of:=STDEV([$Main.B48];[$Main.D48];[$Main.F48];[$Main.H48];[$Main.J48];[$Main.L48];[$Main.N48];[$Main.P48];[$Main.R48];[$Main.T48])" office:value-type="float" office:value="0" calcext:value-type="float">
            <text:p>0</text:p>
          </table:table-cell>
          <table:table-cell table:style-name="ce18" table:content-validation-name="val4" table:formula="of:=MIN([$Main.C48];[$Main.E48];[$Main.G48];[$Main.I48];[$Main.K48];[$Main.M48];[$Main.O48];[$Main.Q48];[$Main.S48];[$Main.U48])" office:value-type="float" office:value="0.040029" calcext:value-type="float">
            <text:p>0,040029</text:p>
          </table:table-cell>
          <table:table-cell table:style-name="ce18" table:content-validation-name="val4" table:formula="of:=AVERAGE([$Main.C48];[$Main.E48];[$Main.G48];[$Main.I48];[$Main.K48];[$Main.M48];[$Main.O48];[$Main.Q48];[$Main.S48];[$Main.U48])" office:value-type="float" office:value="0.0694873" calcext:value-type="float">
            <text:p>0,069487</text:p>
          </table:table-cell>
          <table:table-cell table:style-name="ce18" table:content-validation-name="val4" table:formula="of:=STDEV([$Main.C48];[$Main.E48];[$Main.G48];[$Main.I48];[$Main.K48];[$Main.M48];[$Main.O48];[$Main.Q48];[$Main.S48];[$Main.U48])" office:value-type="float" office:value="0.0127867962632466" calcext:value-type="float">
            <text:p>0,012787</text:p>
          </table:table-cell>
          <table:table-cell table:style-name="ce18" table:content-validation-name="val4" table:formula="of:=IF([.$B47]=0;0;(([.E47]-[.$B47])/[.$B47])*100)" office:value-type="float" office:value="0" calcext:value-type="float">
            <text:p>0</text:p>
          </table:table-cell>
          <table:table-cell table:style-name="ce18" table:content-validation-name="val4" table:formula="of:=IF([.$B47]=0;0;(([.F47]-[.$B47])/[.$B4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7]" office:value-type="string" office:string-value="GKD-b_46_n150_m45" calcext:value-type="string">
            <text:p>GKD-b_46_n150_m45</text:p>
          </table:table-cell>
          <table:table-cell table:style-name="ce11" table:content-validation-name="val4" office:value-type="float" office:value="114333" calcext:value-type="float">
            <text:p>114333</text:p>
          </table:table-cell>
          <table:table-cell table:style-name="ce11" table:content-validation-name="val4" office:value-type="float" office:value="1801.31" calcext:value-type="float">
            <text:p>1801,3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9];[$Main.D49];[$Main.F49];[$Main.H49];[$Main.J49];[$Main.L49];[$Main.N49];[$Main.P49];[$Main.R49];[$Main.T49])" office:value-type="float" office:value="114361" calcext:value-type="float">
            <text:p>114361</text:p>
          </table:table-cell>
          <table:table-cell table:style-name="ce18" table:content-validation-name="val4" table:formula="of:=AVERAGE([$Main.B49];[$Main.D49];[$Main.F49];[$Main.H49];[$Main.J49];[$Main.L49];[$Main.N49];[$Main.P49];[$Main.R49];[$Main.T49])" office:value-type="float" office:value="114449.2" calcext:value-type="float">
            <text:p>114449,2</text:p>
          </table:table-cell>
          <table:table-cell table:style-name="ce18" table:content-validation-name="val4" table:formula="of:=STDEV([$Main.B49];[$Main.D49];[$Main.F49];[$Main.H49];[$Main.J49];[$Main.L49];[$Main.N49];[$Main.P49];[$Main.R49];[$Main.T49])" office:value-type="float" office:value="46.5231125355989" calcext:value-type="float">
            <text:p>46,523113</text:p>
          </table:table-cell>
          <table:table-cell table:style-name="ce18" table:content-validation-name="val4" table:formula="of:=MIN([$Main.C49];[$Main.E49];[$Main.G49];[$Main.I49];[$Main.K49];[$Main.M49];[$Main.O49];[$Main.Q49];[$Main.S49];[$Main.U49])" office:value-type="float" office:value="0.07143" calcext:value-type="float">
            <text:p>0,07143</text:p>
          </table:table-cell>
          <table:table-cell table:style-name="ce18" table:content-validation-name="val4" table:formula="of:=AVERAGE([$Main.C49];[$Main.E49];[$Main.G49];[$Main.I49];[$Main.K49];[$Main.M49];[$Main.O49];[$Main.Q49];[$Main.S49];[$Main.U49])" office:value-type="float" office:value="0.0952321" calcext:value-type="float">
            <text:p>0,095232</text:p>
          </table:table-cell>
          <table:table-cell table:style-name="ce18" table:content-validation-name="val4" table:formula="of:=STDEV([$Main.C49];[$Main.E49];[$Main.G49];[$Main.I49];[$Main.K49];[$Main.M49];[$Main.O49];[$Main.Q49];[$Main.S49];[$Main.U49])" office:value-type="float" office:value="0.0180050328609037" calcext:value-type="float">
            <text:p>0,018005</text:p>
          </table:table-cell>
          <table:table-cell table:style-name="ce18" table:content-validation-name="val4" table:formula="of:=IF([.$B48]=0;0;(([.E48]-[.$B48])/[.$B48])*100)" office:value-type="float" office:value="0.0244898673173974" calcext:value-type="float">
            <text:p>0,02449</text:p>
          </table:table-cell>
          <table:table-cell table:style-name="ce18" table:content-validation-name="val4" table:formula="of:=IF([.$B48]=0;0;(([.F48]-[.$B48])/[.$B48])*100)" office:value-type="float" office:value="0.101632949367197" calcext:value-type="float">
            <text:p>0,10163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8]" office:value-type="string" office:string-value="GKD-b_47_n150_m45" calcext:value-type="string">
            <text:p>GKD-b_47_n150_m45</text:p>
          </table:table-cell>
          <table:table-cell table:style-name="ce11" table:content-validation-name="val4" office:value-type="float" office:value="155461" calcext:value-type="float">
            <text:p>155461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0];[$Main.D50];[$Main.F50];[$Main.H50];[$Main.J50];[$Main.L50];[$Main.N50];[$Main.P50];[$Main.R50];[$Main.T50])" office:value-type="float" office:value="155404" calcext:value-type="float">
            <text:p>155404</text:p>
          </table:table-cell>
          <table:table-cell table:style-name="ce18" table:content-validation-name="val4" table:formula="of:=AVERAGE([$Main.B50];[$Main.D50];[$Main.F50];[$Main.H50];[$Main.J50];[$Main.L50];[$Main.N50];[$Main.P50];[$Main.R50];[$Main.T50])" office:value-type="float" office:value="155404" calcext:value-type="float">
            <text:p>155404</text:p>
          </table:table-cell>
          <table:table-cell table:style-name="ce18" table:content-validation-name="val4" table:formula="of:=STDEV([$Main.B50];[$Main.D50];[$Main.F50];[$Main.H50];[$Main.J50];[$Main.L50];[$Main.N50];[$Main.P50];[$Main.R50];[$Main.T50])" office:value-type="float" office:value="0" calcext:value-type="float">
            <text:p>0</text:p>
          </table:table-cell>
          <table:table-cell table:style-name="ce18" table:content-validation-name="val4" table:formula="of:=MIN([$Main.C50];[$Main.E50];[$Main.G50];[$Main.I50];[$Main.K50];[$Main.M50];[$Main.O50];[$Main.Q50];[$Main.S50];[$Main.U50])" office:value-type="float" office:value="0.080992" calcext:value-type="float">
            <text:p>0,080992</text:p>
          </table:table-cell>
          <table:table-cell table:style-name="ce18" table:content-validation-name="val4" table:formula="of:=AVERAGE([$Main.C50];[$Main.E50];[$Main.G50];[$Main.I50];[$Main.K50];[$Main.M50];[$Main.O50];[$Main.Q50];[$Main.S50];[$Main.U50])" office:value-type="float" office:value="0.0921733" calcext:value-type="float">
            <text:p>0,092173</text:p>
          </table:table-cell>
          <table:table-cell table:style-name="ce18" table:content-validation-name="val4" table:formula="of:=STDEV([$Main.C50];[$Main.E50];[$Main.G50];[$Main.I50];[$Main.K50];[$Main.M50];[$Main.O50];[$Main.Q50];[$Main.S50];[$Main.U50])" office:value-type="float" office:value="0.00743557165178905" calcext:value-type="float">
            <text:p>0,007436</text:p>
          </table:table-cell>
          <table:table-cell table:style-name="ce18" table:content-validation-name="val4" table:formula="of:=IF([.$B49]=0;0;(([.E49]-[.$B49])/[.$B49])*100)" office:value-type="float" office:value="-0.0366651443127215" calcext:value-type="float">
            <text:p>-0,036665</text:p>
          </table:table-cell>
          <table:table-cell table:style-name="ce18" table:content-validation-name="val4" table:formula="of:=IF([.$B49]=0;0;(([.F49]-[.$B49])/[.$B49])*100)" office:value-type="float" office:value="-0.0366651443127215" calcext:value-type="float">
            <text:p>-0,03666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9]" office:value-type="string" office:string-value="GKD-b_48_n150_m45" calcext:value-type="string">
            <text:p>GKD-b_48_n150_m45</text:p>
          </table:table-cell>
          <table:table-cell table:style-name="ce11" table:content-validation-name="val4" office:value-type="float" office:value="95543.9" calcext:value-type="float">
            <text:p>95543,9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1];[$Main.D51];[$Main.F51];[$Main.H51];[$Main.J51];[$Main.L51];[$Main.N51];[$Main.P51];[$Main.R51];[$Main.T51])" office:value-type="float" office:value="95204.6" calcext:value-type="float">
            <text:p>95204,6</text:p>
          </table:table-cell>
          <table:table-cell table:style-name="ce18" table:content-validation-name="val4" table:formula="of:=AVERAGE([$Main.B51];[$Main.D51];[$Main.F51];[$Main.H51];[$Main.J51];[$Main.L51];[$Main.N51];[$Main.P51];[$Main.R51];[$Main.T51])" office:value-type="float" office:value="95343.55" calcext:value-type="float">
            <text:p>95343,55</text:p>
          </table:table-cell>
          <table:table-cell table:style-name="ce18" table:content-validation-name="val4" table:formula="of:=STDEV([$Main.B51];[$Main.D51];[$Main.F51];[$Main.H51];[$Main.J51];[$Main.L51];[$Main.N51];[$Main.P51];[$Main.R51];[$Main.T51])" office:value-type="float" office:value="89.995064679493" calcext:value-type="float">
            <text:p>89,995065</text:p>
          </table:table-cell>
          <table:table-cell table:style-name="ce18" table:content-validation-name="val4" table:formula="of:=MIN([$Main.C51];[$Main.E51];[$Main.G51];[$Main.I51];[$Main.K51];[$Main.M51];[$Main.O51];[$Main.Q51];[$Main.S51];[$Main.U51])" office:value-type="float" office:value="0.079583" calcext:value-type="float">
            <text:p>0,079583</text:p>
          </table:table-cell>
          <table:table-cell table:style-name="ce18" table:content-validation-name="val4" table:formula="of:=AVERAGE([$Main.C51];[$Main.E51];[$Main.G51];[$Main.I51];[$Main.K51];[$Main.M51];[$Main.O51];[$Main.Q51];[$Main.S51];[$Main.U51])" office:value-type="float" office:value="0.1052075" calcext:value-type="float">
            <text:p>0,105208</text:p>
          </table:table-cell>
          <table:table-cell table:style-name="ce18" table:content-validation-name="val4" table:formula="of:=STDEV([$Main.C51];[$Main.E51];[$Main.G51];[$Main.I51];[$Main.K51];[$Main.M51];[$Main.O51];[$Main.Q51];[$Main.S51];[$Main.U51])" office:value-type="float" office:value="0.015712013961368" calcext:value-type="float">
            <text:p>0,015712</text:p>
          </table:table-cell>
          <table:table-cell table:style-name="ce18" table:content-validation-name="val4" table:formula="of:=IF([.$B50]=0;0;(([.E50]-[.$B50])/[.$B50])*100)" office:value-type="float" office:value="-0.355124712305012" calcext:value-type="float">
            <text:p>-0,355125</text:p>
          </table:table-cell>
          <table:table-cell table:style-name="ce18" table:content-validation-name="val4" table:formula="of:=IF([.$B50]=0;0;(([.F50]-[.$B50])/[.$B50])*100)" office:value-type="float" office:value="-0.209694182464821" calcext:value-type="float">
            <text:p>-0,209694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0]" office:value-type="string" office:string-value="GKD-b_49_n150_m45" calcext:value-type="string">
            <text:p>GKD-b_49_n150_m45</text:p>
          </table:table-cell>
          <table:table-cell table:style-name="ce11" table:content-validation-name="val4" office:value-type="float" office:value="155615" calcext:value-type="float">
            <text:p>155615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2];[$Main.D52];[$Main.F52];[$Main.H52];[$Main.J52];[$Main.L52];[$Main.N52];[$Main.P52];[$Main.R52];[$Main.T52])" office:value-type="float" office:value="155535" calcext:value-type="float">
            <text:p>155535</text:p>
          </table:table-cell>
          <table:table-cell table:style-name="ce18" table:content-validation-name="val4" table:formula="of:=AVERAGE([$Main.B52];[$Main.D52];[$Main.F52];[$Main.H52];[$Main.J52];[$Main.L52];[$Main.N52];[$Main.P52];[$Main.R52];[$Main.T52])" office:value-type="float" office:value="155535" calcext:value-type="float">
            <text:p>155535</text:p>
          </table:table-cell>
          <table:table-cell table:style-name="ce18" table:content-validation-name="val4" table:formula="of:=STDEV([$Main.B52];[$Main.D52];[$Main.F52];[$Main.H52];[$Main.J52];[$Main.L52];[$Main.N52];[$Main.P52];[$Main.R52];[$Main.T52])" office:value-type="float" office:value="0" calcext:value-type="float">
            <text:p>0</text:p>
          </table:table-cell>
          <table:table-cell table:style-name="ce18" table:content-validation-name="val4" table:formula="of:=MIN([$Main.C52];[$Main.E52];[$Main.G52];[$Main.I52];[$Main.K52];[$Main.M52];[$Main.O52];[$Main.Q52];[$Main.S52];[$Main.U52])" office:value-type="float" office:value="0.077766" calcext:value-type="float">
            <text:p>0,077766</text:p>
          </table:table-cell>
          <table:table-cell table:style-name="ce18" table:content-validation-name="val4" table:formula="of:=AVERAGE([$Main.C52];[$Main.E52];[$Main.G52];[$Main.I52];[$Main.K52];[$Main.M52];[$Main.O52];[$Main.Q52];[$Main.S52];[$Main.U52])" office:value-type="float" office:value="0.0871799" calcext:value-type="float">
            <text:p>0,08718</text:p>
          </table:table-cell>
          <table:table-cell table:style-name="ce18" table:content-validation-name="val4" table:formula="of:=STDEV([$Main.C52];[$Main.E52];[$Main.G52];[$Main.I52];[$Main.K52];[$Main.M52];[$Main.O52];[$Main.Q52];[$Main.S52];[$Main.U52])" office:value-type="float" office:value="0.00663808575904563" calcext:value-type="float">
            <text:p>0,006638</text:p>
          </table:table-cell>
          <table:table-cell table:style-name="ce18" table:content-validation-name="val4" table:formula="of:=IF([.$B51]=0;0;(([.E51]-[.$B51])/[.$B51])*100)" office:value-type="float" office:value="-0.051408925874755" calcext:value-type="float">
            <text:p>-0,051409</text:p>
          </table:table-cell>
          <table:table-cell table:style-name="ce18" table:content-validation-name="val4" table:formula="of:=IF([.$B51]=0;0;(([.F51]-[.$B51])/[.$B51])*100)" office:value-type="float" office:value="-0.051408925874755" calcext:value-type="float">
            <text:p>-0,05140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1]" office:value-type="string" office:string-value="GKD-b_50_n150_m45" calcext:value-type="string">
            <text:p>GKD-b_50_n150_m45</text:p>
          </table:table-cell>
          <table:table-cell table:style-name="ce11" table:content-validation-name="val4" office:value-type="float" office:value="100057" calcext:value-type="float">
            <text:p>100057</text:p>
          </table:table-cell>
          <table:table-cell table:style-name="ce11" table:content-validation-name="val4" office:value-type="float" office:value="223.23" calcext:value-type="float">
            <text:p>223,2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3];[$Main.D53];[$Main.F53];[$Main.H53];[$Main.J53];[$Main.L53];[$Main.N53];[$Main.P53];[$Main.R53];[$Main.T53])" office:value-type="float" office:value="100057" calcext:value-type="float">
            <text:p>100057</text:p>
          </table:table-cell>
          <table:table-cell table:style-name="ce18" table:content-validation-name="val4" table:formula="of:=AVERAGE([$Main.B53];[$Main.D53];[$Main.F53];[$Main.H53];[$Main.J53];[$Main.L53];[$Main.N53];[$Main.P53];[$Main.R53];[$Main.T53])" office:value-type="float" office:value="100057" calcext:value-type="float">
            <text:p>100057</text:p>
          </table:table-cell>
          <table:table-cell table:style-name="ce18" table:content-validation-name="val4" table:formula="of:=STDEV([$Main.B53];[$Main.D53];[$Main.F53];[$Main.H53];[$Main.J53];[$Main.L53];[$Main.N53];[$Main.P53];[$Main.R53];[$Main.T53])" office:value-type="float" office:value="0" calcext:value-type="float">
            <text:p>0</text:p>
          </table:table-cell>
          <table:table-cell table:style-name="ce18" table:content-validation-name="val4" table:formula="of:=MIN([$Main.C53];[$Main.E53];[$Main.G53];[$Main.I53];[$Main.K53];[$Main.M53];[$Main.O53];[$Main.Q53];[$Main.S53];[$Main.U53])" office:value-type="float" office:value="0.078827" calcext:value-type="float">
            <text:p>0,078827</text:p>
          </table:table-cell>
          <table:table-cell table:style-name="ce18" table:content-validation-name="val4" table:formula="of:=AVERAGE([$Main.C53];[$Main.E53];[$Main.G53];[$Main.I53];[$Main.K53];[$Main.M53];[$Main.O53];[$Main.Q53];[$Main.S53];[$Main.U53])" office:value-type="float" office:value="0.095624" calcext:value-type="float">
            <text:p>0,095624</text:p>
          </table:table-cell>
          <table:table-cell table:style-name="ce18" table:content-validation-name="val4" table:formula="of:=STDEV([$Main.C53];[$Main.E53];[$Main.G53];[$Main.I53];[$Main.K53];[$Main.M53];[$Main.O53];[$Main.Q53];[$Main.S53];[$Main.U53])" office:value-type="float" office:value="0.0146941044867207" calcext:value-type="float">
            <text:p>0,014694</text:p>
          </table:table-cell>
          <table:table-cell table:style-name="ce18" table:content-validation-name="val4" table:formula="of:=IF([.$B52]=0;0;(([.E52]-[.$B52])/[.$B52])*100)" office:value-type="float" office:value="0" calcext:value-type="float">
            <text:p>0</text:p>
          </table:table-cell>
          <table:table-cell table:style-name="ce18" table:content-validation-name="val4" table:formula="of:=IF([.$B52]=0;0;(([.F52]-[.$B52])/[.$B5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52])" office:value-type="float" office:value="22292.807835" calcext:value-type="float">
            <text:p>22292,807835</text:p>
          </table:table-cell>
          <table:table-cell table:style-name="ce16" table:content-validation-name="val4" table:formula="of:=SUM([.D3:.D52])" office:value-type="float" office:value="4" calcext:value-type="float">
            <text:p>4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52])" office:value-type="float" office:value="1.28857" calcext:value-type="float">
            <text:p>1,28857</text:p>
          </table:table-cell>
          <table:table-cell table:style-name="ce16" table:content-validation-name="val4" table:formula="of:=SUM([.I3:.I52])" office:value-type="float" office:value="1.6841226" calcext:value-type="float">
            <text:p>1,684123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52])" office:value-type="float" office:value="27268.8168794" calcext:value-type="float">
            <text:p>27268,816879</text:p>
          </table:table-cell>
          <table:table-cell table:style-name="ce16" table:content-validation-name="val4" table:formula="of:=AVERAGE([.C3:.C52])" office:value-type="float" office:value="445.8561567" calcext:value-type="float">
            <text:p>445,856157</text:p>
          </table:table-cell>
          <table:table-cell table:style-name="ce16" table:content-validation-name="val4" table:formula="of:=AVERAGE([.D3:.D52])" office:value-type="float" office:value="0.08" calcext:value-type="float">
            <text:p>0,08</text:p>
          </table:table-cell>
          <table:table-cell table:style-name="ce16" table:content-validation-name="val4" table:formula="of:=AVERAGE([.E3:.E52])" office:value-type="float" office:value="27260.9208794" calcext:value-type="float">
            <text:p>27260,920879</text:p>
          </table:table-cell>
          <table:table-cell table:style-name="ce16" table:content-validation-name="val4" table:formula="of:=AVERAGE([.F3:.F52])" office:value-type="float" office:value="27272.0276982" calcext:value-type="float">
            <text:p>27272,027698</text:p>
          </table:table-cell>
          <table:table-cell table:style-name="ce16" table:content-validation-name="val4" table:formula="of:=AVERAGE([.G3:.G52])" office:value-type="float" office:value="7.45059103614577" calcext:value-type="float">
            <text:p>7,450591</text:p>
          </table:table-cell>
          <table:table-cell table:style-name="ce16" table:content-validation-name="val4" table:formula="of:=AVERAGE([.H3:.H52])" office:value-type="float" office:value="0.0257714" calcext:value-type="float">
            <text:p>0,025771</text:p>
          </table:table-cell>
          <table:table-cell table:style-name="ce16" table:content-validation-name="val4" table:formula="of:=AVERAGE([.I3:.I52])" office:value-type="float" office:value="0.033682452" calcext:value-type="float">
            <text:p>0,033682</text:p>
          </table:table-cell>
          <table:table-cell table:style-name="ce16" table:content-validation-name="val4" table:formula="of:=AVERAGE([.J3:.J52])" office:value-type="float" office:value="0.00577602065031928" calcext:value-type="float">
            <text:p>0,005776</text:p>
          </table:table-cell>
          <table:table-cell table:style-name="ce16" table:content-validation-name="val4" table:formula="of:=AVERAGE([.K3:.K52])" office:value-type="float" office:value="0.00511050819659168" calcext:value-type="float">
            <text:p>0,005111</text:p>
          </table:table-cell>
          <table:table-cell table:style-name="ce16" table:content-validation-name="val4" table:formula="of:=AVERAGE([.L3:.L52])" office:value-type="float" office:value="0.25491902158306" calcext:value-type="float">
            <text:p>0,254919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4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37:18.0059054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38:07.012655572</dc:date>
    <meta:generator>LibreOffice/6.1.5.2$Linux_X86_64 LibreOffice_project/10$Build-2</meta:generator>
    <meta:editing-duration>PT11H13M10S</meta:editing-duration>
    <meta:editing-cycles>126</meta:editing-cycles>
    <meta:document-statistic meta:table-count="3" meta:cell-count="18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